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Para_20_05">
      <style:text-properties style:use-window-font-color="true"/>
    </style:style>
    <style:style style:name="P3" style:family="paragraph" style:parent-style-name="Para_20_05">
      <style:paragraph-properties fo:margin-left="0cm" fo:margin-right="2.54cm" fo:text-indent="0cm" style:auto-text-indent="false"/>
    </style:style>
    <style:style style:name="P4" style:family="paragraph" style:parent-style-name="Para_20_05">
      <style:paragraph-properties fo:margin-left="0cm" fo:margin-right="2.54cm" fo:text-indent="0cm" style:auto-text-indent="fals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style:text-underline-style="solid" style:text-underline-width="auto" style:text-underline-color="font-color"/>
    </style:style>
    <style:style style:name="P7" style:family="paragraph" style:parent-style-name="Text_20_body">
      <style:text-properties style:use-window-font-color="true" style:text-underline-style="none"/>
    </style:style>
    <style:style style:name="P8" style:family="paragraph" style:parent-style-name="Text_20_body">
      <style:text-properties style:use-window-font-color="true" fo:background-color="#ffffff"/>
    </style:style>
    <style:style style:name="P9" style:family="paragraph" style:parent-style-name="Text_20_body">
      <style:text-properties style:use-window-font-color="true" fo:language="ru" fo:country="RU" fo:background-color="#ffffff"/>
    </style:style>
    <style:style style:name="P10" style:family="paragraph" style:parent-style-name="Text_20_body">
      <style:text-properties style:use-window-font-color="true" fo:font-weight="bold" style:font-weight-asian="bold" style:font-weight-complex="bold"/>
    </style:style>
    <style:style style:name="P11" style:family="paragraph" style:parent-style-name="Text_20_body">
      <style:text-properties style:use-window-font-color="true" fo:font-weight="normal" style:font-weight-asian="normal" style:font-weight-complex="normal"/>
    </style:style>
    <style:style style:name="P12" style:family="paragraph" style:parent-style-name="Text_20_body">
      <style:text-properties style:use-window-font-color="true" fo:font-style="normal" style:font-style-asian="normal" style:font-style-complex="normal"/>
    </style:style>
    <style:style style:name="P13" style:family="paragraph" style:parent-style-name="Text_20_body">
      <style:text-properties style:use-window-font-color="true" fo:font-size="10pt" style:font-size-asian="10pt" style:font-size-complex="10pt"/>
    </style:style>
    <style:style style:name="P14"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15"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16"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17" style:family="paragraph" style:parent-style-name="Standard">
      <style:text-properties style:use-window-font-color="true" style:text-underline-style="none"/>
    </style:style>
    <style:style style:name="P18" style:family="paragraph" style:parent-style-name="Normal">
      <style:paragraph-properties fo:margin-left="0cm" fo:margin-right="0cm" fo:text-indent="0.847cm" style:auto-text-indent="false"/>
      <style:text-properties style:use-window-font-color="true"/>
    </style:style>
    <style:style style:name="P19" style:family="paragraph" style:parent-style-name="Normal">
      <style:paragraph-properties fo:margin-left="0cm" fo:margin-right="0cm" fo:text-indent="0.847cm" style:auto-text-indent="false" fo:break-before="page"/>
      <style:text-properties style:use-window-font-color="true"/>
    </style:style>
    <style:style style:name="P20"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21"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2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24" style:family="paragraph" style:parent-style-name="Цитата_20_-_20_автор">
      <style:text-properties style:use-window-font-color="true"/>
    </style:style>
    <style:style style:name="P25" style:family="paragraph" style:parent-style-name="Эпиграф">
      <style:text-properties style:use-window-font-color="true"/>
    </style:style>
    <style:style style:name="P26" style:family="paragraph" style:parent-style-name="Эпиграф_20__2b__20_автор">
      <style:text-properties style:use-window-font-color="true"/>
    </style:style>
    <style:style style:name="P27" style:family="paragraph" style:parent-style-name="Subtitle">
      <style:text-properties style:use-window-font-color="true"/>
    </style:style>
    <style:style style:name="P28" style:family="paragraph" style:parent-style-name="Subtitle">
      <style:text-properties style:use-window-font-color="true" style:text-underline-style="none"/>
    </style:style>
    <style:style style:name="P29" style:family="paragraph" style:parent-style-name="Subtitle">
      <style:paragraph-properties fo:margin-top="0.706cm" fo:margin-bottom="0.706cm"/>
      <style:text-properties style:use-window-font-color="true"/>
    </style:style>
    <style:style style:name="P30" style:family="paragraph" style:parent-style-name="Subtitle">
      <style:paragraph-properties fo:margin-top="0.706cm" fo:margin-bottom="0.706cm"/>
      <style:text-properties style:use-window-font-color="true" fo:font-weight="normal" style:font-weight-asian="normal" style:font-weight-complex="normal"/>
    </style:style>
    <style:style style:name="P31" style:family="paragraph" style:parent-style-name="Эпиграф_20_-_20_автор">
      <style:text-properties style:use-window-font-color="true"/>
    </style:style>
    <style:style style:name="P32" style:family="paragraph" style:parent-style-name="Quotations">
      <style:text-properties style:use-window-font-color="true"/>
    </style:style>
    <style:style style:name="P33" style:family="paragraph" style:parent-style-name="Цитата_20__2b__20_автор">
      <style:text-properties style:use-window-font-color="true"/>
    </style:style>
    <style:style style:name="P3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35" style:family="paragraph" style:parent-style-name="Para_20_05" style:master-page-name="MP0">
      <style:paragraph-properties fo:text-align="center" style:justify-single-word="false" style:page-number="auto" fo:break-before="page"/>
    </style:style>
    <style:style style:name="P36" style:family="paragraph" style:parent-style-name="Para_20_05" style:master-page-name="First_20_Page">
      <style:paragraph-properties fo:text-align="center" style:justify-single-word="false" style:page-number="1"/>
    </style:style>
    <style:style style:name="P37"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38" style:family="paragraph" style:parent-style-name="Quotations">
      <style:text-properties style:use-window-font-color="true"/>
    </style:style>
    <style:style style:name="P39"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40" style:family="paragraph" style:parent-style-name="Heading_20_2">
      <style:paragraph-properties fo:break-before="page"/>
      <style:text-properties style:use-window-font-color="true"/>
    </style:style>
    <style:style style:name="P41" style:family="paragraph" style:parent-style-name="Heading_20_3">
      <style:text-properties style:use-window-font-color="true"/>
    </style:style>
    <style:style style:name="P42" style:family="paragraph" style:parent-style-name="Heading_20_3">
      <style:paragraph-properties fo:break-before="page"/>
      <style:text-properties style:use-window-font-color="true"/>
    </style:style>
    <style:style style:name="P43" style:family="paragraph" style:parent-style-name="Heading_20_1" style:master-page-name="Right_20_Page">
      <style:paragraph-properties style:page-number="3"/>
      <style:text-properties style:use-window-font-color="true"/>
    </style:style>
    <style:style style:name="P44" style:family="paragraph" style:parent-style-name="Heading_20_1">
      <style:paragraph-properties fo:break-before="page"/>
      <style:text-properties style:use-window-font-color="true"/>
    </style:style>
    <style:style style:name="P45" style:family="paragraph" style:parent-style-name="Heading_20_1">
      <style:paragraph-properties fo:break-before="page"/>
      <style:text-properties style:use-window-font-color="true" style:text-underline-style="none"/>
    </style:style>
    <style:style style:name="P46" style:family="paragraph" style:parent-style-name="Heading_20_1" style:master-page-name="Index">
      <style:paragraph-properties style:page-number="auto"/>
      <style:text-properties style:use-window-font-color="true"/>
    </style:style>
    <style:style style:name="P47" style:family="paragraph" style:parent-style-name="Text_20_body" style:list-style-name="List_20_1">
      <style:text-properties style:use-window-font-color="true"/>
    </style:style>
    <style:style style:name="P48" style:family="paragraph" style:parent-style-name="Text_20_body" style:list-style-name="L1">
      <style:text-properties style:use-window-font-color="true"/>
    </style:style>
    <style:style style:name="P49" style:family="paragraph" style:parent-style-name="Text_20_body" style:list-style-name="L2">
      <style:text-properties style:use-window-font-color="true"/>
    </style:style>
    <style:style style:name="P50" style:family="paragraph" style:parent-style-name="Text_20_body" style:list-style-name="L3">
      <style:text-properties style:use-window-font-color="true"/>
    </style:style>
    <style:style style:name="P51" style:family="paragraph" style:parent-style-name="Text_20_body" style:list-style-name="L3">
      <style:text-properties style:use-window-font-color="true" style:text-underline-style="none"/>
    </style:style>
    <style:style style:name="P52" style:family="paragraph" style:parent-style-name="Text_20_body" style:list-style-name="L5">
      <style:text-properties style:use-window-font-color="true" style:text-underline-style="none"/>
    </style:style>
    <style:style style:name="P53" style:family="paragraph" style:parent-style-name="Text_20_body" style:list-style-name="L6">
      <style:text-properties style:use-window-font-color="true" style:text-underline-style="none"/>
    </style:style>
    <style:style style:name="P54" style:family="paragraph" style:parent-style-name="Text_20_body" style:list-style-name="L4">
      <style:text-properties style:use-window-font-color="true"/>
    </style:style>
    <style:style style:name="P55" style:family="paragraph" style:parent-style-name="Text_20_body" style:list-style-name="List_20_1">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language="ru" fo:country="RU"/>
    </style:style>
    <style:style style:name="T12" style:family="text">
      <style:text-properties style:use-window-font-color="true"/>
    </style:style>
    <style:style style:name="T13" style:family="text">
      <style:text-properties style:use-window-font-color="true" style:font-name="Calibri1" fo:font-size="14pt" style:font-size-asian="14pt" style:font-size-complex="14pt" style:language-complex="ru" style:country-complex="RU"/>
    </style:style>
    <style:style style:name="T14" style:family="text">
      <style:text-properties style:use-window-font-color="true" style:font-name="Verdana5" fo:font-size="14pt" style:font-size-asian="14pt" style:font-size-complex="14pt" style:language-complex="ru" style:country-complex="RU"/>
    </style:style>
    <style:style style:name="T15" style:family="text">
      <style:text-properties style:use-window-font-color="true" style:font-name="Verdana5" style:language-complex="ru" style:country-complex="RU"/>
    </style:style>
    <style:style style:name="T16" style:family="text">
      <style:text-properties style:use-window-font-color="true" fo:font-weight="bold" style:font-weight-asian="bold" style:font-weight-complex="bold"/>
    </style:style>
    <style:style style:name="T17" style:family="text">
      <style:text-properties style:use-window-font-color="true" style:language-complex="ru" style:country-complex="RU"/>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normal" style:font-style-asian="normal" style:font-style-complex="normal"/>
    </style:style>
    <style:style style:name="T20" style:family="text">
      <style:text-properties style:use-window-font-color="true" style:text-line-through-style="none"/>
    </style:style>
    <style:style style:name="T21" style:family="text">
      <style:text-properties style:use-window-font-color="true" style:text-line-through-style="none" style:text-underline-style="none"/>
    </style:style>
    <style:style style:name="T22" style:family="text">
      <style:text-properties style:use-window-font-color="true" fo:font-weight="normal" style:font-weight-asian="normal" style:font-weight-complex="normal"/>
    </style:style>
    <style:style style:name="T23" style:family="text">
      <style:text-properties fo:language="en" fo:country="US"/>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Default_20_Paragraph_20_Font"><text:span text:style-name="T13"/></text:span></text:p>
      <text:p text:style-name="P36"><text:span text:style-name="Default_20_Paragraph_20_Font"><text:span text:style-name="T14">Янина Каминская</text:span></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5"><text:s/></text:span></text:span></text:p>
      <text:p text:style-name="P16">Реквием по любви</text:p>
      <text:p text:style-name="P14">или</text:p>
      <text:p text:style-name="P14">мемуары о манипуляторе</text:p>
      <text:p text:style-name="P15"/>
      <text:h text:style-name="P43" text:outline-level="1"><text:bookmark-start text:name="Vviedieniie"/>П<text:bookmark-end text:name="Vviedieniie"/>ролог</text:h>
      <text:p text:style-name="P26">Опыт – дитя мысли, а мысль – дитя действия. Мы не можем изучать людей по книгам.</text:p>
      <text:p text:style-name="P31">Бенджамин Дизраэли</text:p>
      <text:p text:style-name="P5">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5">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5">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5"><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5">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5">Согласны ли вы со следующими утверждениями?</text:p>
      <text:list xml:id="list7414883793496035191" text:style-name="List_20_1">
        <text:list-item>
          <text:p text:style-name="P47">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47">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47">Вам говорят, что вы совершаете ошибки, вы всегда виноваты, но не понимаете, в чем ваша вина;</text:p>
        </text:list-item>
        <text:list-item>
          <text:p text:style-name="P47">Вам кажется, что вы в одиночку несете всю или большую часть ответственности за совершаемые действия вашей пары;</text:p>
        </text:list-item>
        <text:list-item>
          <text:p text:style-name="P47">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47">Ваши чувства и настроение зависят от вашего партнера. Вы часто готовы промолчать, чтобы угодить ему;</text:p>
        </text:list-item>
        <text:list-item>
          <text:p text:style-name="P47">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47">Вам кажется, что ваш партнер не заинтересован вами, а мысли о том, что вас могут бросить приводят вас в ужас.</text:p>
        </text:list-item>
      </text:list>
      <text:p text:style-name="P5">Если вы согласны хотя бы с несколькими из этих утверждений, мне жаль — вы попали в клуб жертв психологического манипулирования.</text:p>
      <text:p text:style-name="P27">* * *</text:p>
      <text:p text:style-name="P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5">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5"><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5">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5">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5">— Ты переживаешь напрасно!</text:p>
      <text:p text:style-name="P5">Или:</text:p>
      <text:p text:style-name="P5">— Тебе нужно просто успокоиться!</text:p>
      <text:p text:style-name="P5">А если ваши отношения уже закончились, то вы, скорее всего, в отчаянии, но слышите:</text:p>
      <text:p text:style-name="P5">— Тебе нужно просто отпустить и забыть.</text:p>
      <text:p text:style-name="P5">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5"><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text:span text:style-name="T12">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2">психопатией личности</text:span></text:span><text:span text:style-name="T12">.</text:span></text:p>
      <text:p text:style-name="P5"/>
      <text:p text:style-name="P32">«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2"/>
      <text:p text:style-name="P8">Сразу отмечу, что псих и психопат — это два понятия, которые отличаются между собой серьезными факторами. Не стоит их путать.</text:p>
      <text:p text:style-name="P8">Псих — это очень буйный и эмоционально выраженный человек. Находиться рядом с таким сложно. Его поведение порой неадекватное. В спокойном состоянии он <text:soft-page-break/>создает впечатление невоспитанного или диковатого человека. Но, нужно сказать, что псих — это психически неуравновешенный и эмоционально нестабильный человек. Другими словами, психа видно издалека.</text:p>
      <text:p text:style-name="P8">Психопат, это несколько другое понятие. Это человек не с нестабильной, как, например, псих,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го и даже обаятельного человека.</text:p>
      <text:p text:style-name="P8">Но, по сути же, разница этих понятий в эмпатии. Эмпатия — это, так сказать, социальный механизм, с помощью которого человек, например, за какой-нибудь свой поступок имеет дело с собственной совестью, расплачивается потерей уважения к себе.</text:p>
      <text:p text:style-name="P8">Так вот, псих, может расстроиться или разозлиться и начать буянить, совершенно лишенный способности как-то контролировать свои эмоции. А психопат — это существо хладнокровное. У него есть мотивы, т. е. цели. Он найдет себе оправдание и в собственных глазах будет невиновным.</text:p>
      <text:p text:style-name="P8">Он не потеряет уважение к себе из-за даже самого аморального поступка, не перестанет себя любить, по той простой причине, что в его неправильно сформированной психике отсутствуют эти понятия.</text:p>
      <text:p text:style-name="P9">Как вы понимаете, в этой книге речь пойдет о психопатах.</text:p>
      <text:p text:style-name="P27"><text:soft-page-break/>* * *</text:p>
      <text:p text:style-name="P5">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му циклу: «идеализация — обесценивание — утилизация».</text:p>
      <text:p text:style-name="Text_20_body"><text:span text:style-name="T12">Итак, </text:span><text:span text:style-name="T16">п</text:span><text:span text:style-name="_31__20_Text"><text:span text:style-name="T12">сихопатия личности</text:span></text:span><text:span text:style-name="T12">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5">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37605372" text:continue-numbering="true" text:style-name="List_20_1">
        <text:list-item>
          <text:p text:style-name="P47">Равнодушие. Пассивное отношение к чувствам других. Отсутствие сострадания. Неумение и неспособность оказывать поддержку.</text:p>
        </text:list-item>
        <text:list-item>
          <text:p text:style-name="P4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47"><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4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47">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47">Неспособность выдерживать критику. Завышение собственных способностей и значимости. Самолюбие. Нарциссизм.</text:p>
        </text:list-item>
        <text:list-item>
          <text:p text:style-name="P47">Лень. Безынициативность. Однообразность. Отсутствие стремления из-за страха собственной неудачи.</text:p>
        </text:list-item>
        <text:list-item>
          <text:p text:style-name="P47">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55"><text:span text:style-name="Default_20_Paragraph_20_Font"><text:span text:style-name="T17"/></text:span></text:p>
        </text:list-item>
      </text:list>
      <text:p text:style-name="P3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6">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text:soft-page-break/>их друзьями, возлюбленными или близкими… или даже просто случайные попутчики.</text:p>
      <text:p text:style-name="P3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24">Американский психиатр-криминолог Харви Клекли, «Маска нормальности»</text:p>
      <text:p text:style-name="Text_20_body"><text:span text:style-name="Default_20_Paragraph_20_Font"><text:span text:style-name="T17"/></text:span></text:p>
      <text:p text:style-name="Subtitle"><text:span text:style-name="Default_20_Paragraph_20_Font"><text:span text:style-name="T17">* * *</text:span></text:span></text:p>
      <text:p text:style-name="P5">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text:soft-page-break/>патов с поведением главного персонажа всей этой истории. 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5">Это моя история.</text:p>
      <text:p text:style-name="P5">Я буду <text:span text:style-name="T11">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7"><text:soft-page-break/>* * *</text:p>
      <text:p text:style-name="P5">Для начала я попробую описать себя.</text:p>
      <text:p text:style-name="P5">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5">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5">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материальный, физический или психологический.</text:p>
      <text:p text:style-name="P5">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text:soft-page-break/>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5">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5">Очень часто дралась. Всегда защищаясь или защищая. При этом я выбирала себе равных соперников, и слабаков среди них не было.</text:p>
      <text:p text:style-name="P5">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5"><text:soft-page-break/>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5">Очень привязываюсь к людям, потом остро переживаю их нехватку или предательство.</text:p>
      <text:p text:style-name="P5">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5">Верю в людей. Раньше это еще было доверие людям, но я и это переросла.</text:p>
      <text:p text:style-name="P5">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5">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5">А еще раньше я была очень веселой, уверенной в себе, практически бесстрашной и волевой. Теперь наверстываю...</text:p>
      <text:p text:style-name="P5"><text:soft-page-break/>Коротко, но далеко не все.</text:p>
      <text:p text:style-name="P27">* * *</text:p>
      <text:p text:style-name="P5">А теперь давайте разберем «портрет» жертвы.</text:p>
      <text:p text:style-name="P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5">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7">* * *</text:p>
      <text:p text:style-name="P5">Прошло уже достаточно много времени, чтобы писать все это. У меня была возможность подумать и сформули<text:soft-page-break/>ровать эти отношения хладнокровно, без преувеличений и глупых обид, без ненависти и злости. Только факты.</text:p>
      <text:p text:style-name="P5">Приведу пример психопатии из истории, дабы у скептиков было меньше комментариев вроде:</text:p>
      <text:p text:style-name="P5">— Еще одна сопливая история сопливой девочки, которая сама все испортила и сама во всем виновата. Кто ей лекарь?!</text:p>
      <text:p text:style-name="P5">Вот отрывок из книги о лагерях смерти А. Чернявской «Психология господства и подчинения: Хрестоматия»:</text:p>
      <text:p text:style-name="P5"/>
      <text:p text:style-name="P3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text:span text:style-name="Default_20_Paragraph_20_Font"><text:span text:style-name="T17"/></text:span></text:p>
      <text:p text:style-name="Text_20_body"><text:span text:style-name="T12">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text:span><text:span text:style-name="T18">специально разработанным </text:span><text:span text:style-name="_30__20_Text"><text:span text:style-name="T18">методом</text:span></text:span><text:span text:style-name="T12">, с единственной целью — получить абсолютное повиновение.</text:span></text:p>
      <text:p text:style-name="P5"><text:soft-page-break/>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контролировал план уничтожения еврейского населения.</text:p>
      <text:p text:style-name="P5">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5"/>
      <text:p text:style-name="P3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24">Х. Арендт, «Банальность зла: Эйхман в Иерусалиме»</text:p>
      <text:p text:style-name="P5"/>
      <text:p text:style-name="P5"><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5">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5">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7">* * *</text:p>
      <text:p text:style-name="P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5"><text:soft-page-break/>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5">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5">Я приведу пример.</text:p>
      <text:p text:style-name="P5">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text:span text:style-name="T12">Вы отметили, что сыр действительно вкусный, и уже было направились к колбасному ряду, как она предлагает вам </text:span><text:span text:style-name="_30__20_Text"><text:span text:style-name="T12">купить</text:span></text:span><text:span text:style-name="T12">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5"><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37602485" text:continue-numbering="true" text:style-name="List_20_1">
        <text:list-item>
          <text:p text:style-name="P47">когнитивный консонанс — согласованность знаний и поведения;</text:p>
        </text:list-item>
        <text:list-item>
          <text:p text:style-name="P47">когнитивный диссонанс — противоречивость знаний и поведения.</text:p>
        </text:list-item>
      </text:list>
      <text:p text:style-name="P5">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5">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5">Итак, подошло время заканчивать это затянувшееся вступление и переходить к делу. Поехали.</text:p>
      <text:p text:style-name="P5">Говным гавно жили были...</text:p>
      <text:h text:style-name="P44" text:outline-level="1"><text:bookmark-start text:name="Glava_1__Eto_ieshchie_nie_koniets"/>Глава 1. Это еще не конец</text:h>
      <text:p text:style-name="P5"><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5">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5">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P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5">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5">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5">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5">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5">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5">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5">Оно здесь, со мной, внутри меня, никуда не уходит и дарит спокойствие. Это было волшебно.</text:p>
      <text:p text:style-name="P5">Так я влюбилась.</text:p>
      <text:h text:style-name="P44" text:outline-level="1"><text:bookmark-start text:name="Glava_2__Tablietka"/>Глава 2. Таблетка</text:h>
      <text:p text:style-name="P25"><text:bookmark-end text:name="Glava_2__Tablietka"/>Если человек говорит красиво, то лжет он еще красивее.</text:p>
      <text:p text:style-name="P5">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5">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5">Так я и жила. Веселилась никому не в ущерб. И была счастлива.</text:p>
      <text:p text:style-name="P5">— У меня депресс!!!! Помоги! — пишу однажды мартовским днем другу, тому самому — общему.</text:p>
      <text:p text:style-name="P5"><text:soft-page-break/>— Да. Я тут. Излагай. Жалуйся.</text:p>
      <text:p text:style-name="P5">— Не жалей — подбодри, ты умеешь.</text:p>
      <text:p text:style-name="P5">— Хорошо сделаю. Только в каком собственно вопросе?</text:p>
      <text:p text:style-name="P5">— Весна. Я выходная. Сижу дома. Одна и ничего не делаю...</text:p>
      <text:p text:style-name="P5">— А не хочешь N. вызвонить? Он парень шабутной и весёлый...</text:p>
      <text:p text:style-name="P5">— Хочу...</text:p>
      <text:p text:style-name="P5">— Ну я его таки набрал и дозвонился. Он с удовольствием с тобой затусить рад бы. Набери его. Договоритесь...</text:p>
      <text:p text:style-name="P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5">— Будешь много думать — сойдешь с ума...</text:p>
      <text:p text:style-name="P5">Но я постоянно думала. И — сходила с ума. Блин, как она была права!</text:p>
      <text:p text:style-name="P5">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P5">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5">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5">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5">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5"><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5">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7">* * *</text:p>
      <text:p text:style-name="P5">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5">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5">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P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5">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5">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5"><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P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5">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5">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5">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5"><text:soft-page-break/>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5">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5">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5">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5"><text:soft-page-break/>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7">* * *</text:p>
      <text:p text:style-name="P5">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5">— А почему бы тебе с ним не попробовать? Хороший парень...</text:p>
      <text:p text:style-name="P5">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27"><text:soft-page-break/>* * *</text:p>
      <text:p text:style-name="P5">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5">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5">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5">Они пришли под вечер. Я отметила, что она очень красивая и ухоженная. Я заметила между ними какое-то напряжение, и подумала, что они накануне, <text:span text:style-name="T1">в очередной </text:span><text:span text:style-name="T1">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5"><text:soft-page-break/>Она держалась молодцом — была общительная, сразу же влилась нашу уже поддатую компанию, была естественной и вела себя просто...</text:p>
      <text:p text:style-name="P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19">Это еще один пунктик, на который нужно обратить особое внимание — е</text:span></text:span><text:span text:style-name="T19">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19"> Я еще вернусь к этой теме. Обязательно запомните этот момент.</text:span></text:span></text:p>
      <text:p text:style-name="P5">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5">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27"><text:soft-page-break/>* * *</text:p>
      <text:p text:style-name="P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5">— Если я приеду, то буду приставать...</text:p>
      <text:p text:style-name="P5">— Приезжай. — ответила я.</text:p>
      <text:p text:style-name="P5">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text:span text:style-name="T12">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2">Если</text:span></text:span><text:span text:style-name="T12"> я приеду — </text:span><text:span text:style-name="_30__20_Text"><text:span text:style-name="T12">то</text:span></text:span><text:span text:style-name="T12"> буду приставать», прекрасно понимая, что мне и в голову не придет ему ответить что-то вроде: «А, да? Ну тогда не приезжай!»</text:span></text:p>
      <text:p text:style-name="Text_20_body"><text:span text:style-name="T12">Либо так — либо так. А теперь смотрите чего он этим добился — </text:span><text:span text:style-name="_30__20_Text"><text:span text:style-name="T12">я приняла решение</text:span></text:span><text:span text:style-name="T12">. Меня не спрашивали и не ставили перед выбором, меня поставили перед фак</text:span><text:soft-page-break/><text:span text:style-name="T12">том. Я бы сказала, что тот день положил начало его игре, но, на самом деле, его игра началась задолго до этого дня.</text:span></text:p>
      <text:p text:style-name="P5">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5">— Хорошо, что тогда между нами ничего не было...</text:p>
      <text:p text:style-name="Text_20_body"><text:span text:style-name="T19">Оказалось, что он сошелся со своей девушкой. П</text:span><text:span text:style-name="_30__20_Text"><text:span text:style-name="T19">редыдущие его отношения на тот момент еще были</text:span></text:span><text:span text:style-name="T19">. Бесповоротно заканчивались, но еще были. И он уехал. На полгода.</text:span></text:p>
      <text:h text:style-name="P44" text:outline-level="1"><text:bookmark-start text:name="Glava_3__Ostaniesh_sia_"/>Глава 3. Останешься?<text:bookmark-end text:name="Glava_3__Ostaniesh_sia_"/></text:h>
      <text:p text:style-name="P5">Поздним весенним вечером зазвенел телефон. Новое сообщение:</text:p>
      <text:p text:style-name="P5">— Брожу по ночному городу. Думаю о тебе, вспоминаю...</text:p>
      <text:p text:style-name="P5">— Привет. — отвечаю я — Как жизнь?</text:p>
      <text:p text:style-name="P5">— Мы на маёвку собираемся. Приезжай.</text:p>
      <text:p text:style-name="P5">— Время? Место?</text:p>
      <text:p text:style-name="P5">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5">— Я увидел ее с цветком и сказал себе: «Все, чувак, ты попал. Сопротивляться больше нет смысла...»</text:p>
      <text:p text:style-name="P5">Как романтично!</text:p>
      <text:p text:style-name="P5">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5"><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5">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5">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5">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5">— Останешься?</text:p>
      <text:p text:style-name="P5">— Останусь. — ответила я.</text:p>
      <text:p text:style-name="P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text:span text:style-name="T12">Он спросил меня, останусь ли я, а своим «останусь» — я </text:span><text:span text:style-name="_30__20_Text"><text:span text:style-name="T12">опять приняла решение</text:span></text:span><text:span text:style-name="T12">,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5">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5">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text:span text:style-name="T12">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2">одна</text:span></text:span><text:span text:style-name="T12"> и </text:span><text:span text:style-name="_30__20_Text"><text:span text:style-name="T12">для него</text:span></text:span><text:span text:style-name="T12">.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5">Меня никто не звал — я сама. То, что он мне задал вопрос именно в такой форме, свидетельствует о том, что он просто «умыл руки». Я приняла решение.</text:p>
      <text:p text:style-name="P5"><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5">И да, оргазма не было.</text:p>
      <text:h text:style-name="P44" text:outline-level="1"><text:bookmark-start text:name="Glava_4__Zachiem_platit__bol_shie_"/>Глава 4. Зачем платить больше?<text:bookmark-end text:name="Glava_4__Zachiem_platit__bol_shie_"/></text:h>
      <text:p text:style-name="P5">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5">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text:span text:style-name="T12">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2">себе</text:span></text:span><text:span text:style-name="T12"> купил по пути ко мне, но всегда угощался. Моя мама как-то спросила: «А что он приносит? Конфеты, вино?...» Я ответила:</text:span></text:p>
      <text:p text:style-name="P5">— Ничего.</text:p>
      <text:p text:style-name="P5">— Как? Что, приходит с пустыми руками?!</text:p>
      <text:p text:style-name="P5">— Мам, ну мы же взрослые люди, все все понимают. К чему эта показуха?</text:p>
      <text:p text:style-name="P5"><text:soft-page-break/>Ох, как мама была права!</text:p>
      <text:p text:style-name="P5">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5">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5">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5">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5">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5">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была правда...</text:p>
      <text:p text:style-name="P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5">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5">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7">* * *</text:p>
      <text:p text:style-name="P5">Первое время все было хорошо. Обнимая меня он часто говорил:</text:p>
      <text:p text:style-name="P5">— Блин, Каминская, я не могу поверить, что это ты!</text:p>
      <text:p text:style-name="P5">Мы дорвались друг к другу, мы не могли друг другом насладиться. Это было похоже на сказку! Но мне было <text:soft-page-break/>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5">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5">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5">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5">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5"><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44" text:outline-level="1"><text:bookmark-start text:name="Glava_5__Introviert"/>Глава 5. Интроверт<text:bookmark-end text:name="Glava_5__Introviert"/></text:h>
      <text:p text:style-name="P26">Но одна лишь склонность к интроверсии не сделает из вас мыслителя.</text:p>
      <text:p text:style-name="P31">Автор неизвестен</text:p>
      <text:p text:style-name="P5">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5">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5">— Мы же живем вместе, что тебе еще надо?!</text:p>
      <text:p text:style-name="P5">Люди с нарциссическим расстройством личности очень поглощены идеей о собственной свободе от любых пра<text:soft-page-break/>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5">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5">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5">На свой вопрос «почему?» он искал ответы не в той области.</text:p>
      <text:p text:style-name="P5">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5">Зато, если ему что-нибудь от меня надо — мы будем говорить до трех ночи, и ему наплевать, что я зеваю 20 <text:soft-page-break/>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5">— Ты же знаешь — я интроверт. Давай потом.</text:p>
      <text:p text:style-name="P27">* * *</text:p>
      <text:p text:style-name="P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5">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5"><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5">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5">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7">* * *</text:p>
      <text:p text:style-name="P5">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5"><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text:span text:style-name="T12">На мой вопрос: «Как это понимать?», он ответил, что это ничего не значит, и, как и всегда, замял эту тему так, </text:span><text:span text:style-name="T19">что </text:span><text:span text:style-name="_30__20_Text"><text:span text:style-name="T19">я даже не поняла, как он так просто ушел от объяснений</text:span></text:span><text:span text:style-name="T19">!</text:span></text:p>
      <text:p text:style-name="P5">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text:span text:style-name="T12">Так или иначе, его отношение и поведение тогда говорило мне о том, что </text:span><text:span text:style-name="_30__20_Text"><text:span text:style-name="T12">со мной что-то не так</text:span></text:span><text:span text:style-name="T12">,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text:span text:style-name="T12">Что не так? Что-то во мне? Ну да, раз </text:span><text:span text:style-name="_30__20_Text"><text:span text:style-name="T12">он</text:span></text:span><text:span text:style-name="T12">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Text_20_body"><text:soft-page-break/><text:span text:style-name="T12">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2">, надо стараться стать лучше</text:span></text:span><text:span text:style-name="T12">. Для него.</text:span></text:p>
      <text:p text:style-name="P5">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5">— У меня создается впечатление, будто тебе кроме секса и обнимашек больше ничего не нужно...</text:p>
      <text:p text:style-name="P5">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 <text:span text:style-name="T1">этом </text:span><text:span text:style-name="T3">плане.</text:span></text:p>
      <text:p text:style-name="Text_20_body"><text:span text:style-name="T12">Конечно меня это обижало, и я обижалась, но — </text:span><text:span text:style-name="T18">старалась</text:span><text:span text:style-name="T12">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text:span text:style-name="_30__20_Text"><text:span text:style-name="T12">мне ничего не нужно</text:span></text:span><text:span text:style-name="T12">. Я же молчу.</text:span></text:p>
      <text:p text:style-name="P5">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text:span text:style-name="T12">Получается, что кто-то </text:span><text:span text:style-name="_30__20_Text"><text:span text:style-name="T12">одна</text:span></text:span><text:span text:style-name="T12">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5">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1">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5">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5">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5">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5"><text:soft-page-break/>Защитник, воин и — самец. Удовлетворяя свою женщину, мужчина чувствует свою силу, свое мужское начало, что удовлетворяет и его самого.</text:p>
      <text:p text:style-name="P5">Итак, как мы поняли, что существует множество различных обстоятельств, которые влияют на интимную жизнь партнеров: время, проблемы, появление детей. Но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5">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5">— Мы же живем вместе, что тебе еще надо?!</text:p>
      <text:p text:style-name="P5">Или:</text:p>
      <text:p text:style-name="P5">— Ты же знаешь - я интроверт.</text:p>
      <text:p text:style-name="P5">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P5">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P27">* * *</text:p>
      <text:p text:style-name="P5">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5">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5">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5">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5">Мысли о близости с ним ассоциировались у меня с негативом, он перестал меня возбуждать и каждый раз, когда дело к тому шло, я просто находила себе другое <text:soft-page-break/>занятие, объясняя это тем, что сначала нужно сделать все дела, а потом уже развлекаться.</text:p>
      <text:p text:style-name="P27">* * *</text:p>
      <text:p text:style-name="P5">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text:span text:style-name="T12">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text:span><text:span text:style-name="T19">: «Ч</text:span><text:span text:style-name="_30__20_Text"><text:span text:style-name="T19">то со мной не так?»</text:span></text:span><text:span text:style-name="T19">.</text:span><text:span text:style-name="T12"> Что-то выпало из моего внимания и я не понимала, что именно.</text:span></text:p>
      <text:p text:style-name="P5">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5">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5"><text:soft-page-break/>И это не тот случай, когда он мне давал, а мне было мало. Он не давал ничего, и наказывал тогда, когда я просила хоть что-то.</text:p>
      <text:p text:style-name="P5">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5">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5">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5">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7"><text:soft-page-break/>* * *</text:p>
      <text:p text:style-name="P5">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pan text:style-name="T12">Это нормально. Но когда это занятие отбирает </text:span><text:span text:style-name="_30__20_Text"><text:span text:style-name="T12">все</text:span></text:span><text:span text:style-name="T12"> свободное время, отношения перестают быть здоровыми и начинают приносить боль.</text:span></text:p>
      <text:p text:style-name="Text_20_body"><text:span text:style-name="T12">Когда один из партнеров </text:span><text:span text:style-name="_30__20_Text"><text:span text:style-name="T12">слишком часто</text:span></text:span><text:span text:style-name="T12">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5">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P5">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text:soft-page-break/>гия говорит, что манера широко шагать свойственна экстравертам.</text:p>
      <text:p text:style-name="P5">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P5">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5">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Text_20_body"><text:span text:style-name="T12">Мои просьбы стали восприниматься в «штыки». Уже тогда он мог пообещать что-то сделать, но</text:span><text:span text:style-name="T19"> </text:span><text:span text:style-name="_30__20_Text"><text:span text:style-name="T19">не сдерживал свое слово в самый последний момент</text:span></text:span><text:span text:style-name="T19">.</text:span><text:span text:style-name="T12"> Это порождало во мне ощущение, что меня обманули и вызывало чувство обиды, хоть он и красноречиво описывал причины.</text:span></text:p>
      <text:p text:style-name="Text_20_body"><text:span text:style-name="T12">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text:span><text:soft-page-break/><text:span text:style-name="T12">Это не единичный случай. Так было практически каждый день, когда у </text:span><text:span text:style-name="_30__20_Text"><text:span text:style-name="T12">нас</text:span></text:span><text:span text:style-name="T12"> были договоренности.</text:span></text:p>
      <text:p text:style-name="P5">О изменениях в планах он всегда говорил с сожалением, <text:span text:style-name="T1">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5">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5">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7">* * *</text:p>
      <text:p text:style-name="P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P5">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Text_20_body"><text:span text:style-name="T12">Мы выбираем жанры, характер развлечений и </text:span><text:span text:style-name="_30__20_Text"><text:span text:style-name="T12">людей</text:span></text:span><text:span text:style-name="T12">,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5">Мы выбираем сами, как нам реагировать, и эта реакция основывается как раз на ряде убеждений и принципов, которые формируют наши характеры.</text:p>
      <text:p text:style-name="P5">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text:span text:style-name="T12">И вот тут стоит отметить, что понимание — это своего рода </text:span><text:span text:style-name="_30__20_Text"><text:span text:style-name="T12">способность поставить себя на место другого</text:span></text:span><text:span text:style-name="T12">, что сразу дает объяснение поступкам и действиям. А схожесть облегчает этот процесс для обеих сторон.</text:span></text:p>
      <text:p text:style-name="P5">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P5">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5"><text:soft-page-break/>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P5">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5">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5">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5">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5">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text:soft-page-break/>расстраивать заботливого. Ты потерпишь. Но потом, в какой-то момент, не выдерживаешь от боли и срываешь этот бинт.</text:p>
      <text:p text:style-name="P5">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5">Любой нормальный человек в отношениях — понимает им ценность, пыта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5">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5">В ходе разговора я получала свое «заслуженное»:</text:p>
      <text:p text:style-name="P5">— Что ты выдумываешь?</text:p>
      <text:p text:style-name="P5">Или:</text:p>
      <text:p text:style-name="P5">— Ты поражаешь меня своей иррациональностью!</text:p>
      <text:p text:style-name="P5"><text:soft-page-break/>И шла в угол зализывать свои ранки и думать, как сделать так, чтоб теперь за эту иррациональность простили.</text:p>
      <text:p text:style-name="P5">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5">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 Мои чувства во внимание не принимались.</text:p>
      <text:p text:style-name="P5">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text:p>
      <text:p text:style-name="P5">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7"><text:soft-page-break/>* * *</text:p>
      <text:p text:style-name="P5">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5">Проведем параллель.</text:p>
      <text:p text:style-name="P10">Немногословность.</text:p>
      <text:p text:style-name="P5">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10">Пунктуальность.</text:p>
      <text:p text:style-name="P5">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10">Педантичность.</text:p>
      <text:p text:style-name="P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text:soft-page-break/>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5">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5">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 Так что, нет — педантизм ему не свойственен.</text:p>
      <text:p text:style-name="P10">Независимость в суждениях.</text:p>
      <text:p text:style-name="P5">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0">Сила воли.</text:p>
      <text:p text:style-name="P5">Если я правильно понимаю, то здесь речь идет о самодисциплине, способности преодолевать препятствия на пути к достижению своих целей.</text:p>
      <text:p text:style-name="P5">Цель: стать качком.</text:p>
      <text:p text:style-name="P5"><text:soft-page-break/>Действия: покупка абонемента и дорогой брендовой спортивной сумки (стоимостью, как годовой абонемент).</text:p>
      <text:p text:style-name="P5">Достижение: спортивная сумка превратилась в дорожную, абонемент использовался лишь в течении месяца.</text:p>
      <text:p text:style-name="P5">Цель: стать водителем байка.</text:p>
      <text:p text:style-name="P5">Действия: ходил на курсы по вождению.</text:p>
      <text:p text:style-name="P5">Достижение: курсы не закончил.</text:p>
      <text:p text:style-name="P5">Этот список можно продолжить, но зачем, когда итак все ясно. </text:p>
      <text:p text:style-name="P10">Самоанализ.</text:p>
      <text:p text:style-name="P5">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P5">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7">* * *</text:p>
      <text:p text:style-name="P5">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text:soft-page-break/>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5">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P5">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5">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5">Только сейчас, оглядываясь назад, я понимаю, что моя влюбленность уже тогда превратилась в зависимость.</text:p>
      <text:p text:style-name="P5">Только сейчас я задаю себе вопрос: «Я влюбилась в его отношение ко мне или в красивую демонстрацию?»</text:p>
      <text:p text:style-name="P5">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5"><text:soft-page-break/></text:p>
      <text:p text:style-name="P32">«Большинство людей не видят ловушки, в которой находятся.»</text:p>
      <text:p text:style-name="P24">Роберт Кийосаки</text:p>
      <text:p text:style-name="P5"/>
      <text:p text:style-name="P5">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5">— Не мешай мне жить, женщина! — якобы в шутку, часто говорил он.</text:p>
      <text:p text:style-name="P5">Но, как мы знаем, в каждой шутке есть доля шутки, а остальное — правда.</text:p>
      <text:p text:style-name="P27">* * *</text:p>
      <text:p text:style-name="P5">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5">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5"><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5">Он часто фрилансил, но еще чаще — <text:s/>шпилил<text:note text:id="ftn1" text:note-class="footnote"><text:note-citation text:label="*">*</text:note-citation><text:note-body><text:p text:style-name="Footnote">Шпилить <text:span text:style-name="T1">(от нем. Spielen)</text:span><text:span text:style-name="T3"> — играть.</text:span></text:p></text:note-body></text:note>. Когда я предлагала провести время вместе, он напоминал мне, что интроверт, и продолжал заниматься своими делами.</text:p>
      <text:p text:style-name="P5">— Погуляй без меня. — говорил он.</text:p>
      <text:p text:style-name="P5">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7">* * *</text:p>
      <text:p text:style-name="P5">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5">Он подкармливал меня надеждой и обещаниями, введя в еще большую зависимость — в состояние ожидания <text:soft-page-break/>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5">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5">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5">И что мы видим — снова противоречия. «Почему ты не можешь провести время без меня!?» - «Как ты могла оставить меня одного!?»</text:p>
      <text:p text:style-name="P5">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P27"><text:soft-page-break/>* * *</text:p>
      <text:p text:style-name="P5">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5">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P5">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5">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5">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text:soft-page-break/>подсовывали все новую и новую «правду», внушая неуверенность в себе и обесценивая мою значимость.</text:p>
      <text:p text:style-name="P5">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44" text:outline-level="1"><text:bookmark-start text:name="Glava_6__Straziki"/>Глава 6. Стразики<text:bookmark-end text:name="Glava_6__Straziki"/></text:h>
      <text:p text:style-name="P5">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5">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2" text:note-class="footnote"><text:note-citation text:label="*">*</text:note-citation><text:note-body><text:p text:style-name="Footnote">Хоткей <text:span text:style-name="T1">(от англ. hot key</text:span><text:span text:style-name="T3"> </text:span><text:span text:style-name="T1">— горячая клавиша)</text:span><text:span text:style-name="T3">. Это клавиша (или сочетание клавиш), которой присвоено определенное действие. Служит для значительного ускорения работы за компьютором.</text:span></text:p></text:note-body></text:note>, перепрошивает, словом — делает все, чтоб было удобней пользоваться. И я, как вы понимаете, говорю не только о девайсах.</text:p>
      <text:p text:style-name="P5">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text:soft-page-break/>он высказывал свою точку зрения, она была логичной и конструктивной. Но теперь все изменилось.</text:p>
      <text:p text:style-name="P5">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5">«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5">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5">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5">Таким образом он обеспечил себе мою зависимость от его мнения, и, как следствие — подготовил почву для новых манипуляций.</text:p>
      <text:p text:style-name="P5">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P5">Я так тоже думала. Но все равно не могла понять, что такого в моих действиях, внешности не так, и почему на меня сыпятся постоянные замечания?</text:p>
      <text:p text:style-name="P5">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5">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7">* * *</text:p>
      <text:p text:style-name="P5">Знаете, это при новом знакомстве, когда завязываются отношения, оба пытаются скрыть свои недостатки, ка<text:soft-page-break/>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5">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5">— О боже! Что это?</text:p>
      <text:p text:style-name="P5">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5">— Уже лучше.</text:p>
      <text:p text:style-name="P5">— Ну это уже куда не шло!..</text:p>
      <text:p text:style-name="P5">Или:</text:p>
      <text:p text:style-name="P5">— Нормально.</text:p>
      <text:p text:style-name="P5">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5">Итак, по прошествии романтической эйфории, с которой начинаются любые отношения, наступает вторая <text:soft-page-break/>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7">* * *</text:p>
      <text:p text:style-name="P5">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5">— Почему ты с ними общаешься?</text:p>
      <text:p text:style-name="P5">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5">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text:span text:style-name="T12">Следующим этапом, как вы поняли, является </text:span><text:span text:style-name="_30__20_Text"><text:span text:style-name="T19">изоляция жертвы от ее привычного окружения</text:span></text:span><text:span text:style-name="T19">.</text:span><text:span text:style-name="T12">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5"><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5">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5">— Либо тех, либо тех!</text:p>
      <text:p text:style-name="P5">— Но я хочу видеть всех в этот день! Это мой день. Это мои друзья...</text:p>
      <text:p text:style-name="P5">— Это плохая идея. Как ты себе это представляешь твоих и моих друзей вместе? Тебе надо выбрать!</text:p>
      <text:p text:style-name="P5">Хочу отметить, что речь не шла о том, чтобы пригласить моих друзей.</text:p>
      <text:p text:style-name="P5"/>
      <text:p text:style-name="P33">«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33">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24">В. Адамчик, «Манипулятор. Секреты успешной манипуляции человеком»</text:p>
      <text:p text:style-name="P5"/>
      <text:p text:style-name="P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5">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7">* * *</text:p>
      <text:p text:style-name="P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text:span text:style-name="T12">Если</text:span></text:span><text:span text:style-name="T12"> я приглашу, </text:span><text:span text:style-name="_30__20_Text"><text:span text:style-name="T12">то</text:span></text:span><text:span text:style-name="T12"> 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span></text:p>
      <text:p text:style-name="P5">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5">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5">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text:soft-page-break/>Другими словами, при воспитании ребенка родители выдвигали сразу два одновременно невыполнимых или противоречивых послания:</text:p>
      <text:p text:style-name="P5">— Стой там — иди сюда.</text:p>
      <text:p text:style-name="P5">— Я приказываю тебе не выполнять моих приказов.</text:p>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7">* * *</text:p>
      <text:p text:style-name="P5">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5">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5">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5">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text:soft-page-break/>он меня обидел, отбирая право распоряжаться приглашенными в мой праздник, а потому, что он наверняка хотел меня поздравить.</text:p>
      <text:p text:style-name="P5">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5">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5">Харриет Брейкер идентифицировала этот способ манипулирования, как «положительное подкрепление». К нему относится:</text:p>
      <text:list xml:id="list37602736" text:continue-numbering="true" text:style-name="List_20_1">
        <text:list-item>
          <text:p text:style-name="P47"><text:soft-page-break/>похвала, поверхностное очарование, поверхностное сочувствие, чрезмерные извинения;</text:p>
        </text:list-item>
        <text:list-item>
          <text:p text:style-name="P47">деньги, одобрение, подарки;</text:p>
        </text:list-item>
        <text:list-item>
          <text:p text:style-name="P47">внимание, выражения лица, такое как притворный смех или улыбка;</text:p>
        </text:list-item>
        <text:list-item>
          <text:p text:style-name="P47">общественное признание.</text:p>
        </text:list-item>
      </text:list>
      <text:p text:style-name="P5">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P5">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7">* * *</text:p>
      <text:p text:style-name="P5">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5">Но что он сделал потом? Он организовал поход на картинг, якобы в честь моего дня рождения. И пригласил <text:soft-page-break/>— своих друзей. Моих в списке приглашенных, конечно же, не было.</text:p>
      <text:p text:style-name="P5">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P5">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5">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44" text:outline-level="1"><text:bookmark-start text:name="Glava_7__Z____Zabota"/>Глава 7. З — Забота<text:bookmark-end text:name="Glava_7__Z____Zabota"/></text:h>
      <text:p text:style-name="P26">В пустой душе и в сердце эгоиста не может быть божественной любви.</text:p>
      <text:p text:style-name="P31">Автор неизвестен</text:p>
      <text:p text:style-name="P5">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5">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5">— Что-то ты бледненькая, тебе плохо? — спросила она.</text:p>
      <text:p text:style-name="P5">— Да, — ответила я, — иначе бы меня здесь не было.</text:p>
      <text:p text:style-name="P5">Я все еще ждала приема, когда она опять прошла мимо меня, и снова отметила, что я слишком бледная. Я ответила, что уже год стабильно раз-два в месяц я теряю <text:soft-page-break/>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5">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5">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5">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5">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5">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5">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5"><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5">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5">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5">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5">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5">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5">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5">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9">* * *</text:p>
      <text:p text:style-name="P5">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5"><text:soft-page-break/>Пару раз я просила его о помощи и пыталась слегка распределить обязанности. Что-то вроде:</text:p>
      <text:p text:style-name="P5">— Мне так было бы приятно, если бы ты встретил меня с работы с ужином...</text:p>
      <text:p text:style-name="P5">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P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9">* * *</text:p>
      <text:p text:style-name="P5">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5"><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5">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5">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5">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5">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5">Он не был злым, или обиженным. Он не был растерянным или сильно занятым. Он. Просто. Перестал. Со. Мной. Разговаривать.</text:p>
      <text:p text:style-name="P5"><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5">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5">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5">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5">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5">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P5">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5"><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5">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text:span text:style-name="T12">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2">только себе</text:span></text:span><text:span text:style-name="T12"> и доедал последнее, что было в холодильнике.</text:span></text:p>
      <text:p text:style-name="P5"><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5">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5">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5">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9"><text:soft-page-break/>* * *</text:p>
      <text:p text:style-name="P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5">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5">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5"/>
      <text:p text:style-name="P3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24">Личко А.Е., «Синдром неустойчивого поведения»</text:p>
      <text:p text:style-name="P5"/>
      <text:p text:style-name="P5">Итак, я с рюкзачком на костылях выходила каждый вечер в магазин, брала себе каких-то сосисок, потому что голодная, пива, чтоб уснуть, и сигарет.</text:p>
      <text:p text:style-name="P5">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P5">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5">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5">— Я еду! — сказала она и приехала.</text:p>
      <text:p text:style-name="P5"><text:soft-page-break/>Он сидел и играл с друзьями по сети. Подруга, не успев переступить порог, засучила рукава и тут же занялась наведением порядка...</text:p>
      <text:p text:style-name="P5">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9">* * *</text:p>
      <text:p text:style-name="P5">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P5">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5">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5">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P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5">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5">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5">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5">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5">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5"><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5">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5">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5">«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5">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P27">* * *</text:p>
      <text:p text:style-name="P5">Я не могла уйти. Он всегда поворачивал все так, что мало того, что я терпела, я просила «добавки». Он мог <text:soft-page-break/>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5">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text:span text:style-name="T12">Это была моя ошибка, пожалуй самая горькая для меня, ведь в то время, как я </text:span><text:span text:style-name="T19">и</text:span><text:span text:style-name="_30__20_Text"><text:span text:style-name="T19">скала в себе причины</text:span></text:span><text:span text:style-name="T19"> наших разногласий, </text:span><text:span text:style-name="_30__20_Text"><text:span text:style-name="T19">он продолжал паразитировать</text:span></text:span><text:span text:style-name="T19"> на</text:span><text:span text:style-name="T12"> моей к нему привязанности. Я строила отношения, в то время как он ими пользовался.</text:span></text:p>
      <text:h text:style-name="P44" text:outline-level="1"><text:bookmark-start text:name="Glava_8__Sama__kotik"/>Глава 8. Сама, котик<text:bookmark-end text:name="Glava_8__Sama__kotik"/></text:h>
      <text:p text:style-name="P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5">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5">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5">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в то,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P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5">«Я желаю тебе добра»,</text:p>
      <text:p text:style-name="P5">«Для тебя так будет лучше».</text:p>
      <text:p text:style-name="P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7">* * *</text:p>
      <text:p text:style-name="P5">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5">— Я вчера ходил в кино.</text:p>
      <text:p text:style-name="P5">Мы едем в за город отдыхать, он скажет:</text:p>
      <text:p text:style-name="P5">— Я еду...</text:p>
      <text:p text:style-name="Text_20_body"><text:soft-page-break/><text:span text:style-name="T12">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text:span text:style-name="_30__20_Text"><text:span text:style-name="T12">он</text:span></text:span><text:span text:style-name="T12">, и он красноречиво об этом расскажет, не упоминая обо мне.</text:span></text:p>
      <text:p text:style-name="P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text:span text:style-name="T12">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2">нас</text:span></text:span><text:span text:style-name="T12">, где я стояла на втором месте, а не в одной иерархии с ним. Я — дополнение.</text:span></text:p>
      <text:p text:style-name="Text_20_body"><text:span text:style-name="T12">Еще раз повторю это противное </text:span><text:span text:style-name="T19">«</text:span><text:span text:style-name="_30__20_Text"><text:span text:style-name="T19">я до сих пор не понимаю</text:span></text:span><text:span text:style-name="T19">»</text:span><text:span text:style-name="T12">,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5">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5"><text:soft-page-break/>— Что, ручки из жопы? — при друзьях, да с такой радостью на лице, будто его ребенок сделал первые шаги.</text:p>
      <text:p text:style-name="P29">* * *</text:p>
      <text:p text:style-name="P5">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5">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5">Да, я хотела семью, но у меня не было навязчивой идеи выйти замуж. На тот момент на моем счету было <text:soft-page-break/>три отвергнутых предложения. Хотела бы — вышла. Но мне важно знать за кого, ведь я собираюсь строить семью, а не просто проводить время...</text:p>
      <text:p text:style-name="P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5">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5">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5">— Ого, ты что, предложение делаешь?</text:p>
      <text:p text:style-name="P5">Он засмеялся и ответил:</text:p>
      <text:p text:style-name="Text_20_body"><text:span text:style-name="T12">— </text:span><text:span text:style-name="_30__20_Text"><text:span text:style-name="T12">Конечно</text:span></text:span><text:span text:style-name="T12"> нет! Мы тут запутались...</text:span></text:p>
      <text:p text:style-name="P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9"><text:soft-page-break/>* * *</text:p>
      <text:p text:style-name="P5">Часто его просьбы были провокацией и сопровождались:</text:p>
      <text:p text:style-name="P5">— Слабо? Ты сможешь!</text:p>
      <text:p text:style-name="Text_20_body"><text:span text:style-name="T12">Откажись я, это означало бы, что я открыто призн</text:span><text:span text:style-name="_30__20_Text"><text:span text:style-name="T12">а</text:span></text:span><text:span text:style-name="T12">юсь, что не смогу, хотя смогла бы, но просто не хочу. Ну и конечно — разочарование на его лице.</text:span></text:p>
      <text:p text:style-name="P5">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5">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5">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5">Кстати, родители, хотите покалечить ребенку психику — говорите ему почаще: «Я думал, ты справишься»...</text:p>
      <text:p text:style-name="P5"><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5">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5">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text:span text:style-name="T12">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2">ты</text:span></text:span><text:span text:style-name="T12"> на самом деле хочешь.</text:span></text:p>
      <text:p text:style-name="P5"><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5">Но будьте готовы заплатить за эту его доброту... собой, потому именно себя вы лишитесь, возможно, раз и навсегда, если не начнете действовать.</text:p>
      <text:p text:style-name="P5">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29">* * *</text:p>
      <text:p text:style-name="P5">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5">— Давай сама, котик. Я не хочу/занят/мне ничего нужно/там дождь/голова болит...</text:p>
      <text:p text:style-name="P5">Или его коронное:</text:p>
      <text:p text:style-name="P5">— Давай, но без меня...</text:p>
      <text:p text:style-name="P5">Не говоря уже о разных бытовых штуках, и плевать, мужская это работа по дому или женская. Это всегда «сама».</text:p>
      <text:p text:style-name="P5">Мне на ногу рухнул шкаф, который он отморозился разбирать, и даже не помог мне. Шкаф упал и сломал <text:soft-page-break/>мне два пальца на ноге (у меня было много переломов). А в больницу с этими двумя переломами я поехала... А? — Сама!</text:p>
      <text:p text:style-name="P5">— Ты что, сама не справишься? Я тебе такси вызову...</text:p>
      <text:p text:style-name="P5">Он был не на работе. Он вызвал мне машину и остался дома играть по сети с друзьями!</text:p>
      <text:p text:style-name="P5">А как дойти до такси?!</text:p>
      <text:p text:style-name="P5">Как выйти из такси и дойти до входа в больницу?!</text:p>
      <text:p text:style-name="P5">Дойти до регистратуры?!</text:p>
      <text:p text:style-name="P5">Найти кабинет врача?!</text:p>
      <text:p text:style-name="P5">Дойти до рентгена?!</text:p>
      <text:p text:style-name="P5">Обратно к врачу?!</text:p>
      <text:p text:style-name="P5">До такси?!</text:p>
      <text:p text:style-name="P5">До квартиры?!</text:p>
      <text:p text:style-name="P5">Учитывая ступеньки, двери?!..</text:p>
      <text:p text:style-name="P5">Это же нога, а не рука! Но зачем об этом думать?!</text:p>
      <text:p text:style-name="P5">— Ты же у меня баба сильная, справишься сама...</text:p>
      <text:p text:style-name="P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5">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text:soft-page-break/>в стопе, с поломанными пальцами можно передвигаться, только медленно и под обезболивающими.</text:p>
      <text:p text:style-name="P5">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5">— Зачем ты вообще туда полезла!? Ты этим занималась, значит и виновата ты. Я же ничего не сделал!</text:p>
      <text:p text:style-name="P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text:span text:style-name="T12">Этот прием манипулирования называется </text:span><text:span text:style-name="_30__20_Text"><text:span text:style-name="T12">виктимблейминг</text:span></text:span><text:span text:style-name="T12">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2">это было моим решением</text:span></text:span><text:span text:style-name="T12">, это давало ему право освободить себя от ответственности за меня и заботы обо мне, ведь я получила, как он считал, по заслугам.</text:span></text:p>
      <text:p text:style-name="P5">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5">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5"><text:soft-page-break/>—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5">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5">Потом с новым другом я долго смеялась, рассказывая, как тот уродливый шкаф рухнул мне на ногу!</text:p>
      <text:p text:style-name="P29"><text:soft-page-break/>* * *</text:p>
      <text:p text:style-name="P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5">— Автобусом?! Лучше бы ты мне не говорила!..</text:p>
      <text:p text:style-name="P5">Я потратила 4 часа на поиски. Я дошла до восьмой страницы гугла. Сделала несколько десятков звонков — а он остался недоволен!</text:p>
      <text:p text:style-name="Text_20_body"><text:span text:style-name="T12">Из-за высокого роста, его ноги никуда не помещаются. Я не предусмотрела. Я виновата. Теперь он будет мучиться </text:span><text:span text:style-name="_30__20_Text"><text:span text:style-name="T12">из-за меня</text:span></text:span><text:span text:style-name="T12">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5">Я тщательно следила за тем, что говорю и на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P5">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5">— Спасибо, котик, все было очень вкусно/круто/весело...</text:p>
      <text:p text:style-name="P5">В такие редкие моменты я светилась от счастья и все умилялись и твердили, какая мы замечательная пара!</text:p>
      <text:p text:style-name="P5"/>
      <text:p text:style-name="P3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24">Ирина Мельниченко, «Мудаки и игра на публику»</text:p>
      <text:p text:style-name="P5"/>
      <text:p text:style-name="P27">* * *</text:p>
      <text:p text:style-name="P5">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P5">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5">— Почему каждый раз после вечеринок мы с тобой опять ссоримся? — злился он.</text:p>
      <text:p text:style-name="P5">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5">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5">— Сама, котик...</text:p>
      <text:p text:style-name="P5">— Я интроверт и хочу побыть наедине с собой...</text:p>
      <text:p text:style-name="P5">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5"><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5">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5"><text:soft-page-break/>— Да сколько же можно!? Тебе что, больше заняться нечем?</text:p>
      <text:p text:style-name="P5">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5">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44" text:outline-level="1"><text:bookmark-start text:name="Glava_9__My_tak_obshchaiemsia"/>Глава 9. Мы так общаемся<text:bookmark-end text:name="Glava_9__My_tak_obshchaiemsia"/></text:h>
      <text:p text:style-name="P26">Скажи мне, кто твой друг и я скажу кто ты.</text:p>
      <text:p text:style-name="P31">Еврипид</text:p>
      <text:p text:style-name="P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5"/>
      <text:p text:style-name="P3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text:soft-page-break/>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P24">Я.А. Волкова, «Деструктивное общение: к определению понятия»</text:p>
      <text:p text:style-name="Цитата_20_-_20_автор"><text:span text:style-name="_31__20_Text"><text:span text:style-name="T12"/></text:span></text:p>
      <text:p text:style-name="Text_20_body"><text:span text:style-name="T12">Его </text:span><text:span text:style-name="_30__20_Text"><text:span text:style-name="T12">лучший друг</text:span></text:span><text:span text:style-name="T12">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P5">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5">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5">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5">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5"><text:soft-page-break/></text:p>
      <text:p text:style-name="P33">«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24">Я. А. Волкова, «Деструктивное общение в когнитивно-дискурсивнов аспекте»</text:p>
      <text:p text:style-name="Para_20_05"><text:span text:style-name="T12"><text:line-break/></text:span><text:span text:style-name="Default_20_Paragraph_20_Font"><text:span text:style-name="T17"> </text:span></text:span></text:p>
      <text:p text:style-name="P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9"><text:soft-page-break/>* * *</text:p>
      <text:p text:style-name="P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5">Однажды мы компанией праздновали Новый год. Сидим ночью, все уже порядком выпившие, и тут его Странный друг говорит:</text:p>
      <text:p text:style-name="Text_20_body"><text:span text:style-name="T12">— Если на земле не останется ни одной </text:span><text:span text:style-name="_30__20_Text"><text:span text:style-name="T12">бабы</text:span></text:span><text:span text:style-name="T12">, иметь первым мы будем тебя.</text:span></text:p>
      <text:p text:style-name="P5">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5">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text:soft-page-break/>Вообще-то я тут сижу и слышу, как вы моего мужика поиметь хотите!» На что мне ответили:</text:p>
      <text:p text:style-name="Text_20_body"><text:span text:style-name="T12">— Ну он же у нас самый красивый, вот его и пустим первым по кругу...</text:span><text:span text:style-name="Default_20_Paragraph_20_Font"><text:span text:style-name="T17"> </text:span></text:span></text:p>
      <text:p text:style-name="P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5"/>
      <text:p text:style-name="P3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24">Я. А. Волкова, «Деструктивное общение в когнитивно-дискурсивном аспекте»</text:p>
      <text:p text:style-name="P2"><text:line-break/></text:p>
      <text:p text:style-name="P5">Позже, как и всегда, когда заходили подобного рода разговоры, а они заходили довольно часто, я аккуратно ему намекала, что это не правильно. И:</text:p>
      <text:p text:style-name="P5">— Неужели тебе нравятся такое общение!?</text:p>
      <text:p text:style-name="P5">Ответ всегда был один:</text:p>
      <text:p text:style-name="P5">— Ты слишком остро реагируешь. Мы так общаемся...</text:p>
      <text:p text:style-name="P5"><text:soft-page-break/>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5">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5">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5">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text:soft-page-break/>представляет — понимала и поддерживала. И даже была рада.</text:p>
      <text:p text:style-name="P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9">* * *</text:p>
      <text:p text:style-name="P5">Вернемся к делу. Основных тем у них было несколько:</text:p>
      <text:list xml:id="list37605156" text:continue-numbering="true" text:style-name="List_20_1">
        <text:list-item>
          <text:p text:style-name="P47">Женские жопы;</text:p>
        </text:list-item>
        <text:list-item>
          <text:p text:style-name="P47">Как изменить девушке/жене и сделать так, чтоб об этом никто не узнал;</text:p>
        </text:list-item>
        <text:list-item>
          <text:p text:style-name="P47">Печальная история о том, как одна их общая подруга «дала» им всем, кроме одного, чем жестоко задела самолюбие оного;</text:p>
        </text:list-item>
        <text:list-item>
          <text:p text:style-name="P47">Размер мужского достоинства;</text:p>
        </text:list-item>
        <text:list-item>
          <text:p text:style-name="P47">HOTS<text:note text:id="ftn3" text:note-class="footnote"><text:note-citation text:label="*">*</text:note-citation><text:note-body><text:p text:style-name="Footnote"><text:span text:style-name="T23">HOTS (Heroes of the Storm) – </text:span><text:span text:style-name="T11">компьютерная игра, разработанная </text:span><text:span text:style-name="T23">Blizzard Entertainment.</text:span></text:p></text:note-body></text:note>;</text:p>
        </text:list-item>
        <text:list-item>
          <text:p text:style-name="P47">Ну и конечно — обсуждения отсутствующих за их спиной не в лучшей форме.</text:p>
        </text:list-item>
      </text:list>
      <text:p text:style-name="P5"><text:soft-page-break/>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5"/>
      <text:p text:style-name="P3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2">Я. А. Волкова, «Деструктивное общение в когнитивно-дискурсивнов аспекте»</text:span><text:span text:style-name="Default_20_Paragraph_20_Font"><text:span text:style-name="T17"> </text:span></text:span></text:p>
      <text:p text:style-name="P5"/>
      <text:p text:style-name="P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5">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5">Один из его лучших друзей (назову его Гуру-друг) многому его научил. Мой парень освоил целый род дея<text:soft-page-break/>тельности, благодаря Гуру-другу, а тот, в свою очередь, не жадничал нужной информацией и учил всему, что знал, делясь новыми навыками.</text:p>
      <text:p text:style-name="P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5">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5"><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5">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text:p>
      <text:p text:style-name="P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9">* * *</text:p>
      <text:p text:style-name="Text_20_body"><text:span text:style-name="T12">Так вот, все это о </text:span><text:span text:style-name="_30__20_Text"><text:span text:style-name="T12">его</text:span></text:span><text:span text:style-name="T12"> окружении, именно о </text:span><text:span text:style-name="_30__20_Text"><text:span text:style-name="T12">его</text:span></text:span><text:span text:style-name="T12">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2">своим</text:span></text:span><text:span text:style-name="T12"> друзьям он говорил:</text:span></text:p>
      <text:p text:style-name="P5">— Она неадекватная...</text:p>
      <text:p text:style-name="Text_20_body"><text:span text:style-name="T12">И дальше по тексту, то </text:span><text:span text:style-name="_30__20_Text"><text:span text:style-name="T12">нашим</text:span></text:span><text:span text:style-name="T12"> друзьям говорилось все в другой форме:</text:span></text:p>
      <text:p text:style-name="P5">— Я ее люблю, но...</text:p>
      <text:p text:style-name="P5">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text:soft-page-break/>— он делает «все что может», но у него ничего не получается — я все равно плохая, и он от этого страдает, но все равнолюбит.</text:p>
      <text:p text:style-name="P5">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text:span text:style-name="T12">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2">снова</text:span></text:span><text:span text:style-name="T12"> что-то делает не так», то есть — постоянно что-то делает не так.</text:span></text:p>
      <text:p text:style-name="P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5">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5"><text:soft-page-break/>«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5">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9">* * *</text:p>
      <text:p text:style-name="P5">Не могу не вставить пару слов о его семье... Точнее — 4 слова:</text:p>
      <text:p text:style-name="P5">1. Все</text:p>
      <text:p text:style-name="P5">2. Друг</text:p>
      <text:p text:style-name="P5">3. Друга</text:p>
      <text:p text:style-name="P5">4. Ненавидят</text:p>
      <text:p text:style-name="P5">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text:soft-page-break/>друг друга счастливыми, ведь когда наши любимые счастливы, то и нам хорошо.</text:p>
      <text:p text:style-name="P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5">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P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5">Вся ситуация с его родными поменялась прямо пропорционально при последующем общении.</text:p>
      <text:p text:style-name="P5">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5"><text:soft-page-break/>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5">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5">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5">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5">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5"><text:soft-page-break/>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5">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5">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5">— Да перестань! Они же простые ребята — даже внимание не обратят...</text:p>
      <text:p text:style-name="P5">И я заплела косу.</text:p>
      <text:p text:style-name="P5">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5">Слишком сильно, в хорошем смысле, я впечатлила всех на свадьбе его брата, что противоречит всей его тактике обесценивания меня, и ему откровенно говоря <text:soft-page-break/>было во-первых: просто интересна реакция его родных на мой стиль, а во-вторых: не выгодно их уважение ко мне.</text:p>
      <text:p text:style-name="P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5">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5">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5">— Мам, я сделал свой выбор, и не собираюсь менять это решение. Она нормальная! Ну что ты начинаешь?!</text:p>
      <text:p text:style-name="P5">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text:soft-page-break/>номер два: продемонстрировать их неприязнь ко мне, чтоб я понимала на сколько сильно они меня не любят.</text:p>
      <text:p text:style-name="P5">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44" text:outline-level="1"><text:bookmark-start text:name="Glava_10__Eto_nie_ia"/>Глава 10. Это не я<text:bookmark-end text:name="Glava_10__Eto_nie_ia"/></text:h>
      <text:p text:style-name="P2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2"><text:s/></text:span></text:span><text:span text:style-name="T12">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P5">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5">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5">— Это не я.</text:p>
      <text:p text:style-name="P5">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2">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2">говорить</text:span></text:span><text:span text:style-name="T12"> сколько угодно, но когда приходило время </text:span><text:span text:style-name="_30__20_Text"><text:span text:style-name="T12">делать</text:span></text:span><text:span text:style-name="T12">, ему всегда что-то «мешало». Но чаще всего было:</text:span></text:p>
      <text:p text:style-name="P5"><text:soft-page-break/>— Обещал? Я этого не помню, а если я не помню, значит этого не было.</text:p>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5">Каждый раз это было что-то «поважнее» данного мне обещания, и он не мог. При этом он никогда не просил прощения за несдержанное слово.</text:p>
      <text:p text:style-name="P5">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29">*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5"><text:soft-page-break/>— Когда ты уже вернешься?</text:p>
      <text:p text:style-name="P5">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9">* * *</text:p>
      <text:p text:style-name="P5">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P5">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срач. Куча пепла на подоконнике и под подоконником на <text:soft-page-break/>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5">— Это не я...</text:p>
      <text:p text:style-name="P5">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5">— Мне не обязательно стирать трусы каждый день!</text:p>
      <text:p text:style-name="Text_20_body"><text:span text:style-name="T12">Мне приходилось просить его чистить уши, потому, что </text:span><text:span text:style-name="_30__20_Text"><text:span text:style-name="T12">мне было стыдно</text:span></text:span><text:span text:style-name="T12">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5">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5">Он спал, ходил на природу, ходил по дому и на работу в одной и той же одежде, за месяц занашивая до дыр новые вещи, и на предложение:</text:p>
      <text:p text:style-name="P5">— Пойдем купим тебе что-нибудь новое.</text:p>
      <text:p text:style-name="P5">Он отвечал:</text:p>
      <text:p text:style-name="P5">— У меня все есть, мне ничего не надо.</text:p>
      <text:p text:style-name="P5">И ходил мятый и грязный, как бомж, а я просто не могла за этим уследить.</text:p>
      <text:p text:style-name="P5">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2">Это было еще одно чувство вины. Но в отличии от всех остальных, навязанных мне, это был стыд. </text:span><text:span text:style-name="_30__20_Text"><text:span text:style-name="T12">Мне было стыдно</text:span></text:span><text:span text:style-name="T12"> от тог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7">* * *</text:p>
      <text:p text:style-name="Text_20_body"><text:span text:style-name="T12">А вы знали, что </text:span><text:span text:style-name="_30__20_Text"><text:span text:style-name="T12">неряшливость является одним из симптомов психического отклонения</text:span></text:span><text:span text:style-name="T12">?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5">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5">— Котик, поставь, пожалуйста кружку в раковину, можешь не мыть...</text:p>
      <text:p text:style-name="P5"><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5">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5">— Я не буду тебе ничего доказывать.</text:p>
      <text:p text:style-name="P5">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5">— Это не я...</text:p>
      <text:p text:style-name="P5">— Если я этого не помню, значит этого не было.</text:p>
      <text:p text:style-name="P5">— Я имею право хранить молчание.</text:p>
      <text:p text:style-name="P5">— Я ничего не обещал.</text:p>
      <text:p text:style-name="P29">* * *</text:p>
      <text:p text:style-name="P5">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5">— Я ничего не помню. А, если я ничего не помню — значит этого не было. — улыбаясь, повторял он.</text:p>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9">* * *</text:p>
      <text:p text:style-name="Text_20_body"><text:span text:style-name="T12">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2">триггера</text:span></text:span><text:span text:style-name="T12">.</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P5">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5">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5">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29">* * *</text:p>
      <text:p text:style-name="P5">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5">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P5">Я была в шоке от такого спонтанного сообщения. Как говорится: «Ничто не предвещало беды..» и согласи<text:soft-page-break/>лась. Я сказала, что и сама не вижу смысла друг друга мучить. Спокойно так, без криков и истерик.</text:p>
      <text:p text:style-name="P5">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3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2"><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32">В судьбу я не верю, я верю только в свои силы. Если ты считаешь, что сил больше нет — я не вправе тебе ничего навязывать.»</text:p>
      <text:p text:style-name="P32"/>
      <text:p text:style-name="P5">«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10">«У нас все прекрасно»</text:p>
      <text:p text:style-name="P5">Это ложь. У нас все плохо — мы постоянно ссоримся и вот решили расстаться.</text:p>
      <text:p text:style-name="P5"><text:span text:style-name="T8">Цель</text:span>: сбить с толку с первой фразы, которая совершенно противоречит сложившейся ситуации. Ведь мы приняли решение разорвать отношения.</text:p>
      <text:p text:style-name="P10">«У нас отлично получается»</text:p>
      <text:p text:style-name="P11">Что получается? Жить? Строить семью? Делать друг-друга счастливыми? Заботиться друг о друге? Не понятно...</text:p>
      <text:p text:style-name="P5"><text:span text:style-name="T8">Цель</text:span>: внушить утверждение, что ошибок не было. Все идет по плану, как и должно быть.</text:p>
      <text:p text:style-name="P10">«Нас любят. В нас верят»</text:p>
      <text:p text:style-name="Text_20_body"><text:span text:style-name="T12">На первый взгляд ничего странного. Мы кому-то нравимся — это же хорошо. Но на самом деле это — </text:span><text:span text:style-name="_30__20_Text"><text:span text:style-name="T12">триан</text:span></text:span><text:soft-page-break/><text:span text:style-name="_30__20_Text"><text:span text:style-name="T12">гуляция</text:span></text:span><text:span text:style-name="T12"> — метод, в котором манипуляторы оперируют чужими (а порой даже выдуманными) мнениями, приводя их, как аргументы, с которыми не поспоришь.</text:span></text:p>
      <text:p text:style-name="P5">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5">Но его устраивало не то, что мы хорошая пара, ведь это не так — у нас слишком много проблем, а то, что мы создаем видимость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8">Цель</text:span>: утвердиться в позиции — я такой же хороший, как и ты, что отрицает — я плохой, я тебя обидел.</text:p>
      <text:p text:style-name="P10">«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2">Этот метод называется </text:span><text:span text:style-name="_30__20_Text"><text:span text:style-name="T12">манипуляцией тщеславием (положительное подкрепление)</text:span></text:span><text:span text:style-name="T12">. Когда жертву хвалят, отмечая ее заслуги и достоинства — шанс получить желаемое увеличивается. Люди очень наивны и порой не понима</text:span><text:soft-page-break/><text:span text:style-name="T12">ют, что это не похвала, а наживка, которую они заглатывают без малейших сомнений и опасений.</text:span></text:p>
      <text:p text:style-name="P5"><text:span text:style-name="T8">Цель</text:span>: ввести в заблуждение похвалой, что ослабляет жертву в ее позиции сопротивления.</text:p>
      <text:p text:style-name="P10">«Никто не говорил, что будет легко»</text:p>
      <text:p text:style-name="P5">И снова триангуляция, но уже более обобщающая. Смирись. Тебе никто не обещал, что все будет гладко. Будет сложно.</text:p>
      <text:p text:style-name="P5"><text:span text:style-name="T8">Цель</text:span>: внушить жертве, что сложности, которыми он ее изматывает — нормальны, оперируя тем, что все так живут.</text:p>
      <text:p text:style-name="P10">«Я не согласен рушить все из-за какой-то фигни. Это несправедливо»</text:p>
      <text:p text:style-name="P5">Еще пару часов назад он сказал мне собирать вещи, а теперь несогласен все рушить...</text:p>
      <text:p text:style-name="Text_20_body"><text:span text:style-name="T12">Это не просьба не рушить и не раскаяние в своих ошибках. Это констатация факта несогласия, которая не несет в себе попыток все исправить. Плюс к этому </text:span><text:span text:style-name="_30__20_Text"><text:span text:style-name="T12">манипуляция чувством вины</text:span></text:span><text:span text:style-name="T12"> — он надевает маску «жертвы» обвиняет меня в несправедливости моих действий.</text:span></text:p>
      <text:p text:style-name="P5"><text:span text:style-name="T8">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10">«Я не верну назад всех гадостей, которые тебе пришлось услышать»</text:p>
      <text:p text:style-name="P5">Он не чувствует свою вину за сказанное и демонстрирует это, иначе бы он сказал: «Жаль, что не могу вер<text:soft-page-break/>нуть...», но при этом он жалеет жертву за услышанное: «Тебе пришлось».</text:p>
      <text:p text:style-name="P5"><text:span text:style-name="T8">Цель</text:span>: сбить с толку жалостью к жертве, не сожалея о сказанном.</text:p>
      <text:p text:style-name="P10">«Все мои попытки отстраниться, уйти, сбежать это страх и бессилие»</text:p>
      <text:p text:style-name="Text_20_body"><text:span text:style-name="_30__20_Text"><text:span text:style-name="T12">Манипуляция жалостью</text:span></text:span><text:span text:style-name="T12"> — посмотри, как мне страшно!</text:span></text:p>
      <text:p text:style-name="P5"><text:span text:style-name="T8">Цель</text:span>: вызвать жалость, сострадание и понимание, что притупляет желание жертвы дать отпор и стоять на своем.</text:p>
      <text:p text:style-name="P10">«Да, это все описывается простой фразой — "я люблю тебя"»</text:p>
      <text:p text:style-name="P5">Контрольный выстрел в голову — признание. Якобы — ведь это не обращение, если вы заметили.</text:p>
      <text:p text:style-name="P5">Фраза «я тебя люблю» взята в кавычки, как цитата неизвестного автора. Это не признание жертве. Иначе бы это звучало так, например: «Я просто тебя люблю и ничего не могу с собой поделать...».</text:p>
      <text:p text:style-name="P5"><text:span text:style-name="T8">Цель</text:span>: ввести в заблуждение завуалированным признанием, дабы ослабить попытки жертвы к сопротивлению.</text:p>
      <text:p text:style-name="P10">«Любящий человек способен делать глупости»</text:p>
      <text:p text:style-name="P5">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5"><text:span text:style-name="T8">Цель</text:span>: попытка оправдаться за счет общепринятого мнения.</text:p>
      <text:p text:style-name="P10"><text:soft-page-break/>«Если ты поймешь, что история заканчивается здесь — да будет так»</text:p>
      <text:p text:style-name="P5"><text:span text:style-name="T8">Цель</text:span><text:span text:style-name="T9">:</text:span> заставить жертву нести ответственность, демонстрируя свое смирение.</text:p>
      <text:p text:style-name="P10">«В судьбу я не верю, я верю только в свои силы»</text:p>
      <text:p text:style-name="P5">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5">Цель: сбить с толку завуалированным обманчивым утверждением — я прилагаю все усилия.</text:p>
      <text:p text:style-name="P10">«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8">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32">«У нас все прекрасно и я знаю, что ты хочешь в это верить, даже не смотря на то, что еще пару ча<text:soft-page-break/>сов назад я не хотел тебя ни видеть ни слышать — у нас все хорошо.</text:p>
      <text:p text:style-name="P3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2">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2">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text:p>
      <text:p text:style-name="P32">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text:soft-page-break/>прав, а мне это не выгодно, ведь тогда мой авторитет пошатнется.</text:p>
      <text:p text:style-name="P32">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P32">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2">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2">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2"/>
      <text:p text:style-name="P5"><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44" text:outline-level="1"><text:bookmark-start text:name="Glava_11__Trio"/>Глава 11. Трио<text:bookmark-end text:name="Glava_11__Trio"/></text:h>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5">— Лучшая измена та, о которой никто ничего не знает!</text:p>
      <text:p text:style-name="P5">И обсуждали они это при мне и при своих девушках и женах. Я человек не ревнивый, так что я отшучивалась, мол:</text:p>
      <text:p text:style-name="P5">— Буду знать! Спасибо, что сказали...</text:p>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5">— И, будь уверен, я это сделаю...</text:p>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5">—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P5">И я действительно не знала. Теперь знаю, но тогда — нет...</text:p>
      <text:p text:style-name="P5">Бывало, идем по улице, а он такой:</text:p>
      <text:p text:style-name="P5">— Смотри, какая жопа!</text:p>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3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3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24">Шейнов В. П., «Скрытое управление человеком»</text:p>
      <text:p text:style-name="P3"><text:soft-page-break/><text:span text:style-name="Default_20_Paragraph_20_Font"><text:span text:style-name="T17"><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30">*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text:p>
      <text:p text:style-name="P5"><text:soft-page-break/>Конечно, я говорила в шутку, но старалась, чтоб прозвучало это, как можно убедительнее. Так смешно вспоминать! Он делал такие глаза, мол:</text:p>
      <text:p text:style-name="P5">—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5">Не, ну вы поняли? А я значит представляю! Насчет третьей девочки он говорил, что даже прикасаться к ней не будет:</text:p>
      <text:p text:style-name="P5">— Я просто на вас посижу посмотрю...</text:p>
      <text:p text:style-name="P5">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5">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5">Что тут сказать? Любила — безумно. Боготворила — да. Дорожила — да. Ну не ревнивая я!</text:p>
      <text:p text:style-name="P5"><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2">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2">пользуются, но при этом не бросают</text:span></text:span><text:span text:style-name="T12">. И факт измены ее идеализированного мучителя уходит на второй план, лишь бы он оставался рядом и не рвал отношения с жертвой.</text:span></text:p>
      <text:p text:style-name="P5">На этой стадии жертва много раз слышала:</text:p>
      <text:p text:style-name="P5"><text:soft-page-break/>— Да кому ты нужна, кроме меня?! — и понимала, что и правда, ведь в ней столько недостатков! Она ведь постоянно в чем-то виновата...</text:p>
      <text:p text:style-name="P5">— Ты без меня ничто! — слушала она, опуская голову, понимая, что ее неуверенность в себе и забитое чувство самодостаточности делает ее таковой.</text:p>
      <text:p text:style-name="P5">—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2">В процессе </text:span><text:span text:style-name="_30__20_Text"><text:span text:style-name="T12">отмены</text:span></text:span><text:span text:style-name="T12">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5"><text:soft-page-break/>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7">*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5">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5"><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5">Я знала, что ему хорошо, и мне было хорошо. В эмоциональном плане. На уровне чувств. Искренне...</text:p>
      <text:p text:style-name="P5">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5">— Да! Мне нравятся женские жопы. Я хожу и смотрю на женские жопы. В мире три миллиарда людей, и из них даже бабы любят смотреть на женские жопы...</text:p>
      <text:p text:style-name="P5">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44" text:outline-level="1"><text:bookmark-start text:name="Glava_12__Nie_noi"/>Глава 12. Не ной<text:bookmark-end text:name="Glava_12__Nie_noi"/></text:h>
      <text:p text:style-name="P5">Если со всеми остальными недостатками я могла смириться, то с одним я мириться не хотела. По быту — да. Я задавала себе вопросы:</text:p>
      <text:p text:style-name="P5">— Я могу с этим жить? — Да.</text:p>
      <text:p text:style-name="P5">—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5">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5">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5">— Не ной.</text:p>
      <text:p text:style-name="P5">— Мне неинтересно это слушать.</text:p>
      <text:p text:style-name="P5"><text:soft-page-break/>— Это ты виновата, это ты допустила.</text:p>
      <text:p text:style-name="P5">— Разберись с этим сама...</text:p>
      <text:p text:style-name="P5">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5">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5">— А я тут при чем?!</text:p>
      <text:p text:style-name="P5">Или:</text:p>
      <text:p text:style-name="P5">— Почему я должен это выслушивать?!</text:p>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5">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потеряла возможность с ним познакомиться и узнать какой он.</text:p>
      <text:p text:style-name="P5">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5">— Я сейчас выключу, если ты не успокоишься! Хватит нюни распускать — это же просто фильм!</text:p>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P27"><text:s/>* * *</text:p>
      <text:p text:style-name="P5">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text:soft-page-break/>Но, если его проблему мы обсуждали и «обсасывали», то я, заводя речь о своих траблах, слышала:</text:p>
      <text:p text:style-name="P5">— Хватит ныть! Соберись, тряпка!</text:p>
      <text:p text:style-name="P5">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9">*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5">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5">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p text:style-name="P5">—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5"><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30">* * *</text:p>
      <text:p text:style-name="P5">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2">Он берет стакан, набирает воды, запивает таблетку и просто </text:span><text:span text:style-name="_30__20_Text"><text:span text:style-name="T12">бросает</text:span></text:span><text:span text:style-name="T12"> стакан в раковину, в которой лежит еще не помытая посуда! Этот жест повествовал, стало быть, о невыносимой головной боли, и на мой вопрос: «Зачем ты </text:span><text:soft-page-break/><text:span text:style-name="T12">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27">* * *</text:p>
      <text:p text:style-name="P5">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P5">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5">— Тебе что совсем наплевать на мои проблемы?! ВОТ ТАК ВСЕГДА! Иди спи. Главное, чтоб тебе было хорошо...</text:p>
      <text:p text:style-name="P5">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P5">— Хватит ныть! Соберись, тряпка!</text:p>
      <text:p text:style-name="Text_20_body"><text:span text:style-name="T12">Он игнорировал мои просьбы о помощи, плюс я сверху получала кучу упреков за то, что расстраиваюсь. Он говорил, что не хочет это слушать, что </text:span><text:span text:style-name="_30__20_Text"><text:span text:style-name="T12">ему это неинтересно</text:span></text:span><text:span text:style-name="T12">, говорил, что </text:span><text:span text:style-name="_30__20_Text"><text:span text:style-name="T12">я выношу ему мозг</text:span></text:span><text:span text:style-name="T12">. Он поучительно наваливал, что мне нужно меняться и быть сильной, и всегда показывал спину, обвиняя меня в сверхчувствительности.</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5">Даже сейчас мне говорят друзья, когда уже весь это ад закончился:</text:p>
      <text:p text:style-name="P5">— Ты же девочка, ты должна быть слабой... (в понимании женственности).</text:p>
      <text:p text:style-name="P5">У меня один ответ:</text:p>
      <text:p text:style-name="P5">— Я не могу себе этого позволить!</text:p>
      <text:p text:style-name="P5">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P5"><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P5">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5">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P5">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44" text:outline-level="1"><text:bookmark-start text:name="Glava_13__Nieadiekvatnaia"/>Глава 13. Неадекватная<text:bookmark-end text:name="Glava_13__Nieadiekvatnaia"/></text:h>
      <text:p text:style-name="P26">Если вдруг вы стали для кого-то плохим, значит много хорошего было сделано для этого человека!</text:p>
      <text:p text:style-name="P31">Фаина Раневская</text:p>
      <text:p text:style-name="P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19">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19">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12">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5">— Я никогда не говорил это!</text:p>
      <text:p text:style-name="P5">И вот вы начинаете сомневаться в том, что слышали.</text:p>
      <text:p text:style-name="P5">— Тебе кажется, что ты переживаешь!</text:p>
      <text:p text:style-name="P5">И вы сомневаетесь, что ваши переживания реальны.</text:p>
      <text:p text:style-name="P5">— С тобой что-то в последнее время происходит... Это не усталость, нет. Может нервный срыв?</text:p>
      <text:p text:style-name="P5">И вы сомневаетесь в том, что с вами все в порядке.</text:p>
      <text:p text:style-name="P5">— Это была не твоя идея, а моя...</text:p>
      <text:p text:style-name="P5">И вы сомневаетесь в своей памяти.</text:p>
      <text:p text:style-name="P5">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5">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5">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5">— Ну не говорил, так не говорил...</text:p>
      <text:p text:style-name="P27">* * *</text:p>
      <text:p text:style-name="Text_20_body"><text:span text:style-name="T12">Знаете, я не просто так пишу об этом. Это описание моей жизни на протяжении нескольких лет. </text:span><text:span text:style-name="_30__20_Text"><text:span text:style-name="T12">Психоз порождает психоз.</text:span></text:span><text:span text:style-name="T12">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2">Например, он ясно давал понять, что он имеет право на свободу действий. Он четко расписывал по слогам </text:span><text:soft-page-break/><text:span text:style-name="T12">каждый раз, что для него важен его собственный комфорт. И это здорово, Да? Мы </text:span><text:span text:style-name="_30__20_Text"><text:span text:style-name="T12">все</text:span></text:span><text:span text:style-name="T12"> имеем право на свободу действий. Согласны? Ключевое слово — «все»!</text:span></text:p>
      <text:p text:style-name="Text_20_body"><text:span text:style-name="T12">Он так не считал. </text:span><text:span text:style-name="_30__20_Text"><text:span text:style-name="T12">Он</text:span></text:span><text:span text:style-name="T12">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прав, и будет утверждать, что я на самом деле с ним согласна.</text:p>
      <text:p text:style-name="P5">— Ты преувеличиваешь — не болит у тебя ничего, ведь так?</text:p>
      <text:p text:style-name="P5">И я в замешательстве.</text:p>
      <text:p text:style-name="P5">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text:p>
      <text:p text:style-name="P5">— Как же так? Я же слышала!</text:p>
      <text:p text:style-name="P5">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5">— Я снова все напутала.</text:p>
      <text:p text:style-name="P5"/>
      <text:p text:style-name="P33">«Для того чтобы сидеть в клетке, не всегда нужны прутья.»</text:p>
      <text:p text:style-name="P24">Рональд Дэвид Лэйнг, «Политика семьи»</text:p>
      <text:p text:style-name="P5"/>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P5">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p text:style-name="P5">— Но ведь было же!</text:p>
      <text:p text:style-name="P5">Но мне повторяли и повторяли:</text:p>
      <text:p text:style-name="P5">— Да что ты опять придумываешь?! Тебе что, драмы не хватает?</text:p>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5">В случае моей непреклонности, он, обычно, использовал контрманевр. Ты уверена? — На тебе разряд! — Ах ты настаиваешь?</text:p>
      <text:p text:style-name="P5"><text:soft-page-break/>— Ты так говоришь, потому, что тебе на меня наплевать!</text:p>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5">— Ты неадекватная, я не собираюсь продолжать с тобой разговор!</text:p>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P5">— С тобой невозможно разговаривать. Поговорим, когда ты успокоишься!</text:p>
      <text:p text:style-name="P5">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p text:style-name="P5">— Ты уже так вела себя на прошлой неделе.</text:p>
      <text:p text:style-name="P5">Я пыталась оправдаться, и говорила, что в той ситуации были те же причины:</text:p>
      <text:p text:style-name="P5">— Потому что тогда, как и сегодня, ты меня перебивал и не давал мне сказать...</text:p>
      <text:p text:style-name="P5">И тут же получала в ответ «подзатыльник», например:</text:p>
      <text:p text:style-name="P5">— Почему ты постоянно возвращаешься к старым конфликтам!?</text:p>
      <text:p text:style-name="P5">Что вводило меня в еще большее заблуждение, ведь он же сам вспомнил о той прошлой ситуации!</text:p>
      <text:p text:style-name="P5">Ну и конечно:</text:p>
      <text:p text:style-name="P5">— Поговорим, когда ты успокоишься!</text:p>
      <text:p text:style-name="P5"><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7">* * *</text:p>
      <text:p text:style-name="P5">Но на что стоило обратить тогда свое внимание?</text:p>
      <text:p text:style-name="P5"><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P5">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5">— Да все считают, что ты неадекватная!</text:p>
      <text:p text:style-name="P5">Или:</text:p>
      <text:p text:style-name="P5">— Все знают, что ты истеричка!</text:p>
      <text:p text:style-name="P5">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9">* * *</text:p>
      <text:p text:style-name="Text_20_body"><text:span text:style-name="T12">Вот реальный тому пример. В последнюю нашу поездку в другой город мы всю дорогу ругались, обсуждая </text:span><text:span text:style-name="_30__20_Text"><text:span text:style-name="T12">замявшийся накануне конфликт</text:span></text:span><text:span text:style-name="T12">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5"><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5">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P5">— Мне это неприятно! Как ты не понимаешь?!</text:p>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5">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
      <text:p text:style-name="P3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3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24">Ирина Мельниченко, «Мудаки и игра на публику»</text:p>
      <text:p text:style-name="Цитата_20_-_20_автор"><text:span text:style-name="Default_20_Paragraph_20_Font"><text:span text:style-name="T17"><text:s/></text:span></text:span></text:p>
      <text:p text:style-name="P27">* * *</text:p>
      <text:p text:style-name="P5">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5">Он постоянно отрицал мою любовь, заставляя меня ее доказывать. Открыла рот, значит не любишь. Говоришь, <text:soft-page-break/>что я провинился — не любишь. Пытаешься заставить меня сдержать обещание — не любишь.</text:p>
      <text:p text:style-name="P5">И все это было, как серпом по паль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5">Как правило, расхождение во мнениях для манипулятора — еще один повод обвинить свою жертву в иррациональности и тупости. Ведь только его мнение самое <text:soft-page-break/>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9">*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5">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5">— Я на полчасика. — сказал он мне примерно в 3 часа дня в ответ на мое удивление. </text:p>
      <text:p text:style-name="P5">А домой пришел в полночь. 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p text:style-name="P5">— Я уже дома. А ты где? - по голосу было понятно, что он улыбается.</text:p>
      <text:p text:style-name="P5">— Я гуляю.</text:p>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Как-то он с друзьями пошел в бар выпить пива, что было редкостью. Я помню, что он позвонил, сказать, что <text:soft-page-break/>вечер хороший, пиво вкусное, сидят болтают. Сам позвонил. Я попросила дать трубку бармену и сказала:</text:p>
      <text:p text:style-name="P5">—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text:span text:style-name="T12">Но речь о том, что сейчас мы </text:span><text:span text:style-name="_30__20_Text"><text:span text:style-name="T12">договорились</text:span></text:span><text:span text:style-name="T12">!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5">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5">— Помнишь, утром коту вкололи лекарство?</text:p>
      <text:p text:style-name="P5">— Помню.</text:p>
      <text:p text:style-name="P5">— Помнишь, как ты собирался по делам, и мы договорились, что ты меня наберешь и узнаешь, как обстоят дела и, если все хорошо, то я поеду с тобой?</text:p>
      <text:p text:style-name="P5"><text:soft-page-break/>— Помню. Мы договорились, что ты останешься дома с котом, потому, что не можешь его оставить больного одного дома.</text:p>
      <text:p text:style-name="P5">— Да, но с небольшой поправкой — пока не буду уверена в том, что лекарство подействовало, и ему легче.</text:p>
      <text:p text:style-name="P5">— Я тебя неправильно понял...</text:p>
      <text:p text:style-name="P5">— А что конкретно ты не так понял? Тебе нужно было просто набрать меня, когда ты освободишься и узнать, пойду я с тобой или нет?</text:p>
      <text:p text:style-name="P5">— Я подумал, что если коту плохо, то ты никуда не пойдешь.</text:p>
      <text:p text:style-name="P5">— Но мы договорились, что если ему станет лучше, то я пойду. Было?</text:p>
      <text:p text:style-name="P5">— Было.</text:p>
      <text:p text:style-name="P5">— Так почему ты не позвонил?</text:p>
      <text:p text:style-name="P5">— Я тебя не так понял...</text:p>
      <text:p text:style-name="P5"/>
      <text:p text:style-name="P3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3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24"><text:soft-page-break/>С. А. Зелинский, «Психотехнологии гипнотического манипулирования сознанием»</text:p>
      <text:p text:style-name="P5"/>
      <text:p text:style-name="P5">И эта техника прекрасно прослеживается здесь:</text:p>
      <text:p text:style-name="Text_20_body"><text:span text:style-name="T19">— Помнишь, мы договорились, что ты меня наберешь и узнаешь, как обстоят дела и, </text:span><text:span text:style-name="_30__20_Text"><text:span text:style-name="T19">если все хорошо, то я поеду</text:span></text:span><text:span text:style-name="T19"> с тобой? — говорю я.</text:span></text:p>
      <text:p text:style-name="Text_20_body"><text:span text:style-name="T12">— Помню. Мы договорились, что ты </text:span><text:span text:style-name="_30__20_Text"><text:span text:style-name="T12">останешься дома</text:span></text:span><text:span text:style-name="T12"> с котом, потому, что не можешь его оставить больного одного дома. — отвечают мне.</text:span></text:p>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text:p>
      <text:p text:style-name="P5">—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5"><text:soft-page-break/>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вылила его и <text:soft-page-break/>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5">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p text:style-name="P5">— О, какая молодец! И после этого ты будешь говорить, что ты нормальная? Давай-давай, продолжай!</text:p>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text:soft-page-break/>свою очередь, умалчивал о причинах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44" text:outline-level="1"><text:bookmark-start text:name="Glava_14__Vozhak"/>Глава 14. Вожак<text:bookmark-end text:name="Glava_14__Vozhak"/></text:h>
      <text:p text:style-name="P26">Для неверных нет любви, для порочных нет радости.</text:p>
      <text:p text:style-name="P31">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P5">— Так легче переносить такой напряженный график, — говорил он мне.</text:p>
      <text:p text:style-name="P5"><text:soft-page-break/>Дома его не было и я снова за ним заскучала.</text:p>
      <text:p text:style-name="P5">— Выдели хоть выходные для меня! — просила я.</text:p>
      <text:p text:style-name="P5">— Хотя бы день!</text:p>
      <text:p text:style-name="P5">— Хотя бы вечер!..</text:p>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5">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5"><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5"><text:soft-page-break/>— Я съем кусочек пиццы и домой. — сказал он мне в 9 вечера.</text:p>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9">*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P5">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p text:style-name="P5">— Все не так! Я ожидал совсем другого! Ты все неправильно сделала!</text:p>
      <text:p text:style-name="P5">— А что конкретно тебя не устраивает — манера письма?</text:p>
      <text:p text:style-name="P5">— Здесь просто — все не так!!!</text:p>
      <text:p text:style-name="Text_20_body"><text:span text:style-name="T12">Да. Вместо того, чтобы обратить внимание на то, </text:span><text:span text:style-name="_30__20_Text"><text:span text:style-name="T12">что</text:span></text:span><text:span text:style-name="T12"> написано — он же сам предложил, он обратил внимание на то, </text:span><text:span text:style-name="_30__20_Text"><text:span text:style-name="T12">как</text:span></text:span><text:span text:style-name="T12">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5">Потом он преподнес мне свой список. Точно не помню формулировку, но смысл был такой:</text:p>
      <text:p text:style-name="P5">1) У меня</text:p>
      <text:p text:style-name="P5">2) Идеальная</text:p>
      <text:p text:style-name="P5"><text:soft-page-break/>3) Девушка</text:p>
      <text:p text:style-name="P5">4) Которую</text:p>
      <text:p text:style-name="P5">5) Я очень</text:p>
      <text:p text:style-name="P5">6) Сильно</text:p>
      <text:p text:style-name="P5">7) Люблю</text:p>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5">В самом начале моего повествования были такие слова:</text:p>
      <text:p text:style-name="P5"/>
      <text:p text:style-name="P32">«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7"><text:s/></text:span></text:span></text:p>
      <text:p text:style-name="P5"><text:soft-page-break/>Именно к этим словам он прицепился. Именно на них обсуждение закончилось.</text:p>
      <text:p text:style-name="P5">Тут очень важный момент. Что 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2">Нужно отметить, что </text:span><text:span text:style-name="_30__20_Text"><text:span text:style-name="T12">я его таким никогда не видела</text:span></text:span><text:span text:style-name="T12">.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3"/>
      <text:p text:style-name="P33">«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3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3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24">С. А. Зелинский, «Методы, приемы и способы манипуляций. (Современные психотехнологии манипулирования)»</text:p>
      <text:p text:style-name="P5"/>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5">На удивление для самой себя я была спокойна, даже слишком. Но, как оказалось — это был еще один тактический ход.</text:p>
      <text:p text:style-name="P5"/>
      <text:p text:style-name="P33">«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3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24">С. А. Зелинский, «Методы, приемы и способы манипуляций. (Современные психотехнологии манипулирования)»</text:p>
      <text:p text:style-name="P5"/>
      <text:p text:style-name="P5">Когда я спокойным тоном попросила его расслабиться и не перебивать меня, мол, мы ведь разговариваем.</text:p>
      <text:p text:style-name="P5"><text:soft-page-break/>— Я не собираюсь с тобой ссориться, — сказала я. — Мы же хотим помириться! А ты обращаешься со мной, как с шавкой, и затыкаешь мне рот.</text:p>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5">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5"><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5">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5">— Помогите! Кто-нибудь! Помогите!</text:p>
      <text:p text:style-name="P5"><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5">— Помогите! Кто-нибудь! Я не знаю, что мне делать! Он сейчас упадет! Я не удержу...</text:p>
      <text:p text:style-name="P5">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5">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p text:style-name="P5"><text:s/>— Что же мне делать? Я знаю! Нужно содрать татуировку, чтоб он не напоминала мне о нем!</text:p>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5"><text:soft-page-break/>— Что ты с ним сделала? — спрашивали они. — Он сказал, что ты взбесилась, что ты кричала, что он хотел уйти, а ты не пускала...</text:p>
      <text:p text:style-name="P5">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7">* * *</text:p>
      <text:p text:style-name="P5">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5">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2">Итак, ему нужны были доказательства своих жалоб и он все спланировал. Он, впервые </text:span><text:span text:style-name="_30__20_Text"><text:span text:style-name="T12">сам</text:span></text:span><text:span text:style-name="T12"> </text:span><text:span text:style-name="_30__20_Text"><text:span text:style-name="T12">позвонил</text:span></text:span><text:span text:style-name="T12"> мне и </text:span><text:span text:style-name="_30__20_Text"><text:span text:style-name="T12">сам предложил</text:span></text:span><text:span text:style-name="T12"> поговорить, хотя </text:span><text:span text:style-name="_30__20_Text"><text:span text:style-name="T12">всегда</text:span></text:span><text:span text:style-name="T12"> отлынивал от любых выяснений отношений.</text:span></text:p>
      <text:p text:style-name="P5">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она уже ждала под окнами! До начала разговора он вы<text:soft-page-break/>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text:soft-page-break/>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отрепетированное шоу.</text:p>
      <text:p text:style-name="P5">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хочет уйти — я не пускаю.</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выслушали столько его жалоб! Сколько было сказано обвинений в мой адрес!</text:p>
      <text:p text:style-name="P5">Блюдо готово — уважаемые гости, прошу к столу!</text:p>
      <text:p text:style-name="Text_20_body"><text:span text:style-name="T12">Он привел свидетелей для подтверждения всех своих жалоб и застал меня — в </text:span><text:span text:style-name="_30__20_Text"><text:span text:style-name="T12">Совершенно Неадекватном Состоянии</text:span></text:span><text:span text:style-name="T12">.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5"><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29">*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44" text:outline-level="1"><text:bookmark-start text:name="Glava_15__Ad"/>Глава 15. Ад<text:bookmark-end text:name="Glava_15__Ad"/></text:h>
      <text:p text:style-name="P26">И, улыбаясь, мне ломали крылья,</text:p>
      <text:p text:style-name="P26">Мой хрип порой похожим был на вой,</text:p>
      <text:p text:style-name="P26">И я немел от боли и бессилья</text:p>
      <text:p text:style-name="P26">И лишь шептал: «Спасибо, что живой».</text:p>
      <text:p text:style-name="P31">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ать все мысли, что были в моей голове. Вот первая запись:</text:p>
      <text:p text:style-name="P5"/>
      <text:p text:style-name="P3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
      <text:p text:style-name="P5">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29">*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5">— Забери меня, рак, я больше не хочу жить...</text:p>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т Странный друг. И очень удивилась, ведь мы ненавидели друг друга!</text:p>
      <text:p text:style-name="P5"><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P5">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9">*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text:soft-page-break/>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5">— А где тот браслет, который я тебе подарила?</text:p>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text:soft-page-break/>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P5">Я брала выходные на работе, когда у него температура была 38, и носила ему чайки, бегала в аптеку, вызы<text:soft-page-break/>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29">* * *</text:p>
      <text:p text:style-name="P5">Вспоминаю и улыбаюсь! Вот это мастерство! Сначала он не хотел выходить ко мне. Он боялся меня. Но согласился, конечно же, не без условий.</text:p>
      <text:p text:style-name="P5">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5"><text:soft-page-break/>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P5">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P5">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5"/>
      <text:p text:style-name="P5">И я ждала. Изо дня в день я ждала, пока он наконец не поймет, пока его «не знаю» не превратится в «да» <text:soft-page-break/>или «нет».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5">— Больше я не допущу такой ошибки!</text:p>
      <text:p text:style-name="P5">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5">— Он любит! Я спрашивала, и он не сказал «нет»!!!</text:p>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7"><text:soft-page-break/>*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5">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44" text:outline-level="1"><text:bookmark-start text:name="Glava_16__Nosce_te_ipsum"/>Глава 16. Nosce te ipsum<text:bookmark-end text:name="Glava_16__Nosce_te_ipsum"/></text:h>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1">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2">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2">показалось</text:span></text:span><text:span text:style-name="T12">.</text:span></text:p>
      <text:p text:style-name="P5">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p text:style-name="P5">— Мне нужно с кем-нибудь поговорить...</text:p>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5">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5">И вот он мне говорит:</text:p>
      <text:p text:style-name="P5">— А это не он идет?</text:p>
      <text:p text:style-name="P5">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5"><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5">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p text:style-name="P5">— Я очень его люблю. Я хочу быть с ним. Я хочу, чтоб мы были счастливы вместе. Я не хочу, чтобы он страдал, но не знаю как это сделать...</text:p>
      <text:p text:style-name="P5">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5"><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text:soft-page-break/>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29">*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text:soft-page-break/>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и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5">—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5">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5">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5">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text:soft-page-break/>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44" text:outline-level="1"><text:bookmark-start text:name="Glava_17__Ia_vsie_ponial"/>Глава 17. Я все понял<text:bookmark-end text:name="Glava_17__Ia_vsie_ponial"/></text:h>
      <text:p text:style-name="P5">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это могло значить:</text:p>
      <text:p text:style-name="P5">— Я хочу провести с тобой ночь, но тебе это вряд ли понравится.</text:p>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p text:style-name="P5"><text:soft-page-break/>— Тебе что, потрахаться не с кем? — спросила я его.</text:p>
      <text:p text:style-name="P5">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P5">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2">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2">ждала</text:span></text:span><text:span text:style-name="T12">.</text:span></text:p>
      <text:p text:style-name="P5">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5">Завязался разговор. Я отметила про себя, будто разговариваю с незнакомым мне человеком. Сейчас я это могу объяснить, ведь он на самом деле слишком резко и <text:soft-page-break/>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5">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я... Он сказал, что «влюбился в меня заново». И я растаяла.</text:p>
      <text:p text:style-name="P5">Наивная, я была уверена, что победила. Не могу представить, как он был доволен видеть это. Еще один тактический ход — сделать так, чтоб я поверила в собствен<text:soft-page-break/>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5">«Раньше тебя любить было не за что, а теперь есть за что». 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путей развития событий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5">— Ты очень хорошо выглядишь.</text:p>
      <text:p text:style-name="P5">— Я очень за тобой соскучился.</text:p>
      <text:p text:style-name="P5">— Я рад, что ты согласилась со мной встретиться.</text:p>
      <text:p text:style-name="P5">Все это свидетельствовало о том, что он тоже рад — и я была рада вдвойне. Он спросил меня, чем я занимаюсь, и я начала перечислять:</text:p>
      <text:p text:style-name="P5">—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5">— А по вторникам? — спросил он.</text:p>
      <text:p text:style-name="P5"><text:soft-page-break/>— А по вторникам я хожу на сеансы к психологу...</text:p>
      <text:p text:style-name="P5">Он был удивлен. Я видела на его лице — радость. Тогда я еще, по наивности своей, объясняла это тем, что он рад за <text:span text:style-name="T1">меня</text:span>, что я решила избавиться от своего недуга — чрезмерной эмоциональности.</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P5">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44" text:outline-level="1"><text:bookmark-start text:name="Glava_18__A_zachiem_vam_Ona_"/>Глава 18. 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5">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5">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P5">Я переживала, правда. Любимый демонстрировал мне свое желание все исправить, а я искренне на все это велась. И — была несказанно счастлива.</text:p>
      <text:p text:style-name="P5">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5">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P5">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 мне:</text:p>
      <text:p text:style-name="P5">— Останьтесь, Яна...</text:p>
      <text:p text:style-name="P5">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5">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P5">Ну и конечно, при этом он нежно, успокаивающе поглаживал мою руку, слегка приобняв, не останавливался в своем повествовании.</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5"><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5">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5">— А скажите мне, пожалуйста, зачем вам Яна?</text:p>
      <text:p text:style-name="P5">— В смысле «зачем мне Яна»? <text:span text:style-name="T11">Я ее люблю!</text:span></text:p>
      <text:p text:style-name="P5">— Вот вы гововрите, что Яна очень плохая: обижает вас и неправильно себя ведет. Делает вас несчастным. Так зачем она вам?</text:p>
      <text:p text:style-name="P5">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5">«Я ее люблю!..»</text:p>
      <text:p text:style-name="P5">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5">Дальше я смутно помню, чем закончился тот сеанс. Доктор начал задавать ему подобные вопросы, а видела, <text:soft-page-break/>как мой любимый приходит в ступор после каждого и не может ответить с присущей ему неоправданной уверенностью.</text:p>
      <text:p text:style-name="P5">Но это были вполне обоснованные беспристрастные попытки доктора научными методами позволить человеку открыться.</text:p>
      <text:p text:style-name="P5">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у него не получается по работе, потом были праздники, после празд<text:soft-page-break/>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5">— С вами все в полном порядке, — сказал он, — но вот Его я бы хотел видеть.</text:p>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5">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5">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профессионализм запрещает делать это напрямую.</text:p>
      <text:h text:style-name="P44" text:outline-level="1"><text:bookmark-start text:name="Glava_19__Ia_podumaiu"/>Глава 19. 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5"><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5">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p text:style-name="P5"><text:soft-page-break/>— Котик, а когда ты принял такое решение — на мне жениться?</text:p>
      <text:p text:style-name="P5">—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5">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5">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5">а) мне это не нравится;</text:p>
      <text:p text:style-name="P5">б) это ненормально.</text:p>
      <text:p text:style-name="P5">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p text:style-name="P5">— Ну и когда же мы поженимся? — спросила я.</text:p>
      <text:p text:style-name="P5">— Давай летом. — предложил он.</text:p>
      <text:p text:style-name="P5">Отличная идея.</text:p>
      <text:p text:style-name="P5">Я не знаю, как мы вообще до лета дожили.</text:p>
      <text:h text:style-name="P44" text:outline-level="1"><text:bookmark-start text:name="Glava_20__Mien_shie_niuansov"/>Глава 20. Меньше нюансов<text:bookmark-end text:name="Glava_20__Mien_shie_niuansov"/></text:h>
      <text:p text:style-name="P5">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5">— Так будет легче при разводе — меньше нюансов. — сказал он мне.</text:p>
      <text:p text:style-name="P5"><text:soft-page-break/>Я не выдержала и сказала, что если он хочет «подстраховаться», то пусть составляет сам этот договор, но чтоб моего имени там не было:</text:p>
      <text:p text:style-name="P5">—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начнут выгонять из дома.</text:p>
      <text:p text:style-name="P27">* * *</text:p>
      <text:p text:style-name="P5">У меня сохранилась переписка, где на следующий день он идет на попятную — забирает свои слова обратно:</text:p>
      <text:p text:style-name="P5">— ...Я не хотел никогда никаких бумажек. Вчера это был просто разговор, из которого ты нашифровала.</text:p>
      <text:p text:style-name="P5">—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P5"><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5">— Меня такое отношение мягко говоря не устраивает! Что-то ты часто уходишь от своих сказанных слов! С аргументом — я ляпнул не подумав...</text:p>
      <text:p text:style-name="P5">—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pan text:style-name="T12">— Если бы этот разговор был </text:span><text:span text:style-name="_30__20_Text"><text:span text:style-name="T12">до</text:span></text:span><text:span text:style-name="T12"> твоего предложения — сказала бы!</text:span></text:p>
      <text:p text:style-name="P5">— Поэтому я не понимаю, почему ты так упорно ее пытаешься пропихнуть. Когда причина не в этом.</text:p>
      <text:p text:style-name="P5">— Короче, хватит. Мне надоело. Мне тут работать надо... — попыталась я закончить этот бред.</text:p>
      <text:p text:style-name="P5">Что мы видим?</text:p>
      <text:p text:style-name="P10">Я не хотел никогда никаких бумажек.</text:p>
      <text:p text:style-name="P5">Он пытается убедить меня в том, что я услышала не то, что услышала.</text:p>
      <text:p text:style-name="P10">Но думать, что я всерьез намерен с тобой договор заключать это плохая причина... Когда причина не в этом.</text:p>
      <text:p text:style-name="P5">Пытается внушить мне, что есть какая-то другая причина, чтоб заставить меня оправдываться и доказывать, <text:soft-page-break/>что никакой «другой» причины нет. Хорошая попытка съехать с темы.</text:p>
      <text:p text:style-name="P10">Вчера это был просто разговор, из которого ты нашифровала.</text:p>
      <text:p text:style-name="P5">Он пытается внушить мне, что я ненормальная, выдумываю то, чего на самом деле не было.</text:p>
      <text:p text:style-name="P10">Думал проснется — может дойдет.</text:p>
      <text:p text:style-name="P5">Обвинение в тупости: до тебя не доходит, ведь ты тупая.</text:p>
      <text:p text:style-name="P10">Скажет, чет реально мне пригорело. А нет. Набрала аргументов и говна на лопате на! Главное что ты прав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10">Главное, что ты права.</text:p>
      <text:p text:style-name="P5">Двойной смысл, который «кричит» о том, что я не права, осуждает в иррациональности.</text:p>
      <text:p text:style-name="P10">А чего ты не сказала «нет», мне чисто интересно? Дай угадаю. Ты про бумажки не знала?</text:p>
      <text:p text:style-name="P5">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10">Дурацкие разговоры были всегда.</text:p>
      <text:p text:style-name="P5">Его прокол — признание того, что дурацкие разговоры с ним были всегда, но уверенность, с которой он это го<text:soft-page-break/>ворит, свидетельствует о том, что он недоволен тем, что я с этими дурацкими разговорами еще не смирилась.</text:p>
      <text:p text:style-name="P10">Поэтому я не понимаю, почему ты так упорно ее пытаешься пропихнуть.</text:p>
      <text:p text:style-name="P5">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9">* * *</text:p>
      <text:p text:style-name="P5">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text:span text:style-name="T12">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pan><text:soft-page-break/><text:span text:style-name="T12">детище не правильно работает — все еще сопротивляется. Ведь мы уже знаем, что </text:span><text:span text:style-name="_30__20_Text"><text:span text:style-name="T12">причины</text:span></text:span><text:span text:style-name="T12"> подобных моих действий его не интересуют.</text:span></text:p>
      <text:p text:style-name="P5">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5">— Когда вещи заберешь? — пишет он в тот же день.</text:p>
      <text:p text:style-name="P5">— Сегодня, — отвечаю я, на что он отвечает:</text:p>
      <text:p text:style-name="P5">— Целую в шею...</text:p>
      <text:p text:style-name="P5">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P5">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5"><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5">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5">За то, что вернулась к нему, когда он переступал через меня две недели после операции.</text:p>
      <text:p text:style-name="P5">Когда от говорил со мной о измене и пытался склонить меня к трио.</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иду в ад. У меня при себе были лекарства. Жена Странного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44" text:outline-level="1"><text:bookmark-start text:name="Glava_21__Byt__chiestnym_ochien__lieghko"/>Глава 21. Быть честным очень легко!<text:bookmark-end text:name="Glava_21__Byt__chiestnym_ochien__lieghko"/></text:h>
      <text:p text:style-name="P25">Утверждение любит подтверждение.</text:p>
      <text:p text:style-name="P3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4">Анджей Сапковский, «Крещение огнём»</text:p>
      <text:p text:style-name="Para_20_05"><text:span text:style-name="T12"><text:line-break/></text:span><text:span text:style-name="Default_20_Paragraph_20_Font"><text:span text:style-name="T17"> </text:span></text:span></text:p>
      <text:p text:style-name="P5">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text:soft-page-break/>Да, у него отменная память. Еще он любит фильм «Святые из трущоб». В самом начале первой части звучат такие слова:</text:p>
      <text:p text:style-name="P5"/>
      <text:p text:style-name="P33">«Мы все должны бояться злых людей. Но есть другое зло, которого мы должны бояться еще больше. Это зло — равнодушие хороших людей.»</text:p>
      <text:p text:style-name="P24">Х/Ф «Святые из Бундока»</text:p>
      <text:p text:style-name="P5"/>
      <text:p text:style-name="P5">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5">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5">Он говорит то, что в этот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5"><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7"><text:soft-page-break/>* * *</text:p>
      <text:p text:style-name="P5">Жена Странного друга... Не могу о ней не вспомнить, ведь она оказалась ключевым персонажем в этой истории.</text:p>
      <text:p text:style-name="P5">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5">—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5">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5"><text:soft-page-break/>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5">—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5">В общем, мы разобщались и начали дружить. Как-то мы втроем сидели у нас, как всегда о чем-то общались и она мне говорит, мол:</text:p>
      <text:p text:style-name="P5"><text:soft-page-break/>— Давай завтра созвонимся и обсудим (уже не помню что)...</text:p>
      <text:p text:style-name="P5">— Давай, — отвечаю я, — только ты мой номер сначала из черного списка удали, а потом и созвонимся...</text:p>
      <text:p text:style-name="Text_20_body"><text:span text:style-name="T12">И тут я увидела ее </text:span><text:span text:style-name="T19">Л</text:span><text:span text:style-name="_30__20_Text"><text:span text:style-name="T19">ицо</text:span></text:span><text:span text:style-name="T19">...</text:span><text:span text:style-name="T12"> Она совершенно не понимала, о чем я говорю. А мой суженый сидел на полу на подушках, пафосно так курил, и на выдохе так сказал:</text:span></text:p>
      <text:p text:style-name="P5">— Это я тебя заблокировал у нее на телефоне.</text:p>
      <text:p text:style-name="P5">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P5">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9">*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text:soft-page-break/>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 вышел, а у меня комп не тянет. Мне нужна новая видеокарта, оперативная память, монитор другой хочу...</text:p>
      <text:p text:style-name="P5">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text:soft-page-break/>подождать пока он сам не заведет эту тему, и заведет ли, чтобы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9">* * *</text:p>
      <text:p text:style-name="P5">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5">— Да, мать, ты такая сильная! Я бы так не смогла...</text:p>
      <text:p text:style-name="P5">—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5">— Я бы не смогла простить, но ты молодец!</text:p>
      <text:p text:style-name="P5">— Что простить?</text:p>
      <text:p text:style-name="P5">— Ну, он ведь трахал двух баб...</text:p>
      <text:p text:style-name="P5">Она продолжала что-то говорить, а я «застряла» на этой фразе. Даже не знаю сколько времени прошло, когда я спросила:</text:p>
      <text:p text:style-name="P5">— Что значит — трахал двух баб?</text:p>
      <text:p text:style-name="P5">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Я посмотрела на нее. Она, такая маленькая, потрепанная жизнью, сидела и смотрела на мена такими испуганно-удивленными глазами... Она не знала.</text:p>
      <text:p text:style-name="P5">Я ей как-то говорила о том, что он мне все рассказал, и она думала, что «все» значит все. Ее аж вжало с <text:soft-page-break/>подушки, на которых мы сидели. Пару минут, и у меня получилось совладать со ступором, который меня сковал.</text:p>
      <text:p text:style-name="P5">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5">— Рассказывай. Рассказывай все!</text:p>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9">* * *</text:p>
      <text:p text:style-name="P5">Ох, я узнала еще кое что в тот вечер от нее. И это был еще один удар. Я поняла, что живу с предателем, с жестоким человеком. А именно вот, что я узнала:</text:p>
      <text:p text:style-name="P5"><text:soft-page-break/>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P5">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P5">— Все в порядке;</text:p>
      <text:p text:style-name="P5">— Ты себе накручиваешь;</text:p>
      <text:p text:style-name="P5">— Ты придумываешь драму на пустом месте;</text:p>
      <text:p text:style-name="P5">— Ты паришься без причины...</text:p>
      <text:p text:style-name="P5">— и так далее по тексту выше/ниже — стандартные фразочки.</text:p>
      <text:p text:style-name="P5"><text:soft-page-break/>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и — был спокоен, зная, что я не по<text:soft-page-break/>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5">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5">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P5">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9"><text:soft-page-break/>* * *</text:p>
      <text:p text:style-name="P5">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5">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 сложно догадаться, что в этом сообщении был посыл попрятать «лишние» вещи от моего поля зрения. <text:soft-page-break/>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3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4">Анджей Сапковский, «Крещение огнём»</text:p>
      <text:p text:style-name="P5"/>
      <text:p text:style-name="P5">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5"><text:soft-page-break/>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Наши с ней ситуации похожи, и несложно объяснить и это — ее муж и мой будущий несостоявшийся муж — лучшие друзья. Не исключено, что они это все спланировали и отрабатывали каждый на своей бабе...</text:p>
      <text:p text:style-name="P29">* * *</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5">— Что с тобой? — спросил он, когда заметил, что со мной что-то не так.</text:p>
      <text:p text:style-name="P5">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5">— И что тебе приснилось? — спросил он.</text:p>
      <text:p text:style-name="P5">— Мне приснилось, что ты меня обманываешь... — я взяла себя в руки и посмотрела ему прямо в глаза. Я хотела увидеть реакцию и увидела.</text:p>
      <text:p text:style-name="P5">— В смысле «обманываю»? Что я тебе изменил?</text:p>
      <text:p text:style-name="P5">— Да, — ответила я, — с темноволосой девочкой.</text:p>
      <text:p text:style-name="P5">— Прекрати, это всего лишь сон, нам пора собираться. Не накручивай себе.</text:p>
      <text:p text:style-name="P5">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2">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2">посмеялся</text:span></text:span><text:span text:style-name="T12">, обнял меня и попытался успокоить, мол — это всего лишь сон.</text:span></text:p>
      <text:p text:style-name="P5"><text:soft-page-break/>— Это тебе в голову солнышко припекло...</text:p>
      <text:p text:style-name="P5">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27">*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1">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text:soft-page-break/>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p text:style-name="P5">— Хрен с тобой — записывай... Ты вокруг меня плетешь какую-то западню...</text:p>
      <text:p text:style-name="P5">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P5">— Есть ли что-то, что я должна знать, как твоя девушка, как твоя будущая жена? То, что может в будущем причинить мне боль?</text:p>
      <text:p text:style-name="P5"><text:soft-page-break/>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p text:style-name="P5">— Я очень часто задумывался о том, что мне одиноко и мне хотелось бы с кем-нибудь переспать, <text:span text:style-name="T1">но эти попытки не увенчались успехом</text:span>. Назовем это так...</text:p>
      <text:p text:style-name="P5">«Назовем это так». Как? Попытки? А они все-таки были? Не увенчались успехом? С чьей стороны? На что мне ответили:</text:p>
      <text:p text:style-name="Text_20_body"><text:span text:style-name="T12">— Ну, тут не бывает почти. Либо было, либо не было, и под </text:span><text:span text:style-name="_30__20_Text"><text:span text:style-name="T12">было</text:span></text:span><text:span text:style-name="T12"> можно интерпретировать какую бы то ни было близость в виде: поцелуйчиков, обнимашечек, ну не знаю, массаж — раньше это тоже считалось...</text:span></text:p>
      <text:p text:style-name="P5">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5">—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text:soft-page-break/>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5">«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5"><text:span text:style-name="T6">Признание</text:span> — хотел потрахаться. Что звучит довольно честно, да?</text:p>
      <text:p text:style-name="P5"><text:span text:style-name="T6">Попытка оправдаться</text:span> — мужская полигамность. Что сразу избавляет его от чувства вины.</text:p>
      <text:p text:style-name="P5"><text:span text:style-name="T6">Попытка навесить ярлык</text:span>, скрытый упрек — ревность. Мимо — я не ревнивая.</text:p>
      <text:p text:style-name="P5">Сказал правду, прикрыл ее общественным мнением и тут же упрекнул меня, завуалированно внушая мне, что я просто ревную.</text:p>
      <text:p text:style-name="P29">*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text:soft-page-break/>ночует. И вы, наверное подумали, что ему было стыдно передо мной? Наивные!</text:p>
      <text:p text:style-name="P5">— Мне было стыдно от мысли о том, что эта информация может докатиться до нее... — сказал он.</text:p>
      <text:p text:style-name="P5">А ведь это лишь пятая минута разговора! Да, это всё цитаты записи. Без преувеличений и неточностей — все как есть.</text:p>
      <text:p text:style-name="P5">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2">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2">относится к ней лучше, чем ко мне</text:span></text:span><text:span text:style-name="T12">. Он продемонстрировал мне контраст его чувств ко мне и его чувств к ней — более глубокое уважение.</text:span></text:p>
      <text:p text:style-name="P5">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5">Вот диалог с его другом, к которому он обратился за советом по ухаживанию за ней:</text:p>
      <text:p text:style-name="P5"><text:soft-page-break/>— Я тонко намекну, так сказать. И либо намек будет услышан, либо нет. — пишет он.</text:p>
      <text:p text:style-name="P5">— А ты рассматривал вариант, что тебя просто попробуют, а потом скажут, что это было так — просто для души отдохнуть?</text:p>
      <text:p text:style-name="Text_20_body"><text:span text:style-name="T12">— Это невозможный вариант. Я склонен считать, что мы хорошо друг друга понимаем. И такой расклад (</text:span><text:span text:style-name="T18">дружеский секс — </text:span><text:span text:style-name="_30__20_Text"><text:span text:style-name="T18">примеч. авт.</text:span></text:span><text:span text:style-name="T12">) — это просто абсурд. Тут либо дружить, либо больше. А дружеский секс — это явно не та идея, которая тут уместна. Фу. Даже думать о такой не хочу.</text:span></text:p>
      <text:p text:style-name="P5">Давайте разберем его текст.</text:p>
      <text:p text:style-name="P10">«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10">«Я склонен считать, что мы хорошо друг друга понимаем.»</text:p>
      <text:p text:style-name="P5">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10">«И такой расклад — это просто абсурд.»</text:p>
      <text:p text:style-name="P5"><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10">«Тут либо дружить, либо больше. А дружеский секс — это явно не та идея, которая тут уместна. Фу. Даже думать о такой не хочу.»</text:p>
      <text:p text:style-name="Text_20_body"><text:span text:style-name="T12">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2">Либо — либо</text:span></text:span><text:span text:style-name="T12">,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span></text:p>
      <text:p text:style-name="P5">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27">* * *</text:p>
      <text:p text:style-name="P5">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P5">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5">То есть, простыми словами его посыл:</text:p>
      <text:p text:style-name="P5">— Мне было стыдно от мысли о том, что эта информация может докатиться до нее...</text:p>
      <text:p text:style-name="P5"><text:soft-page-break/>Будет звучать так:</text:p>
      <text:p text:style-name="P5"/>
      <text:p text:style-name="P32">«Она меня понимает, а ты нет. Кто ты вообще такая, чтобы втягивать ее в наши разборки? Ты не должна этого делать!</text:p>
      <text:p text:style-name="P3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3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А теперь давайте вспомним хронологию:</text:p>
      <text:p text:style-name="P10">Знакомство.</text:p>
      <text:p text:style-name="P5"><text:soft-page-break/>Он познакомил меня со своей бывшей девушкой, незадолго, как расстаться с ней.</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10">Длительность отношений.</text:p>
      <text:p text:style-name="P5">Они встречались около трех лет.</text:p>
      <text:p text:style-name="P5">Мы встречались почти три года.</text:p>
      <text:p text:style-name="P10">Процесс замены.</text:p>
      <text:p text:style-name="P5">В тот день, когда мы впервые поцеловались, но потом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10">Возвращение.</text:p>
      <text:p text:style-name="P5">Со своей бывшей девушкой он сошелся примерно через два месяца после расставания, поняв, что со мной ничего не будет.</text:p>
      <text:p text:style-name="P5">И меня он бросил, а через два месяца, получив отказ своей подруги, вернулся ко мне.</text:p>
      <text:p text:style-name="P10">Длительное общение.</text:p>
      <text:p text:style-name="P5">Я знала его почти 10 лет, перед тем, как у нас завязались отношения.</text:p>
      <text:p text:style-name="P5">И его Подруга знает его с университета, то есть уже более/около 10-ти лет.</text:p>
      <text:p text:style-name="P10">Маска жертвы.</text:p>
      <text:p text:style-name="P5"><text:soft-page-break/>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10">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5">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text:soft-page-break/>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9">* * *</text:p>
      <text:p text:style-name="P5">Но вернемся к сути.</text:p>
      <text:p text:style-name="P5">Дальше он пытался всячески оправдаться тем фактом, что мы не встречались те два месяца, о которых идет <text:soft-page-break/>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text:span text:style-name="T12">— Не имеет никакого значения, кто принял решение (</text:span><text:span text:style-name="T18">разойтись — </text:span><text:span text:style-name="_30__20_Text"><text:span text:style-name="T18">прим. авт.</text:span></text:span><text:span text:style-name="T12">)... — сказал он, искренне считая, что это достойный аргумент.</text:span></text:p>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5">— Давай мы договоримся, что мы не будем спорить о том, чья боль сильнее... — ответил он.</text:p>
      <text:p text:style-name="P5">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text:soft-page-break/>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5"><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10">«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2">В таких моментах он «задумывался об идее отсутствия авторитета в области своего отношения ко мне», но со</text:span><text:soft-page-break/><text:span text:style-name="T12">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2">сама</text:span></text:span><text:span text:style-name="T12">.</text:span></text:p>
      <text:p text:style-name="P5">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10">«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5">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10"><text:soft-page-break/>«Какая-то ответственность, забота, но не в абсолюте, а в той степени, в которой я это делаю...»</text:p>
      <text:p text:style-name="P5">«Какая-то...» забота в целях манипулирования. «Какая-то...» забота на публике, «Какая-то...» забота в целях контроля, в целях самоутверждения и выгод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10">«Я абсолютно безоружен в разговоре с тобой»</text:p>
      <text:p text:style-name="P5">Обезоружен — оружие — война. Да, эти отношения изначально были боевыми действиями, где он пытался опровергать мои аргументы.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10">«Я не имею никаких инструментов, которые способны были бы повлиять на тебя...»</text:p>
      <text:p text:style-name="P5">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9">* * *</text:p>
      <text:p text:style-name="P5">Идем дальше.</text:p>
      <text:p text:style-name="P5"><text:soft-page-break/>— Моя позиция очень проста — я ничего такого не делал. — сказал он в ходе разговора.</text:p>
      <text:p text:style-name="P5">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5">—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5">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text:soft-page-break/>мной, но принимаю во внимание «незначительные» факты обстоятельств, во время которых мы были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5">Он искренне удивлен, с чего это меня интересуют его действия во время нашего расставания. Понимаете, он совершенно не видит эгоистичности в собственных поступках?</text:p>
      <text:p text:style-name="Text_20_body"><text:span text:style-name="T12">— Я тебе могу так сказать, в свою очередь, что я, как бы, в очередной раз убеждаюсь в том, что </text:span><text:span text:style-name="_30__20_Text"><text:span text:style-name="T12">быть честным очень легко</text:span></text:span><text:span text:style-name="T12">!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p text:style-name="P5">О! Это моя любимая реплика!</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5"><text:soft-page-break/>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2">Мы видим, что он верит в то, что честен. Он говорит об этом спокойно, ровно, размеренно и без угрызений совести: «Б</text:span><text:span text:style-name="_30__20_Text"><text:span text:style-name="T12">ыть честным очень легко</text:span></text:span><text:span text:style-name="T12">!». В то время, как я уже достаточно знаю, чтобы понимать — он лжет.</text:span></text:p>
      <text:p text:style-name="P29">* * *</text:p>
      <text:p text:style-name="P5">—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5">— Я счастлива, когда все открыто, все прозрачно, но ты начинаешь защищаться, хотя на тебя никто не нападает...</text:p>
      <text:p text:style-name="P5">—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5">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5"/>
      <text:p text:style-name="P32">«Меня оскорбляют твои мысли, о том, что даже после того, как я сделал тебе предложение... ты все <text:soft-page-break/>равно не унимаешься и пытаешься призвать меня к ответственности за последствия моих действий.</text:p>
      <text:p text:style-name="P3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2"/>
      <text:p text:style-name="P5">Едем дальше.</text:p>
      <text:p text:style-name="P5">— Мои действия абсолютно ясны. Я честен перед законом. — сказал он.</text:p>
      <text:p text:style-name="P5">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3">, равно как и</text:span> зависть и ложь... </text:p>
      <text:p text:style-name="Text_20_body"><text:span text:style-name="T12">Понимаете? Он считает, что </text:span><text:span text:style-name="_30__20_Text"><text:span text:style-name="T12">это</text:span></text:span><text:span text:style-name="T12">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чинает намекать на то, что я завела этот разговор, потому что нашла другого:</text:p>
      <text:p text:style-name="Text_20_body"><text:span text:style-name="T12">— В моем, как бы, мире человек застрахован от этого (</text:span><text:span text:style-name="T18">от подобных разговоров и вопросов. — </text:span><text:span text:style-name="_30__20_Text"><text:span text:style-name="T18">примеч. авт.</text:span></text:span><text:span text:style-name="T12">) осознанием своей преданности, и тогда меня посещают мысли о том, что существует какой-то гипотетический человек, который возможно способен сделать тебя </text:span><text:soft-page-break/><text:span text:style-name="T12">счастливее, </text:span><text:span text:style-name="T18">лучше чем я</text:span><text:span text:style-name="T12">, и возможно, ты его даже уже нашла...</text:span></text:p>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32">«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
      <text:p text:style-name="P5">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5">В завершение вставлю еще один его спич. Без объяснений:</text:p>
      <text:p text:style-name="P5">— Я осознал одну простую истину — я не имею кредита доверия, и не имею... как это называется.... слово такое хорошее.... Авторитета в твоих глазах...</text:p>
      <text:p text:style-name="P5"><text:soft-page-break/>И в качестве нашего диалога:</text:p>
      <text:p text:style-name="P5">— Ты понимаешь, что существует определенная ответственность, которая, извини, ложится на твои плечи, — говорит он мне.</text:p>
      <text:p text:style-name="P5">— Какого рода ответственность? — спрашиваю я.</text:p>
      <text:p text:style-name="P5">— Доверие.</text:p>
      <text:p text:style-name="P5">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P5">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9">*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Но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oft-page-break/><text:span text:style-name="T12">Сначала я подумала, что просто он что-то уронил, но когда увидела, что это просто нездоровые психи, вышла к нему и </text:span><text:span text:style-name="_30__20_Text"><text:span text:style-name="T12">снова включила диктофон</text:span></text:span><text:span text:style-name="T12">!</text:span></text:p>
      <text:p text:style-name="P5">Он потерял самообладание, в то время как я была непоколебима. Я вам даже ничего говорить не буду. Он сам все скажет:</text:p>
      <text:p text:style-name="P5">— Все ох*енно! Главное, что хорошо тебе! Вот это самое главное! — он почти плакал.</text:p>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5">— Я не могу с этим спокойно, смириться. — причитал он.</text:p>
      <text:p text:style-name="P5">—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5">Вы понимаете? Нет? Попробую перефразировать:</text:p>
      <text:p text:style-name="P5"/>
      <text:p text:style-name="P32">«Из-за тебя я не могу себя контролировать, поэтому мне пришлось бить все вокруг по пути на <text:soft-page-break/>этот балкон, для того, чтобы обратить на себя твое внимание. И вот ты тут, как я и хотел, потому что знал, что ты не сможешь это проигнорировать.</text:p>
      <text:p text:style-name="P32">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3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2"/>
      <text:p text:style-name="P5">Вот еще несколько его реплик:</text:p>
      <text:p text:style-name="P5">— Я теперь не могу спать из-за этого. Ты хочешь, чтоб я тебе начал какие-то претензии высказывать? У меня нет никаких претензий!</text:p>
      <text:p text:style-name="P5">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5">— Мне нечего тебе сейчас ответить. Меня это бесит то, что я живу в мире, где мне задают такие вопросы!</text:p>
      <text:p text:style-name="P5">Беда-печаль. Какой жестокий мир! Моя попытка прояснить для себя ситуацию — жестокость по отношению к нему. И он несчастен.</text:p>
      <text:p text:style-name="Text_20_body"><text:soft-page-break/><text:span text:style-name="T12">— Ну, раз ты такой счастливый человек, который знает, как себя успокоить в таких ситуациях (</text:span><text:span text:style-name="T18">его реакция на то, что я легла спать — </text:span><text:span text:style-name="_30__20_Text"><text:span text:style-name="T18">примеч. авт.</text:span></text:span><text:span text:style-name="T12">) — я несчастный, и я не знаю, как мне себя успокоить в таких ситуациях. </text:span><text:span text:style-name="_30__20_Text"><text:span text:style-name="T12">И уж точно не лицезрением тебя, спокойно спящей и получившей все свои ответы на свои вопросы</text:span></text:span><text:span text:style-name="T12">!!!</text:span></text:p>
      <text:p text:style-name="Text_20_body"><text:span text:style-name="T12">У него горе — мне хорошо. «</text:span><text:span text:style-name="_30__20_Text"><text:span text:style-name="T12">И уж точно не лицезрением тебя, спокойно спящей</text:span></text:span><text:span text:style-name="T12">»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P5">— Ой... не надо из меня клеить обиженного. Я не обижен! Я взбешен! Я в ярости!!!...</text:p>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44" text:outline-level="1"><text:bookmark-start text:name="Glava_22__Gori_v_adu"/>Глава 22. Гори в аду<text:bookmark-end text:name="Glava_22__Gori_v_adu"/></text:h>
      <text:p text:style-name="P26">Весна покажет кто где срал.</text:p>
      <text:p text:style-name="P31">Народная поговорка</text:p>
      <text:p text:style-name="P5">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это делать под свою любимую музыку. Можно поорать и так веселее. Но у меня не было колонок.</text:p>
      <text:p text:style-name="P5">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P5"><text:soft-page-break/>Вся моя музыка лежит на одном ресурсе. Я зашла на свою страницу через его профайл,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5">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5">— А ты сегодня в парадном белье?...</text:p>
      <text:p text:style-name="Text_20_body"><text:span text:style-name="T12">Как бы так выразиться без матов, чтобы в полной мере передать мое... удивление? Я очень оооочень очень </text:span><text:span text:style-name="_30__20_Text"><text:span text:style-name="T12">удивилась</text:span></text:span><text:span text:style-name="T12">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p text:style-name="P5">— Привет, слушай, я тут с твоего компа хотела музыку свою поставить и кое-что увидела. А кто такая ТТ (<text:span text:style-name="T1">инициалы той барышни</text:span>)?</text:p>
      <text:p text:style-name="P5">— Ой, да я ее еще с университета знаю, — сказал он и его ответ сопровождался нервными смешками, — а что?</text:p>
      <text:p text:style-name="P5"><text:soft-page-break/>— Она тебе сообщение прислала: «А ты сегодня в парадном белье?» Это как понимать?</text:p>
      <text:p text:style-name="P5">— Ой! Да ты можешь вообще все прочитать, — он был растерян, и, по видимому, это первое, что пришло в его голову. В его глупую голову.</text:p>
      <text:p text:style-name="P5">Команда «газы» дана. Я открываю их чат и читаю...</text:p>
      <text:p text:style-name="P5">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5">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5">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P5">— Что ты придумываешь?! Ты что шуток не понимаешь?</text:p>
      <text:p text:style-name="P5">— У тебя есть пару минут, чтобы поменять все пароли... — мне надоело церемониться.</text:p>
      <text:p text:style-name="P5">Я начала рыть. И нарыла.</text:p>
      <text:p text:style-name="P5">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P5">Мне нужно было немного. Просто еще что-то, чтоб я поним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5"><text:soft-page-break/>Нашла, уже для Жены Странного друга, доказательство его предательства, с датами и отослала ей скриншоты, в то время, как он ночевал у нее, ведь я не пустила его домо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2">Ох, боюсь я, эта книга станет началом новых разборок. Но мне все равно. </text:span><text:span text:style-name="_30__20_Text"><text:span text:style-name="T12">Я готова ответить за все сказанное здесь</text:span></text:span><text:span text:style-name="T12">.</text:span></text:p>
      <text:p text:style-name="P5">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29">*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text:soft-page-break/>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5">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5">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2">Если еще зимой, когда я жила у сестры, она считала, что это я испортила наши отношения своей </text:span><text:span text:style-name="_30__20_Text"><text:span text:style-name="T12">эмоциональностью</text:span></text:span><text:span text:style-name="T12">,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5">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измене, но и толкал дру<text:soft-page-break/>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5">Он не был обязан ей помогать, но мог. Дело выбора.</text:p>
      <text:p text:style-name="P29">* * *</text:p>
      <text:p text:style-name="P5">На следующий день мне написала ТэТэ на личный номер:</text:p>
      <text:p text:style-name="P5"/>
      <text:p text:style-name="P32">«Он в панике по поводу происходящего. И я чувствую себя, отчасти, виноватой. Не знаю что именно ты там прочла, но это несерьезно...</text:p>
      <text:p text:style-name="P3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2">Ему ведь не все равно... Не возьмусь говорить о высоких чувствах, но то, что не все-равно, это точно.»</text:p>
      <text:p text:style-name="P5"/>
      <text:p text:style-name="P5">— Ты мужу переписку показывала? — спросила я.</text:p>
      <text:p text:style-name="P5"><text:soft-page-break/>— Нет. — отвечает ТТ. — <text:span text:style-name="T1">Я подчищаю переписку, если там нет ничего важного</text:span>...</text:p>
      <text:p text:style-name="P5">Эх. Что тут скажешь? А много чего. Разберем ее тираду:</text:p>
      <text:p text:style-name="P10">Он в панике по поводу происходящего.</text:p>
      <text:p text:style-name="P11">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10">«И я чувствую себя, отчасти, виноватой.»</text:p>
      <text:p text:style-name="P5">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1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text:soft-page-break/>На словах «причиняя боль любимому человеку»... она попыталась сделать виноватой меня, а это метод манипулятора.</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10">«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P5">Что бы что?</text:p>
      <text:p text:style-name="P5">После этого выпада я попросила его о двух вещах — чтоб мне больше не писали его...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до того, как я вышла за него замуж, и, слава высшим си<text:soft-page-break/>лам, не родила ему ребенка, о котором совсем недавно он со мной разговаривал.</text:p>
      <text:p text:style-name="P29">* * *</text:p>
      <text:p text:style-name="P5">Последними его словами мне, сказанными в живую, глядя мне в глаза были:</text:p>
      <text:p text:style-name="P5">— Пошла в п*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text:p>
      <text:p text:style-name="P5">— А я, блять, рад, что ты страдаешь от этой конченой квартиры...</text:p>
      <text:p text:style-name="P5">— Да ты просто самое низкое, блять, существо!</text:p>
      <text:p text:style-name="P5">— Через месяц, когда ты съебешь к ебеням, блять, нахуй из моей жизни из этого дома, из квартиры куда угодно, блять, хоть в ад провались...</text:p>
      <text:p text:style-name="Text_20_body"><text:soft-page-break/><text:span text:style-name="T12">— Видимо, Каминская, ты его заслуживаешь — </text:span><text:span text:style-name="_30__20_Text"><text:span text:style-name="T12">вот такого вот уродца, как я</text:span></text:span><text:span text:style-name="T12">!</text:span></text:p>
      <text:p text:style-name="P5">— Провались в ад, блять, к дьяволу самому и целуй его в задницу...</text:p>
      <text:p text:style-name="P5">— Уебуй нахуй из моей жизни!</text:p>
      <text:p text:style-name="P5">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9">* * *</text:p>
      <text:p text:style-name="P5">На следующее утро он прислал сообщение. В отличии от предыдущего посыла, содержание в нем было следующее:</text:p>
      <text:p text:style-name="P5"/>
      <text:p text:style-name="P32">«Прости что нагрубил и наговорил гадостей. Я уже сам не ведаю что творю. Но не провоцируй меня, пожалуйста.</text:p>
      <text:p text:style-name="P3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2"><text:soft-page-break/>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2">Я не обманывал тебя. Ты просто хотела услышать не то, о чем спрашивала.»</text:p>
      <text:p text:style-name="P32"/>
      <text:p text:style-name="P5">Ну что, разбираем?</text:p>
      <text:p text:style-name="P10">«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его, так называемое, извинение. Плюс, попытка вызвать жалость. К тому же, следом идет «но»:</text:p>
      <text:p text:style-name="P10">«<text:span text:style-name="T3">Но</text:span> не провоцируй меня, пожалуйста.»</text:p>
      <text:p text:style-name="P5">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10"><text:soft-page-break/>«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10">«Я сомневался миллион раз после ссор, но я бы не позволил себе интриг у тебя за спиной.»</text:p>
      <text:p text:style-name="P11">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во мне. Оправдывается этим.</text:p>
      <text:p text:style-name="P5"><text:span text:style-name="T7">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text:soft-page-break/>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10">«И, когда сомнения ушли, я понял, чего хочу и сделал предложение.»</text:p>
      <text:p text:style-name="P5">Сомнения ушли... Куда-то подевались. Встали и вышли в окно его пустого сердца. И он решил сделать меня его женой.</text:p>
      <text:p text:style-name="P5">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32">«Такие, как я со своим благородством не доживают до этапа свадьбы, ибо <text:span text:style-name="T6">такую дуру, как Яна, которая будет согласна топать дальше — х*й найдешь</text:span> ))»</text:p>
      <text:p text:style-name="P5">Получив несколько <text:span text:style-name="T1">отказов, </text:span><text:span text:style-name="T3">и</text:span>менно это он написал нашему общему другу перед тем, как, тогда зимой, вернуть меня.</text:p>
      <text:p text:style-name="P10">«Но эта чертова ТТ и переписка... И вот больше ты мне не веришь.»</text:p>
      <text:p text:style-name="P5">Уже «чертова»?..</text:p>
      <text:p text:style-name="P5">Абьюзеры, как я уже писала, так и относятся к женщинам — как к вещам. Для них человек — это неодушев<text:soft-page-break/>ленный предмет. Он есть, и хорошо. Нет — найду другого.</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2">И вот результаты такого отношения: разочарование жертвы, недоверие, что, несомненно, </text:span><text:span text:style-name="_30__20_Text"><text:span text:style-name="T12">расстраивает его</text:span></text:span><text:span text:style-name="T12">. Он тут же надевает маску «жертвы» и сожалеет, но не о том, что наделал, а о том, что вещь сломалась и больше не выполняет функцию «верить».</text:span></text:p>
      <text:p text:style-name="P10">«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text:p>
      <text:p text:style-name="P10">«Ты так громко ругалась от этого всего и все эти разговоры о тряпке и о немужике — это невероятно демотивирует.»</text:p>
      <text:p text:style-name="P5">Вместо того, чтобы попросить прощение у меня лично, он попросил ТэТэ сделать это за него, спрятался под юб<text:soft-page-break/>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10">«Я понимаю, что тебе больно. Я недостаточно внимателен. Рассеян и позволяю то, чего не должен.»</text:p>
      <text:p text:style-name="P5">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10">«Твоя реакция настолько ужасна, ты не представляешь, как с тобой трудно справиться.»</text:p>
      <text:p text:style-name="P11">Не «мои действия ужасны», а «твоя реакция». Тут мне добавить нечего.</text:p>
      <text:p text:style-name="P10">Я не обманывал тебя.</text:p>
      <text:p text:style-name="P5">Я даже не знаю, кого он продолжает убеждать в этом — меня или себя.</text:p>
      <text:p text:style-name="P10">Ты просто хотела услышать не то, о чем спрашивала.</text:p>
      <text:p text:style-name="P5">Ну и в завершение, наконец-то, правда: Я говорил то, что ты хотела слышать, но в этот раз ты это (правду), <text:soft-page-break/>слышать не хотела, ведь она бы тебя расстроила, огорчила... Поэтому я сказал ложь, чтобы тебя не расстраивать...</text:p>
      <text:p text:style-name="P5"/>
      <text:p text:style-name="P32">«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P32">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P32">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P32">Но вот эта чертова ТТ и переписка... И ты больше мне не веришь.</text:p>
      <text:p text:style-name="P3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2">Почему это я тряпка? Я набрался смелости, и попросил ТТ написать тебе и попросить у тебя прощение вместо меня, хоть и кадрил ее у тебя за спиной. <text:soft-page-break/>Ты не можешь знать, насколько сложно это было сделать. Дорогая, нужно уметь заставить человека что-то сделать вместо себя!</text:p>
      <text:p text:style-name="P32">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P3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2">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2">Я ведь уже все сказал тебе в том разговоре. Я же не понял изначально, что нужно говорить правду. Я думал, что мне нужно говорить то, что ты хочешь услышать...»</text:p>
      <text:p text:style-name="P5"/>
      <text:p text:style-name="P5">Давайте вспомним мой вопрос: «Есть ли что-то, что я должна знать?..» По его словам — нет, я ничего не долж<text:soft-page-break/>на знать, понимаете? Я неправильно сформулировала вопрос, как оказалось...</text:p>
      <text:p text:style-name="P5">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5">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5">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44" text:outline-level="1"><text:bookmark-start text:name="Glava_26__Apofieoz_otnoshienii_s_manipul"/>Глава 23. Апофеоз отношений с манипулятором<text:bookmark-end text:name="Glava_26__Apofieoz_otnoshienii_s_manipul"/></text:h>
      <text:p text:style-name="P26">Кто хочет жить, кто весел, кто не тля —</text:p>
      <text:p text:style-name="P26">Готовьте ваши руки к рукопашной!</text:p>
      <text:p text:style-name="P31"><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Я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5">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5">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2">На восьмой день </text:span><text:span text:style-name="_32__20_Text"><text:span text:style-name="T21">заключения, то есть лечения </text:span></text:span><text:span text:style-name="T12">у меня случилась истерика. Я требовала привести ко мне врача, ссылаясь на то, что таблетки могу пить и дома. В итоге </text:span><text:soft-page-break/><text:span text:style-name="T12">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5">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5">- Здорова! Иди...</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P5">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5">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P5"><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5">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2">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2">ам мне самое место: «Д</text:span></text:span><text:span text:style-name="T12">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Нет, помню:</text:p>
      <text:p text:style-name="P5">— Что, ручки из жопы?</text:p>
      <text:p text:style-name="P5">Или:</text:p>
      <text:p text:style-name="P5">— О, продолжай! Я же говорил, что ты неадекватная... — повторял он, снимая на камеру меня, доведенную до состояние сумасшествия...</text:p>
      <text:p text:style-name="P29"><text:soft-page-break/>* * *</text:p>
      <text:p text:style-name="P5">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 в сообщении:</text:p>
      <text:p text:style-name="P5"/>
      <text:p text:style-name="P32">«Ахах! И это запостила! Тебя даже дурка не исправит, ты просто безнадежна.</text:p>
      <text:p text:style-name="P3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2"/>
      <text:p text:style-name="P5">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5"/>
      <text:p text:style-name="P32">«Это письмо не начнется со слова я или со слова ты или даже мы. И тут не будет ни обращений ни гадостей.</text:p>
      <text:p text:style-name="P32">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2"><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2">Почему нельзя проститься? Разойтись? Сколько еще нужно крови? Очень хочется чтоб это закончилось.</text:p>
      <text:p text:style-name="P3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2">P.S.: Прости, что обозвал.</text:p>
      <text:p text:style-name="P32">С прошедшим тебя. Будь счастлива.»</text:p>
      <text:p text:style-name="P32"/>
      <text:p text:style-name="P5">Эээээ, постойте... что?! Что это было?</text:p>
      <text:p text:style-name="P10">«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text:soft-page-break/>ущерб, другие — за счет кого-то, принося боль, получают удовлетворение, что и делает их счастливыми.</text:p>
      <text:p text:style-name="P5">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10">«Можно очень многое сказать об ошибках. Они продолжают допускаться уже за пределами ситуации.»</text:p>
      <text:p text:style-name="P5">О чьих ошибках? Кто их допускает? Что сказать-то?...</text:p>
      <text:p text:style-name="P10">«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text:span text:style-name="T12">Я решила, пусть все это видят. Ведь он считает свое поведение нормальным. Ну так, зачем прятаться в моей личке — айда на </text:span><text:span text:style-name="_32__20_Text"><text:span text:style-name="T20">сцену... то есть на </text:span></text:span><text:span text:style-name="T12">стену!</text:span></text:p>
      <text:p text:style-name="P10">«Почему нельзя проститься? Разойтись? Сколько еще нужно крови? Очень хочется чтоб это закончилось.»</text:p>
      <text:p text:style-name="P5"><text:soft-page-break/>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1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P5">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10">«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оскорбления, а потом вот это? У меня слишком много вопросов...</text:p>
      <text:p text:style-name="P10">«Все хотят идти дальше и жить счастливо. Почему этого просто не сделать?»</text:p>
      <text:p text:style-name="P5">Ну вот да — почему? Что мешает? Точка была поставлена, так зачем напоминать о себе? Зачем эти гадости? Что, недосамоутвердился за три года-то?</text:p>
      <text:p text:style-name="P10"><text:soft-page-break/>«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10">«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P5">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7"><text:soft-page-break/>* * *</text:p>
      <text:p text:style-name="P5">И вот конец. Что теперь?</text:p>
      <text:p text:style-name="Text_20_body"><text:span text:style-name="T12">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2">ВЫ НИ В ЧЕМ НЕ ВИНОВАТЫ</text:span></text:span><text:span text:style-name="T12">!</text:span></text:p>
      <text:p text:style-name="P5">Осознание факта манипуляций даст вам ответ на большинство ваших вопросов, таких, как:</text:p>
      <text:p text:style-name="P5">— Что происходит?</text:p>
      <text:p text:style-name="P5">— Почему он так поступает?</text:p>
      <text:p text:style-name="P5">Ответ очень прост — потому, что этот человек — манипулятор. Он заманил вас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5"><text:soft-page-break/>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добивался, но это не есть правда! Это он так придумал и внушил вам.</text:p>
      <text:p text:style-name="P5">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Это его рук дело! Это он вас таким сделал. Манипулятор, первезный нарцисс, зверь по имени абьюзер. Это <text:soft-page-break/>было его планом!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5">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text:p>
      <text:p text:style-name="P5">Но вот в чем ирония — мои друзья, кто поддержал меня и слушать не захотели эту запись — они видели <text:soft-page-break/>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P5">Они говорили, что он плакал, рассказывая о любви ко мне, совершенно не принимая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5">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5"><text:soft-page-break/>Мне жаль, если вас с ним что-то связывает — дети, недвижимость,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5">Но послушайте меня — не идите с ним на контакт! Если он не признает, что у него серьезные проблемы, то в этом случае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5"><text:soft-page-break/>Да, вам будет интересно «как же он там без вас?!» Отлично! Он замечательно себя чувствует! Смиритесь! Это даже лучше для вас,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text:soft-page-break/>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text:p>
      <text:p text:style-name="P5">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p text:style-name="P5">— Как же ты не заметила это все?! Куда же ты смотрела?!</text:p>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text:soft-page-break/>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5">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5"/>
      <text:h text:style-name="P44" text:outline-level="1"><text:bookmark-start text:name="Glava_24__Prichiny_manipuliatsii"/>Глава 24. Причины манипуляции<text:bookmark-end text:name="Glava_24__Prichiny_manipuliatsii"/></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5">Каждый из описанных здесь методов имеет серьезное влияние и оказывает сильное воздействие на психику жертвы.</text:p>
      <text:p text:style-name="P5">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27"><text:soft-page-break/>* * *</text:p>
      <text:p text:style-name="P5">Существует две причины психопатии личности:</text:p>
      <text:list xml:id="list5459046998898303920" text:style-name="L1">
        <text:list-item>
          <text:p text:style-name="P48"><text:span text:style-name="T4">врожденная</text:span> патологическая особенность развития нервной системы;</text:p>
        </text:list-item>
        <text:list-item>
          <text:p text:style-name="P48"><text:span text:style-name="T4">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5">В независимости от особенностей развития, психопатия всегда обусловлена нарушением функции головного мозга при относительной сохранности интеллекта.</text:p>
      <text:p text:style-name="P5">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5">Людям с психическими отклонениями свойственна:</text:p>
      <text:list xml:id="list8392047930157283517" text:style-name="L2">
        <text:list-item>
          <text:p text:style-name="P49">инфантильность (незрелость психики);</text:p>
        </text:list-item>
        <text:list-item>
          <text:p text:style-name="P49">необоснованная мстительность;</text:p>
        </text:list-item>
        <text:list-item>
          <text:p text:style-name="P49">патологическая или намеренная глупость или слабоумие.</text:p>
        </text:list-item>
      </text:list>
      <text:p text:style-name="P5">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5">К счастью, есть условия, при которых существует возможность коррекции и сглаживания симптомов психопа<text:soft-page-break/>тологии личност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5">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5">Давайте попробуем описать переживания и чувства ребенка.</text:p>
      <text:p text:style-name="P5">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5">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text:soft-page-break/>представление о том, как к этому событию относиться. Грубо говоря, это ассоциация.</text:p>
      <text:p text:style-name="P5">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5">В этой главе речь пойдет именно об этом.</text:p>
      <text:p text:style-name="P5">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5">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5">— Будешь баловаться, мы тебя этому дяде отдадим/сдадим в полицию/папу позову и он тебя накажет...</text:p>
      <text:p text:style-name="P5">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P5">— Нельзя.</text:p>
      <text:p text:style-name="P5"><text:soft-page-break/>— Не плачь.</text:p>
      <text:p text:style-name="P5">— Ты должен.</text:p>
      <text:p text:style-name="P5">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5">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5">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5">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5">Желания ребенка игнорировались, потребности и склонности не принимались во внимание.</text:p>
      <text:p text:style-name="P5">— Мама лучше знает...</text:p>
      <text:p text:style-name="P5">Да? А ребенка никто не спросил, может вместо музыкальной школы он хотел пойти на карате. Возможно, <text:soft-page-break/>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5">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5">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5">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5">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5">— У всех дети, как дети, а у нас…</text:p>
      <text:p text:style-name="P5">— Почему Петя и Маша могут, а ты нет?</text:p>
      <text:p text:style-name="P5">Подобные фразы произносились, как лично ребенку, так и при окружающих, даже при тех же самых Маше и <text:soft-page-break/>Пете. Ребенок осознавал, что он плохой в сравнении с &lt;...&gt; и пытался стать тем, с кем его сравнивают, то есть, старался не быть собой.</text:p>
      <text:p text:style-name="P5">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5">— Ты получил пять по математике? Хорошо, НО ЕСЛИ БЫ ТЫ ЕЩЕ и по английскому пять получил... — часто слышал ребенок от своих воспитателей.</text:p>
      <text:p text:style-name="P5">Он не верил в свои силы и искал опору в окружающих, зачастую у самых близких ему людей — родителей.</text:p>
      <text:p text:style-name="P5">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5">Но неуверенность остается, что заметно по напряженности и нервозности при различных сложных обстоятельствах.</text:p>
      <text:p text:style-name="P5">— Мы думали, что ты справишься...</text:p>
      <text:p text:style-name="P5">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text:soft-page-break/>оказалось недостаточно, и родители явно давали ему это понять, не замечая заслуг, лишь неудачи.</text:p>
      <text:p text:style-name="P5">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5">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5">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5">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5"><text:soft-page-break/>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9">* * *</text:p>
      <text:p text:style-name="P5">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5">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5">Он получал только ту информацию, которую ему давали, осваивал новые знания под скрытым или явным давлением, а не по собственному желанию. Его желания и <text:soft-page-break/>мечты подавлялись, что и породило потребность реализации этих желаний во взрослом возрасте.</text:p>
      <text:p text:style-name="Text_20_body"><text:span text:style-name="T12">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2">он</text:span></text:span><text:span text:style-name="T12">, но, к сожалению — не знает как. Ведь все решала заботливая мама или строгий папа.</text:span></text:p>
      <text:p text:style-name="P5">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5">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P5">Для него это норма, ведь он так вырос.</text:p>
      <text:p text:style-name="P29">* * *</text:p>
      <text:p text:style-name="P5">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5"><text:soft-page-break/>— Мы папе не скажем...</text:p>
      <text:p text:style-name="P5">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5">Случай, когда родители объединяются против ребенка я даже рассматривать не буду. Понятно и так, что это травмирует детскую психику.</text:p>
      <text:p text:style-name="P5">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5">Как бы то ни было, доверие для абьюзера это закрытая область взаимоотношений с окружающими людьми.</text:p>
      <text:p text:style-name="P5">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5">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text:soft-page-break/>умелыми руками кукловода пляшут послушные марионетки.</text:p>
      <text:p text:style-name="P29">* * *</text:p>
      <text:p text:style-name="P5">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5">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5">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5">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text:soft-page-break/>большинство детей не следит за порядком и/или гигиеной без надзора родителей.</text:p>
      <text:p text:style-name="P5">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5">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P5">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5">Либо так, либо наказание.</text:p>
      <text:p text:style-name="P5"/>
      <text:p text:style-name="P27">* * *</text:p>
      <text:p text:style-name="P5">В семье манипулятора никто никому ничего не должен, например — заступиться или выслушать. Такое от<text:soft-page-break/>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5">— Ты должен уметь постоять за себя...</text:p>
      <text:p text:style-name="P5">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5">— Сегодня не куплю — завтра куплю...</text:p>
      <text:p text:style-name="P5">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5">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9"><text:soft-page-break/>* * *</text:p>
      <text:p text:style-name="P5">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5">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5">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5">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5">— Ты не ценишь меня.</text:p>
      <text:p text:style-name="P5">— Ты не любишь меня.</text:p>
      <text:p text:style-name="P5">— Тебе со мной не интересно...</text:p>
      <text:p text:style-name="P5">И обида. Мама надевает «Лицо», хватается за сердце, демонстративно приходит в уныние со словами:</text:p>
      <text:p text:style-name="P5"><text:soft-page-break/>— Родители не вечны...</text:p>
      <text:p text:style-name="Text_20_body"><text:span text:style-name="T12">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0">в жопу без мыла, пардон,</text:span></text:span><text:span text:style-name="T12"> в душу без стука.</text:span></text:p>
      <text:p text:style-name="P5">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5">Они интересовались жизнью ребенка не потому, что для них важно знать, чем живет их чад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37605601" text:continue-list="list37605156" text:style-name="List_20_1">
        <text:list-item>
          <text:p text:style-name="P47">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47">Получил пять по математике — нужно еще и по географии пять. Получил тройку — бестолочь, в кого ты у нас такой.</text:p>
        </text:list-item>
        <text:list-item>
          <text:p text:style-name="P47">Прибежал на физкультуре вторым из всех классов — почему не первый?</text:p>
        </text:list-item>
      </text:list>
      <text:p text:style-name="P5">И так можно перечислять до бесконечности.</text:p>
      <text:p text:style-name="P5">Это не воспитание, это не обучение. Таким образом они не объясняли причинно-следственную связь. Они <text:soft-page-break/>констатировали свое мнение, не более, не менее, причиняя ребенку душевную боль. запретами И даже не подозревали об этом.</text:p>
      <text:p text:style-name="P5">Он не прав, и родителям наплевать — вот что понимал ребенок после таких «душевных» разговоров.</text:p>
      <text:p text:style-name="P5">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5">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Такое воспитание привязало ребенка к родителям очень крепко. Уйти во взрослую жизнь от таких родителей бывает крайне сложно.</text:p>
      <text:p text:style-name="P5">— Мы — твои друзья, а друзей не бросают...</text:p>
      <text:p text:style-name="P5">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5">Отсюда хронические безденежье, бросание университета, алкоголь, наркотики... Разумеется, все это делает человека несамостоятельным и неприспособленным к нормальной жизни.</text:p>
      <text:p text:style-name="P5"><text:soft-page-break/>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5">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5">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5">— Нравится мальчик? Не говори подружкам — отобъют...</text:p>
      <text:p text:style-name="P5">— Петя не пошел с тобой гулять? Стало быть тренировка/уроки ему важнее друзей...</text:p>
      <text:p text:style-name="P5">— Это тот Петя, который во втором классе тебе подножку подставил?.. А... Понятно...</text:p>
      <text:p text:style-name="P5">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9"><text:soft-page-break/>* * *</text:p>
      <text:p text:style-name="P5">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5">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5">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P5">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5">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P5">Под влиянием и давлением, его психика надломилась или поломалась. На подсознательном уровне он понимает, что с ним что-то не так, но либо отрицает эти мысли, <text:soft-page-break/>либо пытается от них избавиться, путем копирования поведения родителей и проявление его к окружающим, убеждая себя, что это норма.</text:p>
      <text:h text:style-name="P44" text:outline-level="1"><text:bookmark-start text:name="Glava_25__Priznaki__priiemy_i_protivosto"/>Глава 25. Признаки, приемы и противостояние манипуляции<text:bookmark-end text:name="Glava_25__Priznaki__priiemy_i_protivosto"/></text:h>
      <text:p text:style-name="P5">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5">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P5">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Помните, я говорила о нарушенной пропорциональности черт характера? К сожалению, в душе этого челове<text:soft-page-break/>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p text:style-name="P5">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5">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5">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40" text:outline-level="2"><text:bookmark-start text:name="Pochiemu_ia_"/>Почему я?<text:bookmark-end text:name="Pochiemu_ia_"/></text:h>
      <text:p text:style-name="P5">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5">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Нет смысла перечислять все уже перечисленное, чтобы понять — вы не абы кто с улицы, а самодостаточная и интересная личность.</text:p>
      <text:p text:style-name="P5">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5">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5"><text:soft-page-break/>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text:span text:style-name="T12">Абьюзер выбирает в жертвы личность, </text:span><text:span text:style-name="_30__20_Text"><text:span text:style-name="T12">которой хотел бы быть сам</text:span></text:span><text:span text:style-name="T1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12">делая из вас — такого же, как он</text:span></text:span><text:span text:style-name="T12">.</text:span></text:p>
      <text:p text:style-name="P5">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text:soft-page-break/>что-то не так, что он отличается от большинства, и заставит вас так думать по отношению к себе.</text:p>
      <text:p text:style-name="P5">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5">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5">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27">* * *</text:p>
      <text:p text:style-name="P5">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5">Если на эти «одинаковые» вопросы он отвечает по-разному — он врет.</text:p>
      <text:p text:style-name="P5">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5"><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5">— Ты просто его не знаешь! — ответила я.</text:p>
      <text:p text:style-name="P29">* * *</text:p>
      <text:p text:style-name="P5">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P5">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5">Давайте вспомним ранее описанный диалог, где я задаю своему бывшему парню вопрос:</text:p>
      <text:p text:style-name="P5">— Есть ли что-то, что я должна знать?..</text:p>
      <text:p text:style-name="P5">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5">— Ты вокруг меня плетешь какую-то западню...</text:p>
      <text:p text:style-name="P5"><text:soft-page-break/>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5">В последствии, задавая вопросы, намекая и уточняя, я получала все новые ответы:</text:p>
      <text:p text:style-name="P5">— Я ничего такого не делал...</text:p>
      <text:p text:style-name="P5">— Каждый справляется с болью по разному...</text:p>
      <text:p text:style-name="P5">— Я был на четырех свиданиях...</text:p>
      <text:p text:style-name="P5">— Да, я трахаться хотел...</text:p>
      <text:p text:style-name="P5">Чуть больше часа + одинаковые вопросы = море информации — вот такой прекрасный метод узнать правду.</text:p>
      <text:p text:style-name="P5">Вот и получается первый совет по противостоянию лжи и ложности в поведении:</text:p>
      <text:p text:style-name="P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9">* * *</text:p>
      <text:p text:style-name="P5">Но что же делать, если ваш партнер, все-таки, ответил вам прямо и быстро, легко и непринужденно?</text:p>
      <text:p text:style-name="P5"><text:soft-page-break/>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5">Он от вас прячется. Он с вами не искренен. Запомните это. Зафиксируйте в памяти, ведь так будет происходить каждый раз, когда он вас обманывает.</text:p>
      <text:p text:style-name="P5">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5">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5">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5">Человеческая психика, в принципе, является сложнейшим для понимания механизмом. Этот механизм уникален для каждого. Дать точное описание его работы, подчинить каким-то глобальным законам и принципам невозможно.</text:p>
      <text:p text:style-name="P5"><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5">То есть, говоря о человеке, которого мы знаем, мы, обычно, пытаемся предугадать его поступок или же попытаемся объяснить или оправдать его. Мы уже знаем, как он себя ведет, и удивляемся, если наши ожидания не оправдываются. Другими словами, по неординарному поведению друга мы можем понять, что что-то неординарное произошло в его жизни.</text:p>
      <text:p text:style-name="P5">Но, говоря о человеке малознакомом, мы обычно не имеем ни малейшего представления, какой будет его реакция. Ну, может быть имеем, но лишь невнятное. Поэтому, говорю вам, не доверяйте посторонним. Этот человек может оказаться кем угодно с совершенно неожиданными намерениями.</text:p>
      <text:p text:style-name="P5">Ведите себя ровно и сдержанно. Не открывайтесь на все сто. Будьте искренни, но не открывайте душу, секреты и тем более — доступ к важным сведениям или денежным средствам.</text:p>
      <text:p text:style-name="P5">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9"><text:soft-page-break/>* * *</text:p>
      <text:p text:style-name="P5">Говоря на безопасные для себя темы, абьюзер, возможно, будет смотреть вам в глаза. Возможно? Да, абьюзер редко смотрит в глаза.</text:p>
      <text:p text:style-name="P5">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P5">Если вы чувствуете, что вам демонстрируют свою честность, настаивает на ней, то, скорее всего, ваш собеседник лжет.</text:p>
      <text:p text:style-name="P5">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5">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P5">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5"><text:soft-page-break/>Понятно, что вы не будете его бить по шее, но мама в детстве так и делала, когда он нашкодит, поэтому он ее прячет.</text:p>
      <text:p text:style-name="P5">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P5">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5">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5">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P5">Поэтому, я считаю, что всем необходимо обращать внимание на элементарные аспекты поведения окружающих нас людей, особенно тех, кого мы собираемся под<text:soft-page-break/>пустить к себе ближе, чем на «расстояние вытянутой руки».</text:p>
      <text:p text:style-name="P5">Ради нашего же психологического спокойствия.</text:p>
      <text:p text:style-name="P29">* * *</text:p>
      <text:p text:style-name="P5">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5">Так гораздо легче понять, что вами манипулируют.</text:p>
      <text:p text:style-name="P5">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5">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5"><text:soft-page-break/>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2">Человек, </text:span><text:span text:style-name="_30__20_Text"><text:span text:style-name="T12">вспоминая</text:span></text:span><text:span text:style-name="T12">,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2">Человек, который </text:span><text:span text:style-name="_30__20_Text"><text:span text:style-name="T12">пытается придумать</text:span></text:span><text:span text:style-name="T12">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5">Он спрячет от вас взгляд, но будет стараться говорить как можно убедительнее, рассуждая и анализируя в слух.</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P5"><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5">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P5">Словите этот момент. Скажите ему, что вы не хотите называть его лжецом, но его слова делают это за вас.</text:p>
      <text:p text:style-name="P5">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5">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Text_20_body"><text:span text:style-name="T12">Ничего говорить не надо! Он сам все скажет. Он будет сбит с толку. Он начнет объяснять </text:span><text:span text:style-name="_30__20_Text"><text:span text:style-name="T12">не все свои слова, а только ложь</text:span></text:span><text:span text:style-name="T12">, недоумевая, чему именно вы не поверили, ведь он все так хорошо продумал.</text:span></text:p>
      <text:p text:style-name="P5">Так можно узнать, что именно в его словах неправда.</text:p>
      <text:p text:style-name="P29"><text:soft-page-break/>* * *</text:p>
      <text:p text:style-name="P5">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P5">Потом он спросил:</text:p>
      <text:p text:style-name="P5">— Что ты знаешь? — и его голос слегка дрожал. Очевидно, что он пытался скрыть волнение.</text:p>
      <text:p text:style-name="Text_20_body"><text:span text:style-name="T12">И звучало это, как: «Что </text:span><text:span text:style-name="_30__20_Text"><text:span text:style-name="T12">именно</text:span></text:span><text:span text:style-name="T12"> ты знаешь?» Конечно, я ничего ему не выдала тогда. Если честно, то я очень сглупила — я еще не знала всего того, о чем сейчас пишу и действовала неосознанно.</text:span></text:p>
      <text:p text:style-name="P5">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5">Тогда я прижала его к стенке и сама же отпустила его.</text:p>
      <text:p text:style-name="P5">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5">Это выражается в его резком напряженном потухании. Он уже говорит осторожнее — фильтрует каждое слово, <text:soft-page-break/>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5">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P5">Но, я не сожалею об этом, ведь уже на следующий день я сама все узнала совершенно случайно. Но вам я рекомендую не делать таких ошибок.</text:p>
      <text:p text:style-name="P5">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5">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5">Надеюсь, так будет и с вами.</text:p>
      <text:p text:style-name="P29">* * *</text:p>
      <text:p text:style-name="P5">Итак, мы поняли, что первое, что нужно сделать, если вы заметили, что человек вам лжет, демонстрирует сходство между вами, обратить внимание на его поведение, разузнать, искренен ли он, либо же всячески согла<text:soft-page-break/>шается с вами, изображая эту искренность. Это своего рода игра такая.</text:p>
      <text:p text:style-name="P5">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5">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P5">Затем он может и это обернуть в свою пользу и попытаться вызвать в вас чувство вины за «такие» мысли:</text:p>
      <text:p text:style-name="P5">— Как ты могла такое обо мне подумать?!</text:p>
      <text:p text:style-name="P5">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5">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5">Это будет сопровождаться обвинениями и упреками.</text:p>
      <text:p text:style-name="P5">— Как тебе не стыдно так думать про меня?!</text:p>
      <text:p text:style-name="P5">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5"><text:soft-page-break/>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P5">Поверьте мне на слово — это будет полный бред. Он вам ни к чему.</text:p>
      <text:p text:style-name="P5">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5">Или же он попытается рассуждать, основываясь на общеизвестные манеры поведения или мнения великих людей:</text:p>
      <text:p text:style-name="P5">— ...Говорят, что женщины не способны признать мужскую полигамность...</text:p>
      <text:p text:style-name="P5">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P5">Он постарается опровергнуть любое ваше слово, прицепившись к нему, даже если вы уверены, что ко всему, <text:soft-page-break/>что вы сейчас хотите сказать — невозможно прицепиться. Поверьте, он сделает все, чтобы уйти от разговора.</text:p>
      <text:p text:style-name="P5">Ответьте ему что-то вроде:</text:p>
      <text:p text:style-name="P5">— Хороший вопрос! А попробуй сам на него ответить.</text:p>
      <text:p text:style-name="P5">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5">Ловко.</text:p>
      <text:p text:style-name="P5">Дальше в ход может пойти «положительное подкрепление» (<text:span text:style-name="T1">см. р. «Положительное подкрепление»</text:span>):</text:p>
      <text:p text:style-name="P5">— Ты же умная и должна понимать, что &lt;...&gt;! — где &lt;продолжением&gt; будет то, что он хочет навязать вам.</text:p>
      <text:p text:style-name="P5">Лесть — это поистине отличный ход, чтобы отвлечь вас от этого разговора. Помните?</text:p>
      <text:p text:style-name="P5">— ...Ты большая умница и нужно быть слепым, чтоб не заметить это...</text:p>
      <text:p text:style-name="P5">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5">Ответьте ему, с легкой улыбкой, что итак знаете, что вы хороший человек, поблагодарите за комплимент и продолжайте тему разговора.</text:p>
      <text:p text:style-name="P5">Ну и последний вариант развития — пассивная агрессия. Игнор.</text:p>
      <text:p text:style-name="P5"><text:soft-page-break/>— Не собираюсь ничего тебе доказывать!</text:p>
      <text:p text:style-name="P5">— Ты можешь продолжать убеждать себя в этом сколько угодно!</text:p>
      <text:p text:style-name="P5">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5">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5">— С тобой невозможно разговаривать!</text:p>
      <text:p text:style-name="P5">Радуйтесь. Вы не подходите на роль марионетки. Вы его уделали.</text:p>
      <text:p text:style-name="P5">Ну а если он не бросает вас, тогда сами БЕГИТЕ, КАК МОЖНО БЫСТРЕЕ И КАК МОЖНО ДАЛЬШЕ! ЛУЧШЕ НЕ БУДЕТ!!!</text:p>
      <text:h text:style-name="P40" text:outline-level="2"><text:bookmark-start text:name="Diemonstrativnoie_ighnorirovaniie_sobstv"/>Демонстративное игнорирование собственных обязательств.<text:bookmark-end text:name="Diemonstrativnoie_ighnorirovaniie_sobstv"/></text:h>
      <text:p text:style-name="P5">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5">Такой человек может не знать, как включается стиральная машина, где находится половая тряпка или где ящик с инструментами.</text:p>
      <text:p text:style-name="P5">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5">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5"><text:span text:style-name="T8">Противостояние</text:span>:</text:p>
      <text:p text:style-name="P5">Пристыдить. Здесь хорошо должна сработать техника триангуляции:</text:p>
      <text:p text:style-name="P5"><text:soft-page-break/>— Мне пришлось попросить соседа Петю починить кран. Кстати, он сказал, что может тебя научить это делать.</text:p>
      <text:p text:style-name="P5">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P5">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5">Но, если ваше <text:span text:style-name="T9">противостояние</text:span> не срабатывает — БЕГИТЕ, КАК МОЖНО БЫСТРЕЕ И КАК МОЖНО ДАЛЬШЕ! ЛУЧШЕ НЕ БУДЕТ!!!</text:p>
      <text:h text:style-name="P40" text:outline-level="2"><text:bookmark-start text:name="Gazlaitingh_"/>Газлайтинг.<text:bookmark-end text:name="Gazlaitingh_"/></text:h>
      <text:p text:style-name="P5">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5">— Тебе показалось.</text:p>
      <text:p text:style-name="P5">— Ты себе накручиваешь.</text:p>
      <text:p text:style-name="P5">— Ничего у тебя не болит.</text:p>
      <text:p text:style-name="P5">— Ты сама придумываешь себе проблемы.</text:p>
      <text:p text:style-name="P5">Или на примере диалога:</text:p>
      <text:p text:style-name="P5">Жертва: Помнишь, ты мне как-то сказал, что &lt;...&gt;?</text:p>
      <text:p text:style-name="P5">Абьюзер: Не было такого. Я такого не говорил.</text:p>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5"><text:soft-page-break/>Такая форма общения действительно может развить серьезные психологические проблемы у жертвы.</text:p>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5">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5">Такое бывает, если жертву запугивают, держат в напряжении, оказывает давление, внушают.</text:p>
      <text:p text:style-name="P5">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5"><text:span text:style-name="T8">Противостояние</text:span>:</text:p>
      <text:p text:style-name="P5">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5">Не развивайте в себе сомнения в своей правоте. Вместо того, чтобы пытаться перепроверить эти факты у себя в голове, сразу делайте выводы:</text:p>
      <text:p text:style-name="P5">— Мне это нравится? — Нет.</text:p>
      <text:p text:style-name="P5"><text:soft-page-break/>— Он сейчас прав? — Нет.</text:p>
      <text:p text:style-name="P5">— Я это слышала/видела? — Да.</text:p>
      <text:p text:style-name="P5">Таким образом вы избавитесь от сомнений в реальности этих фактов.</text:p>
      <text:p text:style-name="P5">Отстаивайте свою точку зрения. Описывайте свои чувства:</text:p>
      <text:p text:style-name="P5">— Как это у меня не болит? Еще как болит!</text:p>
      <text:p text:style-name="P5">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5">— Ты что, хочешь сказать, что я сумасшедшая?!</text:p>
      <text:p text:style-name="P27">*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5">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5">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5">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p text:style-name="P5">Но, если вы заметили в своих отношениях наличие этого метода — БЕГИТЕ, КАК МОЖНО БЫСТРЕЕ И КАК МОЖНО ДАЛЬШЕ! ЛУЧШЕ НЕ БУДЕТ!!!</text:p>
      <text:h text:style-name="P40" text:outline-level="2"><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3">.</text:span></text:p>
      <text:p text:style-name="P5">Абьюзер может игнорировать вас, делая вид, будто не слышит.</text:p>
      <text:p text:style-name="P5">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5">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5">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5"><text:soft-page-break/>— И это, по твоему, проблема? Ты действительно считаешь, что из-за этого стоит ссориться?</text:p>
      <text:p text:style-name="P5">И вот вы уже говорите о том, что не хотите ругаться, а просто пытаетесь решить семейный вопрос — он спрыгнул с темы.</text:p>
      <text:p text:style-name="P5">— Я не буду разговаривать об этом. Это полный бред! Ты хоть слышишь себя?</text:p>
      <text:p text:style-name="P5">И вот вы пытаетесь понять, что же «такого» вы сказали не так.</text:p>
      <text:p text:style-name="P5">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5"><text:span text:style-name="T8">Противостояние</text:span>:</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text:p>
      <text:p text:style-name="P5">— У меня такое впечатление, что тебе просто неинтересно меня слушать.</text:p>
      <text:p text:style-name="P5">— Ты каждый раз придумываешь отговорки, чтобы избежать разговоров со мной.</text:p>
      <text:p text:style-name="P5">— Я тебя поняла. Позвоню маме/подруге/другу, раз тебе неинтересно. Они-то точно меня выслушают.</text:p>
      <text:p text:style-name="P5">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5">Когда он попытается соскочить с темы, скажите:</text:p>
      <text:p text:style-name="P5">— Кстати, тоже интересный момент, но давай мы его обсудим после. Вернемся к сути.</text:p>
      <text:p text:style-name="P5">Он не сможет вас упрекнуть в равнодушии к его мнению и вы вернете разговор в нужное русло.</text:p>
      <text:p text:style-name="P5">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5">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P5">Но, если вы заметили в своих отношениях наличие этого метода — БЕГИТЕ, КАК МОЖНО БЫСТРЕЕ И КАК МОЖНО ДАЛЬШЕ! ЛУЧШЕ НЕ БУДЕТ!!!</text:p>
      <text:h text:style-name="P40" text:outline-level="2"><text:bookmark-start text:name="__Da__no__________v_dopolnieniie_k_opisa"/>«Да, но &lt;...&gt;» (в дополнение к описанию висхолдинга).<text:bookmark-end text:name="__Da__no__________v_dopolnieniie_k_opisa"/></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text:span text:style-name="T12">— </text:span><text:span text:style-name="_30__20_Text"><text:span text:style-name="T12">Да</text:span></text:span><text:span text:style-name="T12">, я виноват, </text:span><text:span text:style-name="_30__20_Text"><text:span text:style-name="T12">но</text:span></text:span><text:span text:style-name="T12"> позавчера ты была больше не права, чем я сейчас.</text:span></text:p>
      <text:p text:style-name="Text_20_body"><text:span text:style-name="T12">— Я полностью с тобой согласен, но ты абсолютно не права... (</text:span><text:span text:style-name="_30__20_Text"><text:span text:style-name="T18">см. р. «Дабл байнд»</text:span></text:span><text:span text:style-name="T12">),</text:span></text:p>
      <text:p text:style-name="P5">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5"><text:span text:style-name="T8">Противостояние</text:span>:</text:p>
      <text:p text:style-name="P5">Дайте ему понять, что вы заметили эту тактику и раскусили его:</text:p>
      <text:p text:style-name="P5">— Мама научила меня не воспринимать все, что сказано до слова «Но». Так ты со мной согласен или нет?</text:p>
      <text:p text:style-name="P5">—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5"><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P5">Но, если вы заметили в своих отношениях наличие этого метода — БЕГИТЕ, КАК МОЖНО БЫСТРЕЕ И КАК МОЖНО ДАЛЬШЕ! ЛУЧШЕ НЕ БУДЕТ!!!</text:p>
      <text:h text:style-name="P40" text:outline-level="2">Изоляция жертвы от ее окружения.</text:h>
      <text:p text:style-name="P5">Это методы первезного нарцисса. Он всячески заполняет ваше время собой и своим окружением.</text:p>
      <text:p text:style-name="P5">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5"><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P5">— Твоя Машка как-то на меня так смотрела...</text:p>
      <text:p text:style-name="P5">— Мне не нравится, что Петя на тебя постоянно смотрит. Я видел, как ты с ним кокетничала.</text:p>
      <text:p text:style-name="P5">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5">Что касается родителей, то вашим родителям он нравится. Мама без ума от его харизмы, а папа нашел себе <text:soft-page-break/>собеседника на тему «рыбалка». Ваша попытка пожаловаться на партнера будет расценена, как ваша минутная слабость.</text:p>
      <text:p text:style-name="P5">Другими словами, вам никто не поверит, что с таким прекрасным человеком могут быть проблемы.</text:p>
      <text:p text:style-name="P5"><text:span text:style-name="T8">Противостояние</text:span>:</text:p>
      <text:p text:style-name="P5">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5">— Я пригласила на выходные Машу и Петю. Будем играть в покер.</text:p>
      <text:p text:style-name="P5">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5">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P5">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text:soft-page-break/>ли — не вы. Так он поймет, что вы не один на один с ним.</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0" text:outline-level="2"><text:bookmark-start text:name="Passivnaia_aghriessiia__ighnorirovaniie_"/>Пассивная агрессия (игнорирование, обида, внезапный бойкот).<text:bookmark-end text:name="Passivnaia_aghriessiia__ighnorirovaniie_"/></text:h>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5">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P5">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P5">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5"><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5">Вы можете звать его несколько раз, а он сделает вид, будто не слышит вас, хотя находиться с вами в одной комнате.</text:p>
      <text:p text:style-name="P5">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5">— Не может же он просто так взять и обидеться?</text:p>
      <text:p text:style-name="P5">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5">— Милый, ну скажи, что не так? Ну прости, если я тебя чем-то обидела!</text:p>
      <text:p text:style-name="P5">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5"><text:soft-page-break/>В следующую такую ситуацию вам обязательно напомнят:</text:p>
      <text:p text:style-name="P5">— Опять ты за свое. В прошлый раз было тоже самое!</text:p>
      <text:p text:style-name="P5">И вы снова не понимаете. И снова просите прощение, и обещаете, что такого больше не повторится! А вам говорят:</text:p>
      <text:p text:style-name="P5">— Ты в прошлый раз тоже говорил, что не повторится!</text:p>
      <text:p text:style-name="P5">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5">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5"><text:span text:style-name="T8">Противостояние</text:span>:</text:p>
      <text:p text:style-name="P5">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5">— Что, опять? Ну ок...</text:p>
      <text:p text:style-name="P5"><text:soft-page-break/>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P5">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5">Я хладнокровно резко прямо начала его ставить на место, не принимая его поведение. Он пытался молчать, но я не унималась.</text:p>
      <text:p text:style-name="P5">— Ну? Что опять? Ну, говори! Чем ты не доволен!? Давай — я недоволен тем, что... Продолжай предложение!</text:p>
      <text:p text:style-name="P5">Он даже сам дал ему название: «учитель—школьник». Невольно, конечно.</text:p>
      <text:p text:style-name="P5">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5">Знаете, чем отличалась последняя ссора от всех остальных? Я поймала его за руку. Я осознала, что он мне соврал и — начала разочаровываться!</text:p>
      <text:p text:style-name="P5">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5">Так что вот мой совет, как заставить человека прекратить вас игнорировать: осознайте, что вашей вины нет.</text:p>
      <text:p text:style-name="P5"><text:soft-page-break/>Четко дайте понять, что не принимаете его обиду:</text:p>
      <text:p text:style-name="P5">— Я ничего такого не сделала и не сказала, чтобы ты обиделся! Объясни свое поведение!</text:p>
      <text:p text:style-name="P5">Идите до конца, как бы сложно это не было, главное, делайте это спокойно, не повышайте тона, чтоб вас нельзя было упрекнуть в истерике:</text:p>
      <text:p text:style-name="P5">— Я жду ответа и не уйду, пока не получу его! Если ты утверждаешь что я неправа/виновата, то будь добр, объясни мне, в чем?</text:p>
      <text:p text:style-name="P5">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40" text:outline-level="2"><text:bookmark-start text:name="Eghoizm__Ravnodushiie_"/>Эгоизм. Равнодушие.<text:bookmark-end text:name="Eghoizm__Ravnodushiie_"/></text:h>
      <text:p text:style-name="P5">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5"><text:span text:style-name="T8">Противостояние</text:span>:</text:p>
      <text:p text:style-name="P5">Не терпите такого поведения. Он ваш партнер, а значит должен быть с вами и в горе и в радости. Говорите об этом, требуйте:</text:p>
      <text:p text:style-name="P5">— Мне нужна твоя помощь/совет/поддержка!</text:p>
      <text:p text:style-name="P5">—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5">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P5">— Ты что, обиделся? На что? На то, что не можешь оказать мне помощь?</text:p>
      <text:p text:style-name="P5"><text:soft-page-break/>Если вы заметили в своих отношениях наличие такого поведения — БЕГИТЕ, КАК МОЖНО БЫСТРЕЕ И КАК МОЖНО ДАЛЬШЕ! ЛУЧШЕ НЕ БУДЕТ!!!</text:p>
      <text:h text:style-name="P40" text:outline-level="2"><text:bookmark-start text:name="Ighra_na_vashikh_emotsiiakh_ili_psikholo"/>Игра на ваших эмоциях 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информацию о наших внутренних переживаниях.</text:p>
      <text:p text:style-name="P5">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5">— Да, я помню, что ты уже однажды потеряла контроль над ситуацией... Так что не нужно мне рассказывать, что сейчас ты ни при чем...</text:p>
      <text:p text:style-name="P5">— Теперь я понимаю, почему Петя решил с тобой расстаться.</text:p>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5">Или если вы, например, отравились рыбой, лежите и болеете, а вам предлагают отведать селедочки под шубой.</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text:p>
      <text:p text:style-name="P5">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5">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5"><text:span text:style-name="T8">Противостояние</text:span>:</text:p>
      <text:p text:style-name="P5"><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5">—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5">Если вы заметили в своих отношениях наличие этого метода — БЕГИТЕ, КАК МОЖНО БЫСТРЕЕ И КАК МОЖНО ДАЛЬШЕ! ЛУЧШЕ НЕ БУДЕТ!!!</text:p>
      <text:h text:style-name="P40" text:outline-level="2"><text:bookmark-start text:name="Viktimblieimingh_"/>Виктимблейминг.<text:bookmark-end text:name="Viktimblieimingh_"/></text:h>
      <text:p text:style-name="P5">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5">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5">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5">Примерами такой манипуляции являются:</text:p>
      <text:p text:style-name="P5">— Ее бы не изнасиловали, если бы она не надела такое короткое платье.</text:p>
      <text:p text:style-name="P5">— Тебя не повысили, потому что ты мало старалась, тебе нужно было усерднее работать.</text:p>
      <text:p text:style-name="P5">— Твой кошелек украли из-за твоей невнимательности...</text:p>
      <text:p text:style-name="P5">Все эти примеры, и подобные, подводятся итоговым приговором:</text:p>
      <text:p text:style-name="P5">— Сама виновата!</text:p>
      <text:p text:style-name="P5"><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P5">— А чего ты хотела?!</text:p>
      <text:p text:style-name="P5">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5">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5"><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5">— Прости меня, я сорвался из-за того, что ты сказала/сделала.</text:p>
      <text:p text:style-name="P5">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произошло.</text:p>
      <text:p text:style-name="P5">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5">Она не понимала — что именно, что не могла поверить, что ее бьют просто так.</text:p>
      <text:p text:style-name="P5">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5">Если же вам не пришлось вспоминать и вы узнали себя во всех этих примерах — вы стали жертвой виктимблейминга.</text:p>
      <text:p text:style-name="P5"><text:span text:style-name="T8">Противостояние</text:span>:</text:p>
      <text:p text:style-name="P5">Первое правило — вы ни в чем не виноваты!</text:p>
      <text:p text:style-name="P5">Ничто не дает человеку право причинять физический или психологический вред другому. Нет таких причин!</text:p>
      <text:p text:style-name="P5">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5">Об этом нужно говорить. Говорить громко и уверенно. Вслух!</text:p>
      <text:p text:style-name="P5">— Меня побили!</text:p>
      <text:p text:style-name="P5">— Меня изнасиловали!</text:p>
      <text:p text:style-name="P5">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5">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5">Ищите помощь в инстанциях, постарайтесь найти человека, который сможет пойти с вами и оказать вам поддержку.</text:p>
      <text:p text:style-name="P5">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P5">— То есть, если ты пересолила суп, то позволишь своему мужу наказать тебя? Побить?</text:p>
      <text:p text:style-name="P5">— Я бы, например, сказала человеку, что у него карман не застегнут. Ведь я нормальный честный человек! А ты бы как поступил?</text:p>
      <text:p text:style-name="P5">— Ты хочешь сказать, что, если увидишь на улице девушку в короткой юбке, это даст тебе полное право изнасиловать е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0" text:outline-level="2"><text:bookmark-start text:name="Vam_riedko_ustupaiut_ili_nie_ustupaiut_v"/>Вам редко уступают или не уступают вообще.<text:bookmark-end text:name="Vam_riedko_ustupaiut_ili_nie_ustupaiut_v"/></text:h>
      <text:p text:style-name="P5">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5">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5">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5">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5">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5"><text:span text:style-name="T8">Противостояние</text:span>:</text:p>
      <text:p text:style-name="P5"><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5">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5">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5">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5"><text:soft-page-break/>Вы готовы пойти на уступки, но ему придется тоже вам что-то дать. Только так он сможет получить то, что желает.</text:p>
      <text:p text:style-name="P5">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5">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5">Требуйте, раз уж это спор, объяснений его аргументации:</text:p>
      <text:p text:style-name="P5">—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5">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5">Не соглашайтесь с ним без его объяснений. Это вполне справедливо и обосновано.</text:p>
      <text:p text:style-name="P5">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P5">—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5">Но вы должны быть готовы к тому, что он будет отчаянно стараться надавить на вас. Это будет больно.</text:p>
      <text:p text:style-name="P5">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5">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5">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5">Один человек, которого я очень уважаю, как-то сказал мне:</text:p>
      <text:p text:style-name="P5">— В семье должно быть соперничество!</text:p>
      <text:p text:style-name="P5">Конечно, я возмутилась и уже была готова начать жуткий спор, но он тут же продолжил:</text:p>
      <text:p text:style-name="P5">— Кто кого счастливее сделает!</text:p>
      <text:p text:style-name="P5">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5">Но, если вы заметили в своих отношениях наличие такого поведения — БЕГИТЕ, КАК МОЖНО БЫСТРЕЕ И КАК МОЖНО ДАЛЬШЕ! ЛУЧШЕ НЕ БУДЕТ!!!</text:p>
      <text:h text:style-name="P40"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У такого поведения абьюзера есть два побочных эффекта на психику жертвы.</text:p>
      <text:p text:style-name="P5">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5">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5">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5">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5">Но посмотрите внимательнее на такое поведение. Это не просто безответственность или неуважение. Это самая настоящая ложь.</text:p>
      <text:p text:style-name="P5">Ложь и патологическая ложь между собой имеют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5"><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5">Это происходит из-за того, что он очень хочет, чтобы она стала действительностью. И она становится таковой для него.</text:p>
      <text:p text:style-name="P5">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5">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5">Или, например, вы в чем-то ошиблись, и очень бы хотели вернуть время вспять, чтобы все исправить...</text:p>
      <text:p text:style-name="P5">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5">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5">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5">Так и было — он не понимал. В своей голове уже давно «переписал» данные мне обещания.</text:p>
      <text:p text:style-name="P5">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5"><text:span text:style-name="T8">Противостояние</text:span>:</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2">1) </text:span></text:span><text:span text:style-name="T12">Пристыдить.</text:span></text:p>
      <text:p text:style-name="P5">— Ты можешь и не обещать, если не хочешь выглядеть обманщиком.</text:p>
      <text:p text:style-name="P5">При этом сказать так, чтобы он понял, как вы относитесь к обманщикам. На эту тактику вы можете получить неожиданный ответ:</text:p>
      <text:p text:style-name="P5">— Если тебя не устраивает — давай расстанемся.</text:p>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5">— Я пока поживу у друзей/родителей, а вещи соберу на выходных, договорились?</text:p>
      <text:p text:style-name="Text_20_body"><text:span text:style-name="_31__20_Text"><text:span text:style-name="_31__20_Text"><text:span text:style-name="T22">2)</text:span></text:span></text:span><text:span text:style-name="_31__20_Text"><text:span text:style-name="T12"> </text:span></text:span><text:span text:style-name="T12">Отзеркаливание.</text:span></text:p>
      <text:p text:style-name="P5">Пообещайте ему что-то, что ему может очень понравиться, например:</text:p>
      <text:p text:style-name="P5">— Сегодня дома тебя ждет большой сюрприз!</text:p>
      <text:p text:style-name="P5"><text:soft-page-break/>Но никакого сюрприза не готовьте, а если вам начнут предъявлять претензии или демонстрировать обиду, просто ответьте:</text:p>
      <text:p text:style-name="P5">— Я собиралась, честно, но возникли дела по важнее, поэтому сюрприз переноситься на завтра.</text:p>
      <text:p text:style-name="P5">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5">—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5">И чмокните его в щечку, мол это же ничего!..</text:p>
      <text:p text:style-name="P5">Таким образом вы поставите его на свое место и он, возможно, поймет, как это неприятно, и начнет выполнять свои обязательства.</text:p>
      <text:p text:style-name="P5">Но, если вы заметили в своих отношениях наличие такого поведения — БЕГИТЕ, КАК МОЖНО БЫСТРЕЕ И КАК МОЖНО ДАЛЬШЕ! ЛУЧШЕ НЕ БУДЕТ!!!</text:p>
      <text:h text:style-name="P40" text:outline-level="2"><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5">— Даже Маша/Петя говорит, что ты не права.</text:p>
      <text:p text:style-name="P5">Или что-то подобное. Манипулятор даже может не посчитать нужным сказать, кто именно отозвался так о вас:</text:p>
      <text:p text:style-name="P5">— Да какая разница — кто? Главное, что я не один так считаю...</text:p>
      <text:p text:style-name="P5">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p text:style-name="P5">— Маша/Петя вообще не понимает, почему я с тобой до сих пор встречаюсь...</text:p>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5">Так он может устранять людей, которые могут оказать вам поддержку.</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text:span text:style-name="T8">Противостояние</text:span>:</text:p>
      <text:p text:style-name="P5">Первое и, пожалуй, самое важное, что стоит сделать, это научиться себя уважать.</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5">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P5">— А свое мнение у тебя есть?</text:p>
      <text:p text:style-name="P5">Если он скажет, что согласен с мнением Маши/Пети, смело уточняйте у него смысл этого, уже его, мнения:</text:p>
      <text:p text:style-name="P5">— То есть, ты хочешь сказать, что не понимаешь, почему мы с тобой встречаемся?</text:p>
      <text:p text:style-name="P5">Так же можно вывести его на чистую воду — узнать, по какой причине он рассказывает о ваших отношениях другим людям:</text:p>
      <text:p text:style-name="P5">— Ты что, жаловался Маше/Пете на меня?</text:p>
      <text:p text:style-name="P5">Ну или пристыдить в распускании слухов о вашей паре:</text:p>
      <text:p text:style-name="P5">— Можно не быть сплетником и лицемером, милый, и обсудить эти вопросы со мной, а не с посторонними людьми.</text:p>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5">Так вы попытаетесь узнать, что у него в голове, и, возможно, даже узнает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0" text:outline-level="2"><text:bookmark-start text:name="Dabl_baind_"/>Дабл байнд.<text:bookmark-end text:name="Dabl_baind_"/></text:h>
      <text:p text:style-name="P5">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5"><text:soft-page-break/>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Дабл байнд — это единственный и самый верный ответ на вопрос «Почему терпела и не ушла!?»</text:p>
      <text:p text:style-name="P5">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p text:style-name="P5">— Закрой свой рот и ответь мне!</text:p>
      <text:p text:style-name="P5">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p text:style-name="P5">— Главное, что хорошо тебе! Вот это самое главное!</text:p>
      <text:p text:style-name="P5"><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5">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5">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5">— Ты все придумываешь. Я такого не говорил...</text:p>
      <text:p text:style-name="P5">Потом висхолдинг:</text:p>
      <text:p text:style-name="P5">— И это, по твоему, проблема? Ты действительно считаешь, что из-за этого стоит ссориться?</text:p>
      <text:p text:style-name="P5">Потом он шлифует это все триггером:</text:p>
      <text:p text:style-name="P5">— Вчера ты тоже говорила, что не хочешь ругаться, но, тем не менее мы поругались...</text:p>
      <text:p text:style-name="P5">Конечно, без триангуляции никуда:</text:p>
      <text:p text:style-name="P5">— Да все говорят, что ты просто неуравновешенная...</text:p>
      <text:p text:style-name="P5">И в заключение, виктимблейминг:</text:p>
      <text:p text:style-name="P5"><text:soft-page-break/>— Хватит ныть! Сидела бы молча — ничего бы этого не было!..</text:p>
      <text:p text:style-name="P29">*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5">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7"><text:soft-page-break/>* * *</text:p>
      <text:p text:style-name="P5">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2">Шизофрения (</text:span><text:span text:style-name="T18">от </text:span><text:span text:style-name="_30__20_Text"><text:span text:style-name="T12">греч. schizo – расщеплять, phren – ум, рассудок</text:span></text:span><text:span text:style-name="T12">)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5">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p text:style-name="P5">— Мне так нравится ее смех!/ Сколько можно ржать?!</text:p>
      <text:p text:style-name="P5">Если ваш партнер часто меняет собственную систему ценности, чем и оказывает влияние на ваши отношения — это «дабл байнд».</text:p>
      <text:p text:style-name="P5">— Слушай, а это хорошая идея!/Ты серьезно? Тупее ничего не придумала?</text:p>
      <text:p text:style-name="P5">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5">— Если ты пригласишь всех друзей, то это вызовет дискомфорт.</text:p>
      <text:p text:style-name="P5">Нельзя не согласиться, что подтекстом данного заявления является запрет.</text:p>
      <text:p text:style-name="P5">— Я не хочу, чтобы ты приглашала всех друзей, так как это повлечет за собой дискомфорт...</text:p>
      <text:p text:style-name="P5"><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P5">— Я хочу, чтобы всем было комфортно.</text:p>
      <text:p text:style-name="P5">Я тогда и подумать не могла, что на самом деле, как оказалось, должно быть комфортно только ему и его друзьям на моем празднике.</text:p>
      <text:p text:style-name="P5">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5">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5">— Я тебя люблю ни смотря ни на что! (Ты очень плохая. У тебя множество недостатков. По сути тебя не за что любить, но — я тебя все равно люблю!)</text:p>
      <text:p text:style-name="P5">— Мы сделаем это когда ты захочешь — завтра!</text:p>
      <text:p text:style-name="P5">— Ты можешь рассказать мне. Я пойму! / Как ты могла такое сделать?! Ты в своем уме?</text:p>
      <text:p text:style-name="P5"><text:soft-page-break/>— Тебе не нужна косметика, ты у меня и так красивая! / Ух какая девушка, не то, что моя — замухрышка!</text:p>
      <text:p text:style-name="P5">— Ты у меня самая лучшая! Я тебя недостоин! (Ты слишком умная/красивая/талантливая... Тебе надо быть хуже, чтобы я был достойным тебя!)</text:p>
      <text:p text:style-name="P5">— Не работает — нахлебница, сидит на моей шее. / Работает — а обо мне кто будет заботиться?! Эгоистка!</text:p>
      <text:p text:style-name="P5">— Все женщины корыстные сучки! Им только деньги и нужны! / Как это ты сама за себя заплатишь? Ты хочешь меня унизить?</text:p>
      <text:p text:style-name="P5">— Занимаешься спортом — хочешь, чтоб парни на твою накачанную попку смотрели? / Не занимаешься — лентяйка и жопа у тебя жирная!</text:p>
      <text:p text:style-name="P5">— Ей только обнимашки и нужны! / Она вообще не обращает на меня внимание!</text:p>
      <text:p text:style-name="P5">— Мне нравятся умные девушки! / Она что думает, что она самая умная?!</text:p>
      <text:p text:style-name="P5">— Мне так нравится твой смех! / Когда ты уже успокоишься? Веди себя нормально!</text:p>
      <text:p text:style-name="P5">— Мне для тебя ничего не жалко! / Джинсы тебе новые? А чем тебе старые не нравятся?</text:p>
      <text:p text:style-name="P7"><text:span text:style-name="T8">Противостояние</text:span>:</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5"><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5">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40" text:outline-level="2">Демонстрация (в дополнение к описанию дабл байнда).</text:h>
      <text:h text:style-name="P41" text:outline-level="3">Демонстрация занятости.</text:h>
      <text:p text:style-name="P5">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5">Вам нужно осознать что слова без действий и поступков ничего не значат.</text:p>
      <text:p text:style-name="P5">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5">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5">Очень плавно мы подошли к еще одному моменту — свободное время. От чего? От каких дел?</text:p>
      <text:p text:style-name="P5">Работа, друзья, компьютерные игры... Возможно какие-то хобби или само/образование. Заметьте, что в большинство его занятий вы не вписываетесь.</text:p>
      <text:p text:style-name="P5">Что вам с того?</text:p>
      <text:p text:style-name="P5">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5">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5">Несомненно, ему нужны инструменты для их изготовления.</text:p>
      <text:p text:style-name="P5">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5">Для того, чтобы «работа» приносила больше кирпичей, нужно еще два инструмента «обучение» и «отдых».</text:p>
      <text:p text:style-name="P5"><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5">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5">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5">Попробуйте представить, что вас ждет с этим человеком? А ничего — шиш на палочке.</text:p>
      <text:p text:style-name="P5">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5">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5"><text:soft-page-break/>На Будущее вашей пары вы тратите исключительно свои силы, а он лишь создает видимость продуктивности на ваше общее благо.</text:p>
      <text:p text:style-name="P5">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5">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5">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5">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6">Противостояние<text:span text:style-name="T9">:</text:span></text:p>
      <text:p text:style-name="P17">Во-первых, как я уже неоднократно говорила — перестаньте служить. Во-вторых, поставьте, наконец, себя на первое место, полюбите себя.</text:p>
      <text:p text:style-name="P7">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7">Вылезьте наконец из «домика» под названием зависимость.</text:p>
      <text:p text:style-name="P7">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7">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P41" text:outline-level="3">Демонстрация любви.</text:h>
      <text:p text:style-name="P5">Есть еще один вид демонстрации. В прямом смысле этого слова. Он смело относится к дабл байнду, так как тоже сбивает с толку.</text:p>
      <text:p text:style-name="P5"><text:soft-page-break/>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5">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т раздражитель, так как не знаете о нем.</text:p>
      <text:p text:style-name="P5">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5"><text:soft-page-break/>Вы ведь все еще тешите себя иллюзиями: «Не может же он просто так, без причины...!», «Показалось!» или «Он не желает мне зла!»</text:p>
      <text:p text:style-name="P5">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5">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5">Теперь, если вдруг вы, как инструмент, потеряете для него ценность — можете не сомневаться, что его поддержат. Его, а не вас, при любых раскладах.</text:p>
      <text:p text:style-name="P6">Противостояние<text:span text:style-name="T9">:</text:span></text:p>
      <text:p text:style-name="P7">Здесь, на мой взгляд, ничего не остается, кроме как <text:s/>акцентировать на этом внимание вашего окружения. Обращайте внимание вслух:</text:p>
      <text:p text:style-name="P7">— Ого, сколько нежности! Всегда бы так!</text:p>
      <text:p text:style-name="P7">— Ммм... спасибо, милый! Ты настоящий джентльмен! Если бы еще дома так себя вел, то цены бы тебе не было! На тебе цем!</text:p>
      <text:p text:style-name="P6"><text:span text:style-name="T9">— Откуда столько внимания? Или это ты перед друзьями рисуешься?</text:span>!</text:p>
      <text:p text:style-name="P7">— Ой, а я уже и забыла, как цветы пахнут!</text:p>
      <text:p text:style-name="P7"><text:soft-page-break/>Но, внимание!</text:p>
      <text:p text:style-name="P7"><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7">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40" text:outline-level="2"><text:bookmark-start text:name="Podkrieplieniie__Stimuliatsiia_na_dieist"/>Подкрепление. Стимуляция на действия.<text:bookmark-end text:name="Podkrieplieniie__Stimuliatsiia_na_dieist"/></text:h>
      <text:p text:style-name="P5">Подкрепление — это событие, которое служит для увеличения вероятности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42" text:outline-level="3"><text:bookmark-start text:name="Polozhitiel_noie_podkrieplieniie_"/>Положительное подкрепление. <text:bookmark-end text:name="Polozhitiel_noie_podkrieplieniie_"/></text:h>
      <text:p text:style-name="P5">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0">«Если мне нравится то, что ты делаешь, тебя ждет награда.»</text:p>
      <text:p text:style-name="P5">У положительного подкрепления есть несколько, так сказать, направлений.</text:p>
      <text:p text:style-name="P5">1. Стимуляция жертвы на действия путем поощрения за выполнение обязанностей манипулятора.</text:p>
      <text:p text:style-name="P5">— Ты у меня такая сильная! Такие тяжелые пакеты из магазина притащила! Люблю сильных женщин. Иди сюда, я тебя поцелую!</text:p>
      <text:p text:style-name="P5">В этом случае он благодарит за то, что должен был сделать сам, но вам ведь приятно, вас похвалили и вашу усталость, как рукой сняло!</text:p>
      <text:p text:style-name="P5">2. Стимуляция жертвы на действия путем благодарности за то, что жертва выполнила свои обязанности.</text:p>
      <text:p text:style-name="P5">— Вот тебе цветы за то, что ты вчера приготовила такой вкусный ужин!</text:p>
      <text:p text:style-name="P5">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5"><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P5">3. Стимуляция жертвы на действия путем требований ответной реакции на его действия.</text:p>
      <text:p text:style-name="P5">— Я вчера с тобой поделился, теперь ты делись.</text:p>
      <text:p text:style-name="P5">— В прошлый раз я уступил, теперь ты уступи.</text:p>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5">— Летом едем на море, а зимой — в горы, договорились?</text:p>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5">4. Стимуляция жертвы путем похвалы на самостоятельное выполнение общих обязанностей.</text:p>
      <text:p text:style-name="P5"><text:soft-page-break/>— Милая, но ты же знаешь, что я не уберу в квартире, как ты! Ты с этим справишься гораздо быстрее, чем я! Ты у меня такая молодец!</text:p>
      <text:p text:style-name="P5">— У тебя так здорово получается все планировать, так что я решил дать тебе возможность полностью спланировать эту поездку!</text:p>
      <text:p text:style-name="P5">— Никто не сделает это лучше тебя! Не буду мешать!..</text:p>
      <text:p text:style-name="P5">5. Сглаживание последствий деструктивного (отрицательного) поведения абьюзера.</text:p>
      <text:p text:style-name="P5">— Милая, не обижайся! Я ведь так тебя люблю!</text:p>
      <text:p text:style-name="P5">— Я вчера погорячился... Вот тебе цветы!</text:p>
      <text:p text:style-name="P5">— Я без тебя не смогу! Ты мне очень нужна! Не бросай меня! Я не знаю, что буду без тебя (такой хорошей) делать!</text:p>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29"><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5"><text:span text:style-name="T8">Противостояние</text:span>:</text:p>
      <text:p text:style-name="P5">Помните, действия абьюзера рассчитаны на обеспечение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5">Если он выполнит вашу просьбу — похвалите его. Это будет вашим положительным подкреплением.</text:p>
      <text:p text:style-name="P5"><text:soft-page-break/>— Спасибо! Я очень рада! Ты приготовил действительно вкусный ужин!</text:p>
      <text:p text:style-name="P5">— Спасибо! Это действительно важно для меня! Ты мне очень помог!</text:p>
      <text:p text:style-name="P5">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5">К сожалению, такой способ может так и не сработать. Поэтому, если вы заметили в своих отношениях признаки наличия этого метода — БЕГИТЕ, КАК МОЖНО БЫСТРЕЕ И КАК МОЖНО ДАЛЬШЕ! ЛУЧШЕ НЕ БУДЕТ!!!</text:p>
      <text:h text:style-name="P42" text:outline-level="3"><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0">«Я сомневаюсь в том, что ты сделаешь так, как я хочу.»</text:p>
      <text:p text:style-name="P5">Он оценивает ваши действия, значительно занижая свои оценки вам, поощряя вас стараться лучше, упорствовать, угождать.</text:p>
      <text:p text:style-name="P5">— Ты приготовила замечательный ужин! Вот если бы ты еще и десерт приготовила — цены бы тебе не было!</text:p>
      <text:p text:style-name="P5">— Сегодня ты приготовила замечательный ужин! Но вчера ужин был вкуснее.</text:p>
      <text:p text:style-name="P5">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5">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5">— Ты прямо статусами из соц-сети заговорила!</text:p>
      <text:p text:style-name="P5">— Вау, а что это за платье у тебя такое! Может наденешь что-то другое?</text:p>
      <text:p text:style-name="P5">— Тебе бы постричься не помешало... Только вчера была у парикмахера?.. Понятно...</text:p>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p text:style-name="P5">— Это из-за того, что по теореме эквивалентности при элементарных преобразованиях... Ну ты же понимаешь, о чем я, да?</text:p>
      <text:p text:style-name="P5">Также во многом это проявляется в быту:</text:p>
      <text:p text:style-name="P5">— Ты вчера борщ пересолила, поэтому сегодня готовишь тоже ты.</text:p>
      <text:p text:style-name="P5">— Я мыл лапы Рексу, поэтому гулять с ним идешь опять ты.</text:p>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5">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text:span text:style-name="T8">Противостояние</text:span>:</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5">— Да, эта то самое платье, в котором я была на нашем свидании неделю назад. Ты еще сказал, что я хорошо выгляжу.</text:p>
      <text:p text:style-name="P5"><text:soft-page-break/>— Ты думаешь, что если скажешь мне пару незнакомых мне слов, я тебя любить больше буду?</text:p>
      <text:p text:style-name="P5">— Если ты хочешь рыбу на ужин, то ты мог бы сам ее приготовить.</text:p>
      <text:p text:style-name="P5">— Не нравится — делай сам.</text:p>
      <text:p text:style-name="P5">— Это все потому, что ты не помог мне. Легко говорить, когда ты даже не учавствовал.</text:p>
      <text:p text:style-name="P5">Вполне справедливо.</text:p>
      <text:p text:style-name="P5">Не берите на себя слишком много! Если это вам нужно — то вперед. Только потом не плачьте, что вас наказали или недооценили.</text:p>
      <text:p text:style-name="P5">— Тебе надо, ты и делай! - услышите вы на все предложения.</text:p>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5">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5">Что касается бытовых вопросов, то тут сложнее, ведь вам придется прекратить проявлять инициативу (она наказуема).</text:p>
      <text:p text:style-name="P5"><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5">Поэтому, если вы заметили в своих отношениях признаки наличия этого метода — БЕГИТЕ, КАК МОЖНО БЫСТРЕЕ И КАК МОЖНО ДАЛЬШЕ! ЛУЧШЕ НЕ БУДЕТ!!!</text:p>
      <text:h text:style-name="P42" text:outline-level="3"><text:bookmark-start text:name="Otritsatiel_noie_podkrieplieniie_"/>Отрицательное подкрепление.<text:bookmark-end text:name="Otritsatiel_noie_podkrieplieniie_"/></text:h>
      <text:p text:style-name="P5">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0">«Если ты сделаешь не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p text:style-name="P5">— Если ты сейчас пойдешь гулять, то я с тобой не буду разговаривать.</text:p>
      <text:p text:style-name="P5">— Если ты купишь это платье, то мы не поедем в отпуск.</text:p>
      <text:p text:style-name="P5">— Если ты еще раз так сделаешь — пеняй на себя!</text:p>
      <text:p text:style-name="P5">— Если ты выйдешь из квартиры — можешь не возвращаться!</text:p>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5">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pan text:style-name="T8">Противостояние</text:span>:</text:p>
      <text:p text:style-name="P5">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5"><text:span text:style-name="T7">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7">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5"><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5">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5">Оставайтесь спокойной, не повышайте интонацию. Скажите ровно и может даже с улыбкой:</text:p>
      <text:p text:style-name="P5">— Но ты не можешь мне запретить!</text:p>
      <text:p text:style-name="P5"><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5">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5">— Поговорим, когда я вернусь.</text:p>
      <text:p text:style-name="P5"><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5">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42" text:outline-level="3"><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0">«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5"><text:span text:style-name="T8">Противостояние</text:span>:</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40" text:outline-level="2"><text:bookmark-start text:name="Postoiannyie_zhaloby_"/>Постоянные жалобы.<text:bookmark-end text:name="Postoiannyie_zhaloby_"/></text:h>
      <text:p text:style-name="P5">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5">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5">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5">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5">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5"><text:soft-page-break/>Пожалуй, я включу сюда еще один момент — жажда внимания. Рассмотрим сразу две формулировки:</text:p>
      <text:p text:style-name="P5">— Ты уделяешь мне недостаточно внимания! — упрек.</text:p>
      <text:p text:style-name="P5">— Ты должна уделять мне больше внимания! — приказ.</text:p>
      <text:p text:style-name="P5">В приказном тоне или же в качестве обвинения — это жалоба.</text:p>
      <text:p text:style-name="P5">Вы, в коем-то веке, собрались с подругами — он вам без конца звонит. Вы чем-то заняты, но он вас зовет, а если вы не подходите — обижается...</text:p>
      <text:p text:style-name="P5">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5"><text:span text:style-name="T8">Противостояние</text:span>:</text:p>
      <text:p text:style-name="P5">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5">Этими приемами, зачастую, пользуются сами манипуляторы, люди невосприимчивые к манипуляциям и делают это они — подсознательно.</text:p>
      <text:p text:style-name="P5">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5"><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5">Вам понадобится чуток равнодушия и подход с юмором:</text:p>
      <text:p text:style-name="P5">— Болит голова? Выпей таблетку. Вон там лежит...</text:p>
      <text:p text:style-name="P5">— Что? Опять злодей-Володя тебе палки в колеса ставит? Вот паразит! Ужинать будешь?</text:p>
      <text:p text:style-name="P5">— А? Что? Прости, я не слушала тебя сейчас — задумалась о своем... Повтори, пожалуйста... А нет, стой, я забыла, мне тут позвонить срочно надо!..</text:p>
      <text:p text:style-name="P5">— Милый, не могу подойти! Тебе надо — ты и подходи.</text:p>
      <text:p text:style-name="P5">В любом случае, это не супер-сложные дела, чтоб вы летели к нему по первому зову.</text:p>
      <text:p text:style-name="P5">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0" text:outline-level="2"><text:bookmark-start text:name="On_zatsiklien_na_siebie_i_na_sobstvienno"/>Он зациклен на себе и на собственном комфорте.<text:bookmark-end text:name="On_zatsiklien_na_siebie_i_na_sobstvienno"/></text:h>
      <text:p text:style-name="P5">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5">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5"><text:span text:style-name="T8">Противостояние</text:span>:</text:p>
      <text:p text:style-name="P5">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5">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P5">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5">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5">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5">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0" text:outline-level="2"><text:bookmark-start text:name="Nieriashlivost__"/>О<text:bookmark-end text:name="Nieriashlivost__"/>тношение к чистоте.</text:h>
      <text:p text:style-name="P5">Еще один из признаков абьюза — отношение к чистоте. Если речь идет о крайностях, то это, как вы понимаете, ненормально.</text:p>
      <text:h text:style-name="P41" text:outline-level="3"><text:span text:style-name="T11">Патологическая</text:span><text:span text:style-name="T23"> </text:span><text:span text:style-name="T11">н</text:span>еряшливость.</text:h>
      <text:p text:style-name="P5">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5"><text:span text:style-name="T8">Противостояние</text:span>:</text:p>
      <text:p text:style-name="P5"><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5">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5">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5">Попробуйте осторожно намекать, например, если он закинул одежду в которой был на пикнике в шкаф к чистым вещам:</text:p>
      <text:p text:style-name="P5">— Фу, чем это так пахнет? Дорогой, это что, от тебя? Да ты у меня вонючка!</text:p>
      <text:p text:style-name="P5">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42" text:outline-level="3">Патологическое стремление к чистоте.</text:h>
      <text:p text:style-name="P5">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5">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7">Когда стремление к чистоте становится фобией, идеей фикс, то это обстоятельство способно здорово трепать <text:soft-page-break/>нервы партнеру. Это уже можно расценивать, как бытовую тиранию.</text:p>
      <text:p text:style-name="P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7">В отношениях с маниакальным чистюлей этого недостаточно.</text:p>
      <text:p text:style-name="P7">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7">Также, чрезмерная приверженность к чистоте может свидетельствовать о наличии таких качеств, как:</text:p>
      <text:list xml:id="list1815408372079949148" text:style-name="L3">
        <text:list-item>
          <text:p text:style-name="P50"><text:span text:style-name="T10">закомплексованность и неуверенность в себе</text:span><text:span text:style-name="T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50"><text:span text:style-name="T10">сексуальная неудовлетворенность</text:span><text:span text:style-name="T9">, как считал Фрейд, хотя многие современные психо</text:span><text:soft-page-break/><text:span text:style-name="T9">аналитики склонны считать, что неудовлетворенность необязательно должна быть сексуальной;</text:span></text:p>
        </text:list-item>
        <text:list-item>
          <text:p text:style-name="P51"><text:span text:style-name="T6">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51"><text:span text:style-name="T6">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51"><text:span text:style-name="T6">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7">Но что же делать вам, если именно от вас требуют идеальной чистоты в доме?</text:p>
      <text:p text:style-name="P6">Противостояние<text:span text:style-name="T9">:</text:span></text:p>
      <text:p text:style-name="P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5"><text:span text:style-name="T9">Вы не слуга! </text:span>Это первое и главное, что нужно усвоить!</text:p>
      <text:p text:style-name="P5"><text:soft-page-break/>Если ваш партнер хочет видеть идеальный порядок — пусть наводит его сам.</text:p>
      <text:p text:style-name="P5">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5">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5">Надо — делай сам. Точка. Конец предложения.</text:p>
      <text:p text:style-name="P5">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40" text:outline-level="2"><text:bookmark-start text:name="Nieghliekt_"/>Неглект.<text:bookmark-end text:name="Nieghliekt_"/></text:h>
      <text:p text:style-name="P5">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5">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5">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383875361872043897" text:style-name="L4">
        <text:list-item>
          <text:p text:style-name="P54">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54">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54">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54">— Я тебя и больной любить буду.</text:p>
        </text:list-item>
        <text:list-item>
          <text:p text:style-name="P54"><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54">Абьюзер считает, что у вас лишний вес и заставляет вас голодать.</text:p>
        </text:list-item>
        <text:list-item>
          <text:p text:style-name="P54">Абьюзер нарочно мешает вам спать.</text:p>
        </text:list-item>
      </text:list>
      <text:p text:style-name="P5">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5"><text:span text:style-name="T8">Противостояние</text:span>:</text:p>
      <text:p text:style-name="P5">У вас должна быть сила воли отказаться от его плюшек. Требуйте от него заботу или ищите ее в другом месте.</text:p>
      <text:p text:style-name="P5">—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5"><text:soft-page-break/>— Алло, доктор? Подскажите, мне можно в моем состоянии заниматься сексом/есть петрушку/пить спиртное? Нет. Хорошо, спасибо за информацию.</text:p>
      <text:p text:style-name="P5">— Ты же знаешь, что я на антибиотиках. Ты не хочешь, чтобы я поправилась?</text:p>
      <text:p text:style-name="P5">— Если ты считаешь, что мне не стоит употреблять эти лекарства, тогда предложи мне альтернативу. Или ты хочешь, чтоб мне было плохо?</text:p>
      <text:p text:style-name="P5">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5">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2">Это не шутка, так как </text:span><text:span text:style-name="_31__20_Text"><text:span text:style-name="T12">неглект может стать причиной смерти жертвы</text:span></text:span><text:span text:style-name="T12">. Если у вас, по каким-то причинам, нет возможности обратиться к близким или знакомым — звоните на горячие линии, обращайтесь в центры помо</text:span><text:soft-page-break/><text:span text:style-name="T12">щи, говорите, что вы подвергаетесь физическому насилию и вам нужна помощь!</text:span></text:p>
      <text:h text:style-name="P40" text:outline-level="2"><text:bookmark-start text:name="Popytka_vytorghovat____pravo_nalievo____"/>Попытка выторговать право на «лево». Принуждение к трио.<text:bookmark-end text:name="Popytka_vytorghovat____pravo_nalievo____"/></text:h>
      <text:p text:style-name="P5">Измены. Измены. Измены. Пожалуй этот раздел для меня самый тяжелый. Как лучше — описать прямо и вкратце, или расписать подробно? Как это сделать?</text:p>
      <text:p text:style-name="P5">Для многих измена — это самый настоящий удар. Удар по самолюбию. Жизнь после измены никогда не станет прежней. С этим человеком.</text:p>
      <text:p text:style-name="P5">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20">Лично я никогда об этом не задумывалась, но как-то разговорилась с девчонками на эту тему и услышала довольно интересное мнение.</text:p>
      <text:p text:style-name="P5">— Я бы простила измену. — сказала мне одна девушка, которая очень себя любит.</text:p>
      <text:p text:style-name="P5">— Как же так? — спросила я. — Это же предательство!</text:p>
      <text:p text:style-name="P5">Но ответ был очень интересным. Она ответила, что сама не представляет, как это всю жизнь — одно и тоже. </text:p>
      <text:p text:style-name="P23">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21">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5">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5">Говорить об изменах — все равно, что водить вилами по воде — бессмысленно. Что тут скажешь, когда дело сделано?..</text:p>
      <text:p text:style-name="P5">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5">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Так чем же банальная слабость отличается от деструктива?</text:p>
      <text:p text:style-name="P5">Слабость. Не смог устоять.</text:p>
      <text:p text:style-name="P5"><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5">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5">К сожалению, в парах такое встречается очень часто.</text:p>
      <text:p text:style-name="P5">В деструктивных отношениях все происходит несколько иначе.</text:p>
      <text:p text:style-name="P5">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5">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5">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5">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5">Так... я обещала не повторяться.</text:p>
      <text:p text:style-name="P5">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5">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5">Он выбирает рубашку — ставит на ней пятно. Мозгов не хватает отстирать его и он эту рубашку выбрасывает: «Плохая некачественная рубашка!»</text:p>
      <text:p text:style-name="P5">Он покупает молоко. Забывает про него — оно скисает. Он выливает его: «Отвратительное молоко!»</text:p>
      <text:p text:style-name="P5">Он покупает себе ботинки. Хорошие кожаные качественные ботинки. Занашивает их до дыр и выбрасывает их: «Подделка!»</text:p>
      <text:p text:style-name="P5">Он выбирает женщину. Пользуется ей. Не заботится о ней. Обижает ее, может даже бьет, а потом бросает ее: «Разве это баба?! Вот Машка — вот это баба!»</text:p>
      <text:p text:style-name="P5">И начинается процесс замены.</text:p>
      <text:p text:style-name="P5">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5">Если вы не понимаете, к чему я веду, то совсем скоро поймете.</text:p>
      <text:p text:style-name="P5">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7">* * *</text:p>
      <text:p text:style-name="P5">Начнем с измены.</text:p>
      <text:p text:style-name="P5">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5">Беда печаль.</text:p>
      <text:p text:style-name="P5">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5">Так вот. Вы такие уже родненькие, что он вдруг считает, что имеет право пойти налево. И начинает давить.</text:p>
      <text:h text:style-name="P41" text:outline-level="3"><text:soft-page-break/>Вариант 1. <text:s/>Ничто не предвещало беды.</text:h>
      <text:p text:style-name="P11">Вы узнаёте об измене либо случайно, либо «типа» случайно. Обязательно в тот момент, когда у вас все хорошо!</text:p>
      <text:p text:style-name="P11">Для вас это удар. Полное опустошение. Вы не можете в это поверить. Слезы-сопли. Крики и отчаянные попытки заставить его объясниться. Вы в шоке.</text:p>
      <text:p text:style-name="P11">А в шоке от того, что он не видит в этом проблемы.</text:p>
      <text:p text:style-name="P11">— Что здесь такого? Я же тебя люблю! А она для меня ничего не значит!</text:p>
      <text:p text:style-name="P11">— Ну перепихнулся, ну и что здесь такого?!...</text:p>
      <text:p text:style-name="P11">Или, как было в моем случае — бросил самым жестоким образом, погулял и вернулся, мол — жить без тебя не могу.</text:p>
      <text:p text:style-name="P11">Все было хорошо, а потом, как вы помните:</text:p>
      <text:p text:style-name="P11">— Не имеет значения, что произошло в тот момент, когда люди были, как бы, не вместе...</text:p>
      <text:p text:style-name="P11">— Да, я трахаться хотел! Мне было плохо!..</text:p>
      <text:p text:style-name="P11">Не можешь простить — дура. Из-за херни, пардон, отношения рушишь. Уходишь? - Не уходи! Я тебя люблю! И так далее...</text:p>
      <text:p text:style-name="P11">А знаете, что самое интересное? Он будет повторять подобные вещи с совершенно спокойным выражением лица. Типа:</text:p>
      <text:p text:style-name="P11">— Подумаешь, кружку разбил. На счастье...</text:p>
      <text:p text:style-name="P11"><text:soft-page-break/>Он продемонстрирует вам, что ничего такого не произошло. Ни-че-го! А вы поверите. После долгой, подобного рода, обработке.</text:p>
      <text:p text:style-name="P11">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1">—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P41" text:outline-level="3">Вариант 2. Мам, ну купи!</text:h>
      <text:p text:style-name="P5">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5">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5">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5"><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5">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5">Здорово придумал, да?</text:p>
      <text:p text:style-name="P5">Неа, не прокатит. То, о чем вы сейчас подумали — не прокатит. Он не разрешит вам сделать что-либо подобное. Даже не пытайтесь!</text:p>
      <text:p text:style-name="P5">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5">Есть конечно и еще один вариант — он вам разрешит. И вот это для вас будет очень плохо.</text:p>
      <text:p text:style-name="P5">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5">В последнем случае его ответ будет означать самый настоящий конец вашим отношениям. Его согласие на <text:soft-page-break/>вашу «измену» будет свидетельствовать о том, что ему на вас наплевать. И поверьте мне, вас это расстроит больше, чем его измена.</text:p>
      <text:p text:style-name="P5">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5">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5">А ведь вы не сможете.</text:p>
      <text:p text:style-name="P5">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5">Хм, кажется я повторяюсь...</text:p>
      <text:p text:style-name="P5">Так вот — это конец.</text:p>
      <text:p text:style-name="P5">— У женщины мужик должен быть один. Только шлюхи трахаются со всеми подряд! — можете услышать вы в ответ.</text:p>
      <text:p text:style-name="P5">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5"><text:soft-page-break/>Он ясно даст понять, либо же поставит перед фактом — ему это надо, мол, не нравится — на коридор. Дверь там.</text:p>
      <text:p text:style-name="P5">Он считает свое поведение абсолютно нормальным:</text:p>
      <text:p text:style-name="P5">— А чё?!</text:p>
      <text:p text:style-name="P5">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5">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P41" text:outline-level="3">Вариант 3. Я уже взрослый.</text:h>
      <text:p text:style-name="P5">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5">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5">Он созванивается и переписывается с новыми пассиями не шифруясь.</text:p>
      <text:p text:style-name="P11">— Это мои подружки!</text:p>
      <text:p text:style-name="P5"><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5">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5">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5">Тут мне, к сожалению, добавить больше нечего. Или к счастью...</text:p>
      <text:p text:style-name="P27">* * *</text:p>
      <text:p text:style-name="P5">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P41" text:outline-level="3">Секс втроем.</text:h>
      <text:p text:style-name="P5"><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5">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5">Да, дальше речь пойдет о трио в постели.</text:p>
      <text:p text:style-name="P5">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5">Он преподнесет такие идеи, как что-то очень любопытное и интересное.</text:p>
      <text:p text:style-name="P5">— Слууушай, а давай...!</text:p>
      <text:p text:style-name="P5">Он даже может это преподнести, как предложение сделать еще один серьезный шаг, перейти на новый уровень.</text:p>
      <text:p text:style-name="P5">— Я думаю, что мы готовы к этому...</text:p>
      <text:p text:style-name="P5">Вы встречались. Потом начали жить вместе. Теперь «это». Ваши отношения, хотите вы этого или нет — набирают новые обороты.</text:p>
      <text:p text:style-name="P5">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p text:style-name="P5"><text:soft-page-break/>— Я, — говорит. — просто посижу и посмотрю на вас!</text:p>
      <text:p text:style-name="P5">Весело, да?</text:p>
      <text:p text:style-name="P5">Я, конечно, отшучивалась, говорила, мол, что, мне тоже интересно попробовать... только с мальчиком. У него такие глаза были! Столько возмущений!..</text:p>
      <text:p text:style-name="P5">Конечно, ведь девочка в постели — это ничего. Подумаешь, ведь она такая же как и вы. Чем же это должно возмущать?! Этого он никогда не поймет.</text:p>
      <text:p text:style-name="P5">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5">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7">* * *</text:p>
      <text:p text:style-name="P5">Да, виноваты в любом случае будете вы. При совершенно исключительно любом исходе. Но что же этим своим поведением хочет сказать ваш партнер?</text:p>
      <text:p text:style-name="P5">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5">Этот нарциссизм во всей своей красе будет проявляться в его отношении... к себе, конечно!</text:p>
      <text:p text:style-name="P5"><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5">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5">Но цель одна — выбить вас из колеи.</text:p>
      <text:p text:style-name="P5">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5">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5">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5">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5">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5">Вас активно ломают, прогибают под свои аморальные идеи, садятся вам на голову. И все это прячут за маской нормальности. «Нормальности».</text:p>
      <text:p text:style-name="P5">— Что здесь такого? — слышите вы в ответ на все ваши возмущения.</text:p>
      <text:p text:style-name="P5">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5">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5">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5">Я призываю вас мне поверить. Если он заговорил, намекнул или даже пошутил на это тему — он вам изменит. Можете даже не сомневаться в этом.</text:p>
      <text:p text:style-name="P5">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5">Это была Иллюзия с большой буквы! Это было очевидным фактом с самого первого раза, как я стала свидетелем разговора с его его друзьями:</text:p>
      <text:p text:style-name="P5">— Измена — это искусство сделать так, чтоб о ней никто не узнал!</text:p>
      <text:p text:style-name="P5">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5">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5">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5">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5"/>
      <text:p text:style-name="P5"/>
      <text:p text:style-name="P5"/>
      <text:h text:style-name="P40" text:outline-level="2"><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22">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5">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5"><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text:span text:style-name="T8">Противостояние</text:span>:</text:p>
      <text:p text:style-name="P5">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40" text:outline-level="2">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5">— Меня никто, кроме тебя не понимает!</text:p>
      <text:p text:style-name="P5">— Ты лучшее, что со мной случилось в жизни!</text:p>
      <text:p text:style-name="P5">— Как я мог так поступать с тобой?! Теперь я все понял!</text:p>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5">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5">Оно вам надо?</text:p>
      <text:p text:style-name="P6">Противостояние<text:span text:style-name="T9">:</text:span></text:p>
      <text:p text:style-name="P7">Не возвращайтесь!</text:p>
      <text:h text:style-name="P40" text:outline-level="2">Манипуляция разрывом<text:bookmark-start text:name="Zaiavlieniie_o_razryvie_otnoshienii_"/>.<text:bookmark-end text:name="Zaiavlieniie_o_razryvie_otnoshienii_"/></text:h>
      <text:p text:style-name="P5">У вас все хорошо, или, наконец, наладилось после последней ссоры, но вдруг вам объявляют, что вас бросают:</text:p>
      <text:p text:style-name="P5">— Так будет лучше для нас.</text:p>
      <text:p text:style-name="P5">Или:</text:p>
      <text:p text:style-name="P5">— Так больше не может продолжаться, ведь ты...</text:p>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5">Второй тип, как я, и, стало быть — вы, кто поддается влиянию и становится марионеткой. Есть третий тип людей — манипуляторы.</text:p>
      <text:p text:style-name="P5">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5">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27">*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5"><text:soft-page-break/>Вам внушали, что нужно быть лучше. И вы снова и снова разрушали себя с его подачи, но — самостоятельно.</text:p>
      <text:p text:style-name="P5">Вот так будет и в его следующих отношениях, к сожалению для его новой жертвы.</text:p>
      <text:p text:style-name="P5">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text:span text:style-name="T8">Противостояние</text:span>:</text:p>
      <text:p text:style-name="P5">Хотите, чтоб вам стало лучше?</text:p>
      <text:p text:style-name="P5">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5">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5"><text:soft-page-break/>Вы хороший человек, такой же, как и новая жертва.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text:p>
      <text:p text:style-name="P5">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5">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5">Это его тактика. И вы должны понимать, что именно так и следует вести себя с манипуляторами впредь. Никаких эмоций.</text:p>
      <text:p text:style-name="P5"><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45" text:outline-level="1">Эпилог</text:h>
      <text:p text:style-name="P7">Ну вот и все. Дело сделано. Ответы найдены.</text:p>
      <text:p text:style-name="P7">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7">Изначально, именно это стало целью для меня - найти и объяснить себе:</text:p>
      <text:list xml:id="list8118032257984866998" text:style-name="L5">
        <text:list-item>
          <text:p text:style-name="P52">Что это было?</text:p>
        </text:list-item>
      </text:list>
      <text:list xml:id="list8658500229358125141" text:style-name="L6">
        <text:list-item>
          <text:p text:style-name="P53">Почему это произошло со мной?</text:p>
        </text:list-item>
        <text:list-item>
          <text:p text:style-name="P53">За какие такие мои проступки мне причинили столько боли?</text:p>
        </text:list-item>
      </text:list>
      <text:p text:style-name="P7">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9">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7"><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7">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7">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7">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5"><text:span text:style-name="T9">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9">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8">* * *</text:p>
      <text:p text:style-name="P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7">Для них это может стать новым стимулом для оскорблений и высмеивания, а также вызвать множество возмущений и обвинении меня в клевете.</text:p>
      <text:p text:style-name="P7">— Это притянуто за уши;</text:p>
      <text:p text:style-name="P7">— Это абсолютная клевета;</text:p>
      <text:p text:style-name="P7">— Она все это придумала;</text:p>
      <text:p text:style-name="P7">— Это полный бред/абсурд;</text:p>
      <text:p text:style-name="P7">— Это не стоит моего внимания;</text:p>
      <text:p text:style-name="P7">— Это просто смешно;</text:p>
      <text:p text:style-name="P7">— Это еще раз доказывает ее неадекватность;</text:p>
      <text:p text:style-name="P7"><text:soft-page-break/>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8">* * *</text:p>
      <text:p text:style-name="P7">Напоследок не удержусь и нажелаю!</text:p>
      <text:p text:style-name="P7">Я желаю вам быть сильными и любить себя.</text:p>
      <text:p text:style-name="P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7">Я желаю вам понимать, что для вас лучше и точно знать, что же приведет вас к счастью!</text:p>
      <text:p text:style-name="P7">Я желаю вам то, чего вы заслуживаете, без поблажек и привилегий!</text:p>
      <text:p text:style-name="P7">Искренне ваша Я. Каминская.</text:p>
      <text:h text:style-name="P46"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Пролог<text:tab/>3</text:p>
          <text:p text:style-name="P37">Глава 1. Это еще не конец<text:tab/>22</text:p>
          <text:p text:style-name="P37">Глава 2. Таблетка<text:tab/>25</text:p>
          <text:p text:style-name="P37">Глава 3. Останешься?<text:tab/>37</text:p>
          <text:p text:style-name="P37">Глава 4. Зачем платить больше?<text:tab/>41</text:p>
          <text:p text:style-name="P37">Глава 5. Интроверт<text:tab/>46</text:p>
          <text:p text:style-name="P37">Глава 6. Стразики<text:tab/>73</text:p>
          <text:p text:style-name="P37">Глава 7. З — Забота<text:tab/>85</text:p>
          <text:p text:style-name="P37">Глава 8. Сама, котик<text:tab/>103</text:p>
          <text:p text:style-name="P37">Глава 9. Мы так общаемся<text:tab/>119</text:p>
          <text:p text:style-name="P37">Глава 10. Это не я<text:tab/>137</text:p>
          <text:p text:style-name="P37">Глава 11. Трио<text:tab/>159</text:p>
          <text:p text:style-name="P37">Глава 12. Не ной<text:tab/>168</text:p>
          <text:p text:style-name="P37">Глава 13. Неадекватная<text:tab/>178</text:p>
          <text:p text:style-name="P37">Глава 14. Вожак<text:tab/>202</text:p>
          <text:p text:style-name="P37">Глава 15. Ад<text:tab/>221</text:p>
          <text:p text:style-name="P37">Глава 16. Nosce te ipsum<text:tab/>233</text:p>
          <text:p text:style-name="P37">Глава 17. Я все понял<text:tab/>242</text:p>
          <text:p text:style-name="P37">Глава 18. А зачем вам Она?<text:tab/>247</text:p>
          <text:p text:style-name="P37">Глава 19. Я подумаю<text:tab/>255</text:p>
          <text:p text:style-name="P37">Глава 20. Меньше нюансов<text:tab/>260</text:p>
          <text:p text:style-name="P37">Глава 21. Быть честным очень легко!<text:tab/>269</text:p>
          <text:p text:style-name="P37">Глава 22. Гори в аду<text:tab/>313</text:p>
          <text:p text:style-name="P37">Глава 23. Апофеоз отношений с манипулятором<text:tab/>332</text:p>
          <text:p text:style-name="P37"><text:soft-page-break/>Глава 24. Причины манипуляции<text:tab/>350</text:p>
          <text:p text:style-name="P37">Глава 25. Признаки, приемы и противостояние манипуляции<text:tab/>370</text:p>
          <text:p text:style-name="P34">Почему я?<text:tab/>372</text:p>
          <text:p text:style-name="P34">Демонстративное игнорирование собственных обязательств.<text:tab/>392</text:p>
          <text:p text:style-name="P34">Газлайтинг.<text:tab/>394</text:p>
          <text:p text:style-name="P34">Висхолдинг.<text:tab/>399</text:p>
          <text:p text:style-name="P34">«Да, но &lt;...&gt;» (в дополнение к описанию висхолдинга).<text:tab/>402</text:p>
          <text:p text:style-name="P34">Изоляция жертвы от ее окружения.<text:tab/>404</text:p>
          <text:p text:style-name="P34">Пассивная агрессия (игнорирование, обида, внезапный бойкот).<text:tab/>407</text:p>
          <text:p text:style-name="P34">Эгоизм. Равнодушие.<text:tab/>412</text:p>
          <text:p text:style-name="P34">Игра на ваших эмоциях или психологические триггеры.<text:tab/>414</text:p>
          <text:p text:style-name="P34">Виктимблейминг.<text:tab/>418</text:p>
          <text:p text:style-name="P34">Вам редко уступают или не уступают вообще.<text:tab/>424</text:p>
          <text:p text:style-name="P34">Патологическая ложь. Введение в болезненное состояние ожидания.<text:tab/>429</text:p>
          <text:p text:style-name="P34">Триангуляция.<text:tab/>435</text:p>
          <text:p text:style-name="P34">Дабл байнд.<text:tab/>438</text:p>
          <text:p text:style-name="P34">Демонстрация (в дополнение к описанию дабл байнда).<text:tab/>447</text:p>
          <text:p text:style-name="P39">Демонстрация занятости.<text:tab/>447</text:p>
          <text:p text:style-name="P39">Демонстрация любви.<text:tab/>451</text:p>
          <text:p text:style-name="P34">Подкрепление. Стимуляция на действия.<text:tab/>455</text:p>
          <text:p text:style-name="P39">Положительное подкрепление. <text:tab/>456</text:p>
          <text:p text:style-name="P39">Неустойчивое или частичное подкрепление.<text:tab/>462</text:p>
          <text:p text:style-name="P39">Отрицательное подкрепление.<text:tab/>467</text:p>
          <text:p text:style-name="P39">Травмирующий одноразовый опыт.<text:tab/>472</text:p>
          <text:p text:style-name="P34">Постоянные жалобы.<text:tab/>474</text:p>
          <text:p text:style-name="P34">Он зациклен на себе и на собственном комфорте.<text:tab/>477</text:p>
          <text:p text:style-name="P34">Отношение к чистоте.<text:tab/>480</text:p>
          <text:p text:style-name="P39">Патологическая неряшливость.<text:tab/>480</text:p>
          <text:p text:style-name="P39">Патологическое стремление к чистоте.<text:tab/>482</text:p>
          <text:p text:style-name="P34"><text:soft-page-break/>Неглект.<text:tab/>486</text:p>
          <text:p text:style-name="P34">Попытка выторговать право на «лево». Принуждение к трио.<text:tab/>490</text:p>
          <text:p text:style-name="P39">Вариант 1. <text:s/>Ничто не предвещало беды.<text:tab/>495</text:p>
          <text:p text:style-name="P39">Вариант 2. Мам, ну купи!<text:tab/>496</text:p>
          <text:p text:style-name="P39">Вариант 3. Я уже взрослый.<text:tab/>499</text:p>
          <text:p text:style-name="P39">Секс втроем.<text:tab/>500</text:p>
          <text:p text:style-name="P34">Перспектицид.<text:tab/>507</text:p>
          <text:p text:style-name="P34">Сахарное шоу.<text:tab/>509</text:p>
          <text:p text:style-name="P34">Манипуляция разрывом.<text:tab/>511</text:p>
          <text:p text:style-name="P37">Эпилог<text:tab/>516</text:p>
          <text:p text:style-name="P37">Содержание<text:tab/>520</text:p>
        </text:index-body>
      </text:table-of-content>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background-image/>
      </style:paragraph-properties>
      <style:text-properties fo:font-size="8pt" fo:background-color="transparent" style:font-size-asian="10pt" style:font-size-complex="10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21. Быть честным очень легко!</text:chapter></text:p>
      </style:header>
      <style:footer>
        <text:p text:style-name="Footer_20_right"><text:page-number text:select-page="current">296</text:page-number></text:p>
      </style:footer>
    </style:master-page>
    <style:master-page style:name="Right_20_Page" style:display-name="Right Page" style:page-layout-name="Mpm5" style:next-style-name="Left_20_Page">
      <style:header>
        <text:p text:style-name="Header_20_right"><text:chapter text:display="number-and-name" text:outline-level="1">Пролог</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2-05T17:42:16.21</dc:date>
    <meta:editing-cycles>51</meta:editing-cycles>
    <meta:editing-duration>P10DT2H28M14S</meta:editing-duration>
    <meta:document-statistic meta:table-count="0" meta:image-count="0" meta:object-count="0" meta:page-count="525" meta:paragraph-count="3591" meta:word-count="95690" meta:character-count="589214"/>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